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79mm"/>
    </style:style>
    <style:style style:name="co2" style:family="table-column">
      <style:table-column-properties fo:break-before="auto" style:column-width="30.66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41.89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16.4mm"/>
    </style:style>
    <style:style style:name="co7" style:family="table-column">
      <style:table-column-properties fo:break-before="auto" style:column-width="87mm"/>
    </style:style>
    <style:style style:name="co8" style:family="table-column">
      <style:table-column-properties fo:break-before="auto" style:column-width="75.9mm"/>
    </style:style>
    <style:style style:name="co9" style:family="table-column">
      <style:table-column-properties fo:break-before="auto" style:column-width="35.47mm"/>
    </style:style>
    <style:style style:name="co10" style:family="table-column">
      <style:table-column-properties fo:break-before="auto" style:column-width="46.87mm"/>
    </style:style>
    <style:style style:name="co11" style:family="table-column">
      <style:table-column-properties fo:break-before="auto" style:column-width="27.09mm"/>
    </style:style>
    <style:style style:name="co12" style:family="table-column">
      <style:table-column-properties fo:break-before="auto" style:column-width="29.77mm"/>
    </style:style>
    <style:style style:name="co13" style:family="table-column">
      <style:table-column-properties fo:break-before="auto" style:column-width="29.6mm"/>
    </style:style>
    <style:style style:name="co14" style:family="table-column">
      <style:table-column-properties fo:break-before="auto" style:column-width="46.69mm"/>
    </style:style>
    <style:style style:name="co15" style:family="table-column">
      <style:table-column-properties fo:break-before="auto" style:column-width="47.77mm"/>
    </style:style>
    <style:style style:name="co16" style:family="table-column">
      <style:table-column-properties fo:break-before="auto" style:column-width="34.04mm"/>
    </style:style>
    <style:style style:name="co17" style:family="table-column">
      <style:table-column-properties fo:break-before="auto" style:column-width="35.6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color="#4c4c4c" style:text-outline="false" style:text-line-through-style="none" style:text-line-through-type="none" style:font-name="Ubuntu" fo:font-size="6.3000001907348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30000019073486pt" style:language-asian="zh" style:country-asian="CN" style:font-style-asian="normal" style:font-weight-asian="normal" style:font-name-complex="Ubuntu" style:font-size-complex="6.3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e des fon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Champs_nom</text:p>
          </table:table-cell>
          <table:table-cell office:value-type="string" calcext:value-type="string">
            <text:p>M�thode_nom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<text:s/>Modificateur</text:p>
          </table:table-cell>
          <table:table-cell office:value-type="string" calcext:value-type="string">
            <text:p>Champs_ValeurType</text:p>
          </table:table-cell>
          <table:table-cell office:value-type="string" calcext:value-type="string">
            <text:p>Methode_ValeurRetourn�e</text:p>
          </table:table-cell>
          <table:table-cell office:value-type="string" calcext:value-type="string">
            <text:p><text:s/>argument1_type</text:p>
          </table:table-cell>
          <table:table-cell office:value-type="string" calcext:value-type="string">
            <text:p><text:s/>argument1_nom</text:p>
          </table:table-cell>
          <table:table-cell office:value-type="string" calcext:value-type="string">
            <text:p><text:s/>argument2_type</text:p>
          </table:table-cell>
          <table:table-cell office:value-type="string" calcext:value-type="string">
            <text:p><text:s/>argument2_nom</text:p>
          </table:table-cell>
          <table:table-cell office:value-type="string" calcext:value-type="string">
            <text:p><text:s/>argument3_type</text:p>
          </table:table-cell>
          <table:table-cell office:value-type="string" calcext:value-type="string">
            <text:p><text:s/>argument3_nom</text:p>
          </table:table-cell>
          <table:table-cell table:style-name="Default"/>
          <table:table-cell/>
          <table:table-cell table:style-name="ce2" table:number-columns-repeated="2"/>
        </table:table-row>
        <table:table-row table:style-name="ro1">
          <table:table-cell table:number-columns-repeated="16"/>
          <table:table-cell table:style-name="Default" table:formula="of:= [.H2]&amp;&quot; &quot;&amp;[.I2]&amp;&quot; &quot;&amp;[.D2]&amp;&quot;(&quot;&amp;&quot;)&quot;" office:value-type="string" office:string-value="  ()" calcext:value-type="string">
            <text:p><text:s text:c="2"/>()</text:p>
          </table:table-cell>
          <table:table-cell table:formula="of:= [.H2]&amp;&quot; &quot;&amp;[.I2]&amp;&quot; &quot;&amp;[.D2]&amp;&quot;(&quot;&amp;[.K2]&amp;&quot; &quot;&amp;[.L2]&amp;&quot;)&quot;" office:value-type="string" office:string-value="  ( )" calcext:value-type="string">
            <text:p><text:s text:c="2"/>( )</text:p>
          </table:table-cell>
          <table:table-cell table:style-name="ce2" table:formula="of:= [.H2]&amp;&quot; &quot;&amp;[.I2]&amp;&quot; &quot;&amp;[.D2]&amp;&quot;(&quot;&amp;[.K2]&amp;&quot; &quot;&amp;[.L2]&amp;&quot;, &quot;&amp;[.M2]&amp;&quot; &quot;&amp;[.N2]&amp;&quot;)&quot;" office:value-type="string" office:string-value="  ( ,  )" calcext:value-type="string">
            <text:p><text:s text:c="2"/>( , <text:s/>)</text:p>
          </table:table-cell>
          <table:table-cell table:style-name="ce2" table:formula="of:= [.H2]&amp;&quot; &quot;&amp;[.I2]&amp;&quot; &quot;&amp;[.D2]&amp;&quot;(&quot;&amp;[.K2]&amp;&quot; &quot;&amp;[.L2]&amp;&quot;, &quot;&amp;[.M2]&amp;&quot; &quot;&amp;[.N2]&amp;&quot;, &quot;&amp;[.O2]&amp;&quot; &quot;&amp;[.P2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office:value-type="string" calcext:value-type="string">
            <text:p>1ere</text:p>
          </table:table-cell>
          <table:table-cell office:value-type="string" calcext:value-type="string">
            <text:p>Morpion</text:p>
          </table:table-cell>
          <table:table-cell table:number-columns-repeated="14"/>
          <table:table-cell table:style-name="Default" table:formula="of:= [.H3]&amp;&quot; &quot;&amp;[.I3]&amp;&quot; &quot;&amp;[.D3]&amp;&quot;(&quot;&amp;&quot;)&quot;" office:value-type="string" office:string-value="  ()" calcext:value-type="string">
            <text:p><text:s text:c="2"/>()</text:p>
          </table:table-cell>
          <table:table-cell table:formula="of:= [.H3]&amp;&quot; &quot;&amp;[.I3]&amp;&quot; &quot;&amp;[.D3]&amp;&quot;(&quot;&amp;[.K3]&amp;&quot; &quot;&amp;[.L3]&amp;&quot;)&quot;" office:value-type="string" office:string-value="  ( )" calcext:value-type="string">
            <text:p><text:s text:c="2"/>( )</text:p>
          </table:table-cell>
          <table:table-cell table:style-name="ce2" table:formula="of:= [.H3]&amp;&quot; &quot;&amp;[.I3]&amp;&quot; &quot;&amp;[.D3]&amp;&quot;(&quot;&amp;[.K3]&amp;&quot; &quot;&amp;[.L3]&amp;&quot;, &quot;&amp;[.M3]&amp;&quot; &quot;&amp;[.N3]&amp;&quot;)&quot;" office:value-type="string" office:string-value="  ( ,  )" calcext:value-type="string">
            <text:p><text:s text:c="2"/>( , <text:s/>)</text:p>
          </table:table-cell>
          <table:table-cell table:style-name="ce2" table:formula="of:= [.H3]&amp;&quot; &quot;&amp;[.I3]&amp;&quot; &quot;&amp;[.D3]&amp;&quot;(&quot;&amp;[.K3]&amp;&quot; &quot;&amp;[.L3]&amp;&quot;, &quot;&amp;[.M3]&amp;&quot; &quot;&amp;[.N3]&amp;&quot;, &quot;&amp;[.O3]&amp;&quot; &quot;&amp;[.P3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4]&amp;&quot; &quot;&amp;[.I4]&amp;&quot; &quot;&amp;[.D4]&amp;&quot;(&quot;&amp;&quot;)&quot;" office:value-type="string" office:string-value="  ()" calcext:value-type="string">
            <text:p><text:s text:c="2"/>()</text:p>
          </table:table-cell>
          <table:table-cell table:formula="of:= [.H4]&amp;&quot; &quot;&amp;[.I4]&amp;&quot; &quot;&amp;[.D4]&amp;&quot;(&quot;&amp;[.K4]&amp;&quot; &quot;&amp;[.L4]&amp;&quot;)&quot;" office:value-type="string" office:string-value="  ( )" calcext:value-type="string">
            <text:p><text:s text:c="2"/>( )</text:p>
          </table:table-cell>
          <table:table-cell table:style-name="ce2" table:formula="of:= [.H4]&amp;&quot; &quot;&amp;[.I4]&amp;&quot; &quot;&amp;[.D4]&amp;&quot;(&quot;&amp;[.K4]&amp;&quot; &quot;&amp;[.L4]&amp;&quot;, &quot;&amp;[.M4]&amp;&quot; &quot;&amp;[.N4]&amp;&quot;)&quot;" office:value-type="string" office:string-value="  ( ,  )" calcext:value-type="string">
            <text:p><text:s text:c="2"/>( , <text:s/>)</text:p>
          </table:table-cell>
          <table:table-cell table:style-name="ce2" table:formula="of:= [.H4]&amp;&quot; &quot;&amp;[.I4]&amp;&quot; &quot;&amp;[.D4]&amp;&quot;(&quot;&amp;[.K4]&amp;&quot; &quot;&amp;[.L4]&amp;&quot;, &quot;&amp;[.M4]&amp;&quot; &quot;&amp;[.N4]&amp;&quot;, &quot;&amp;[.O4]&amp;&quot; &quot;&amp;[.P4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ille</text:p>
          </table:table-cell>
          <table:table-cell office:value-type="string" calcext:value-type="string">
            <text:p>cellule</text:p>
          </table:table-cell>
          <table:table-cell table:number-columns-repeated="2"/>
          <table:table-cell office:value-type="string" calcext:value-type="string">
            <text:p>symbole (char) – Adrien peut etre à enlever Oui il faut la remplacer par jeton</text:p>
          </table:table-cell>
          <table:table-cell table:number-columns-repeated="9"/>
          <table:table-cell table:style-name="Default" table:formula="of:= [.H5]&amp;&quot; &quot;&amp;[.I5]&amp;&quot; &quot;&amp;[.D5]&amp;&quot;(&quot;&amp;&quot;)&quot;" office:value-type="string" office:string-value="  cellule()" calcext:value-type="string">
            <text:p><text:s text:c="2"/>cellule()</text:p>
          </table:table-cell>
          <table:table-cell table:formula="of:= [.H5]&amp;&quot; &quot;&amp;[.I5]&amp;&quot; &quot;&amp;[.D5]&amp;&quot;(&quot;&amp;[.K5]&amp;&quot; &quot;&amp;[.L5]&amp;&quot;)&quot;" office:value-type="string" office:string-value="  cellule( )" calcext:value-type="string">
            <text:p><text:s text:c="2"/>cellule( )</text:p>
          </table:table-cell>
          <table:table-cell table:style-name="ce2" table:formula="of:= [.H5]&amp;&quot; &quot;&amp;[.I5]&amp;&quot; &quot;&amp;[.D5]&amp;&quot;(&quot;&amp;[.K5]&amp;&quot; &quot;&amp;[.L5]&amp;&quot;, &quot;&amp;[.M5]&amp;&quot; &quot;&amp;[.N5]&amp;&quot;)&quot;" office:value-type="string" office:string-value="  cellule( ,  )" calcext:value-type="string">
            <text:p><text:s text:c="2"/>cellule( , <text:s/>)</text:p>
          </table:table-cell>
          <table:table-cell table:style-name="ce2" table:formula="of:= [.H5]&amp;&quot; &quot;&amp;[.I5]&amp;&quot; &quot;&amp;[.D5]&amp;&quot;(&quot;&amp;[.K5]&amp;&quot; &quot;&amp;[.L5]&amp;&quot;, &quot;&amp;[.M5]&amp;&quot; &quot;&amp;[.N5]&amp;&quot;, &quot;&amp;[.O5]&amp;&quot; &quot;&amp;[.P5]&amp;&quot;)&quot;" office:value-type="string" office:string-value="  cellule( ,  ,  )" calcext:value-type="string">
            <text:p><text:s text:c="2"/>cellule( , <text:s/>, 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bColonne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taille1 (int)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nt</text:p>
          </table:table-cell>
          <table:table-cell table:number-columns-repeated="7"/>
          <table:table-cell table:style-name="Default" table:formula="of:= [.H6]&amp;&quot; &quot;&amp;[.I6]&amp;&quot; &quot;&amp;[.D6]&amp;&quot;(&quot;&amp;&quot;)&quot;" office:value-type="string" office:string-value="private int tabColonne()" calcext:value-type="string">
            <text:p>private int tabColonne()</text:p>
          </table:table-cell>
          <table:table-cell table:formula="of:= [.H6]&amp;&quot; &quot;&amp;[.I6]&amp;&quot; &quot;&amp;[.D6]&amp;&quot;(&quot;&amp;[.K6]&amp;&quot; &quot;&amp;[.L6]&amp;&quot;)&quot;" office:value-type="string" office:string-value="private int tabColonne( )" calcext:value-type="string">
            <text:p>private int tabColonne( )</text:p>
          </table:table-cell>
          <table:table-cell table:style-name="ce2" table:formula="of:= [.H6]&amp;&quot; &quot;&amp;[.I6]&amp;&quot; &quot;&amp;[.D6]&amp;&quot;(&quot;&amp;[.K6]&amp;&quot; &quot;&amp;[.L6]&amp;&quot;, &quot;&amp;[.M6]&amp;&quot; &quot;&amp;[.N6]&amp;&quot;)&quot;" office:value-type="string" office:string-value="private int tabColonne( ,  )" calcext:value-type="string">
            <text:p>private int tabColonne( , <text:s/>)</text:p>
          </table:table-cell>
          <table:table-cell table:style-name="ce2" table:formula="of:= [.H6]&amp;&quot; &quot;&amp;[.I6]&amp;&quot; &quot;&amp;[.D6]&amp;&quot;(&quot;&amp;[.K6]&amp;&quot; &quot;&amp;[.L6]&amp;&quot;, &quot;&amp;[.M6]&amp;&quot; &quot;&amp;[.N6]&amp;&quot;, &quot;&amp;[.O6]&amp;&quot; &quot;&amp;[.P6]&amp;&quot;)&quot;" office:value-type="string" office:string-value="private int tabColonne( ,  ,  )" calcext:value-type="string">
            <text:p>private int tabColonne( , <text:s/>, 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bLigne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Taille2 (int)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nt</text:p>
          </table:table-cell>
          <table:table-cell table:number-columns-repeated="7"/>
          <table:table-cell table:style-name="Default" table:formula="of:= [.H7]&amp;&quot; &quot;&amp;[.I7]&amp;&quot; &quot;&amp;[.D7]&amp;&quot;(&quot;&amp;&quot;)&quot;" office:value-type="string" office:string-value="private int tabLigne()" calcext:value-type="string">
            <text:p>private int tabLigne()</text:p>
          </table:table-cell>
          <table:table-cell table:formula="of:= [.H7]&amp;&quot; &quot;&amp;[.I7]&amp;&quot; &quot;&amp;[.D7]&amp;&quot;(&quot;&amp;[.K7]&amp;&quot; &quot;&amp;[.L7]&amp;&quot;)&quot;" office:value-type="string" office:string-value="private int tabLigne( )" calcext:value-type="string">
            <text:p>private int tabLigne( )</text:p>
          </table:table-cell>
          <table:table-cell table:style-name="ce2" table:formula="of:= [.H7]&amp;&quot; &quot;&amp;[.I7]&amp;&quot; &quot;&amp;[.D7]&amp;&quot;(&quot;&amp;[.K7]&amp;&quot; &quot;&amp;[.L7]&amp;&quot;, &quot;&amp;[.M7]&amp;&quot; &quot;&amp;[.N7]&amp;&quot;)&quot;" office:value-type="string" office:string-value="private int tabLigne( ,  )" calcext:value-type="string">
            <text:p>private int tabLigne( , <text:s/>)</text:p>
          </table:table-cell>
          <table:table-cell table:style-name="ce2" table:formula="of:= [.H7]&amp;&quot; &quot;&amp;[.I7]&amp;&quot; &quot;&amp;[.D7]&amp;&quot;(&quot;&amp;[.K7]&amp;&quot; &quot;&amp;[.L7]&amp;&quot;, &quot;&amp;[.M7]&amp;&quot; &quot;&amp;[.N7]&amp;&quot;, &quot;&amp;[.O7]&amp;&quot; &quot;&amp;[.P7]&amp;&quot;)&quot;" office:value-type="string" office:string-value="private int tabLigne( ,  ,  )" calcext:value-type="string">
            <text:p>private int tabLigne( , <text:s/>, 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bJeu[ligne][colonne]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de cellule (symbole char vie ou X ou O)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tring</text:p>
          </table:table-cell>
          <table:table-cell table:number-columns-repeated="7"/>
          <table:table-cell table:style-name="Default" table:formula="of:= [.H8]&amp;&quot; &quot;&amp;[.I8]&amp;&quot; &quot;&amp;[.D8]&amp;&quot;(&quot;&amp;&quot;)&quot;" office:value-type="string" office:string-value="private String tabJeu[ligne][colonne]()" calcext:value-type="string">
            <text:p>private String tabJeu[ligne][colonne]()</text:p>
          </table:table-cell>
          <table:table-cell table:formula="of:= [.H8]&amp;&quot; &quot;&amp;[.I8]&amp;&quot; &quot;&amp;[.D8]&amp;&quot;(&quot;&amp;[.K8]&amp;&quot; &quot;&amp;[.L8]&amp;&quot;)&quot;" office:value-type="string" office:string-value="private String tabJeu[ligne][colonne]( )" calcext:value-type="string">
            <text:p>private String tabJeu[ligne][colonne]( )</text:p>
          </table:table-cell>
          <table:table-cell table:style-name="ce2" table:formula="of:= [.H8]&amp;&quot; &quot;&amp;[.I8]&amp;&quot; &quot;&amp;[.D8]&amp;&quot;(&quot;&amp;[.K8]&amp;&quot; &quot;&amp;[.L8]&amp;&quot;, &quot;&amp;[.M8]&amp;&quot; &quot;&amp;[.N8]&amp;&quot;)&quot;" office:value-type="string" office:string-value="private String tabJeu[ligne][colonne]( ,  )" calcext:value-type="string">
            <text:p>private String tabJeu[ligne][colonne]( , <text:s/>)</text:p>
          </table:table-cell>
          <table:table-cell table:style-name="ce2" table:formula="of:= [.H8]&amp;&quot; &quot;&amp;[.I8]&amp;&quot; &quot;&amp;[.D8]&amp;&quot;(&quot;&amp;[.K8]&amp;&quot; &quot;&amp;[.L8]&amp;&quot;, &quot;&amp;[.M8]&amp;&quot; &quot;&amp;[.N8]&amp;&quot;, &quot;&amp;[.O8]&amp;&quot; &quot;&amp;[.P8]&amp;&quot;)&quot;" office:value-type="string" office:string-value="private String tabJeu[ligne][colonne]( ,  ,  )" calcext:value-type="string">
            <text:p>private String tabJeu[ligne][colonne]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fficherTab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transforme les valeurs de cellule en [ ] ou [symbole]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abJeu[][]</text:p>
          </table:table-cell>
          <table:table-cell table:number-columns-repeated="5"/>
          <table:table-cell table:style-name="Default" table:formula="of:= [.H9]&amp;&quot; &quot;&amp;[.I9]&amp;&quot; &quot;&amp;[.D9]&amp;&quot;(&quot;&amp;&quot;)&quot;" office:value-type="string" office:string-value="public  ()" calcext:value-type="string">
            <text:p>public <text:s/>()</text:p>
          </table:table-cell>
          <table:table-cell table:formula="of:= [.H9]&amp;&quot; &quot;&amp;[.I9]&amp;&quot; &quot;&amp;[.D9]&amp;&quot;(&quot;&amp;[.K9]&amp;&quot; &quot;&amp;[.L9]&amp;&quot;)&quot;" office:value-type="string" office:string-value="public  (tabJeu[][] )" calcext:value-type="string">
            <text:p>public <text:s/>(tabJeu[][] )</text:p>
          </table:table-cell>
          <table:table-cell table:style-name="ce2" table:formula="of:= [.H9]&amp;&quot; &quot;&amp;[.I9]&amp;&quot; &quot;&amp;[.D9]&amp;&quot;(&quot;&amp;[.K9]&amp;&quot; &quot;&amp;[.L9]&amp;&quot;, &quot;&amp;[.M9]&amp;&quot; &quot;&amp;[.N9]&amp;&quot;)&quot;" office:value-type="string" office:string-value="public  (tabJeu[][] ,  )" calcext:value-type="string">
            <text:p>public <text:s/>(tabJeu[][] , <text:s/>)</text:p>
          </table:table-cell>
          <table:table-cell table:style-name="ce2" table:formula="of:= [.H9]&amp;&quot; &quot;&amp;[.I9]&amp;&quot; &quot;&amp;[.D9]&amp;&quot;(&quot;&amp;[.K9]&amp;&quot; &quot;&amp;[.L9]&amp;&quot;, &quot;&amp;[.M9]&amp;&quot; &quot;&amp;[.N9]&amp;&quot;, &quot;&amp;[.O9]&amp;&quot; &quot;&amp;[.P9]&amp;&quot;)&quot;" office:value-type="string" office:string-value="public  (tabJeu[][] ,  ,  )" calcext:value-type="string">
            <text:p>public <text:s/>(tabJeu[][]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tPleineCase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style-name="Default" table:formula="of:= [.H10]&amp;&quot; &quot;&amp;[.I10]&amp;&quot; &quot;&amp;[.D10]&amp;&quot;(&quot;&amp;&quot;)&quot;" office:value-type="string" office:string-value="public  ()" calcext:value-type="string">
            <text:p>public <text:s/>()</text:p>
          </table:table-cell>
          <table:table-cell table:formula="of:= [.H10]&amp;&quot; &quot;&amp;[.I10]&amp;&quot; &quot;&amp;[.D10]&amp;&quot;(&quot;&amp;[.K10]&amp;&quot; &quot;&amp;[.L10]&amp;&quot;)&quot;" office:value-type="string" office:string-value="public  (int c)" calcext:value-type="string">
            <text:p>public <text:s/>(int c)</text:p>
          </table:table-cell>
          <table:table-cell table:style-name="ce2" table:formula="of:= [.H10]&amp;&quot; &quot;&amp;[.I10]&amp;&quot; &quot;&amp;[.D10]&amp;&quot;(&quot;&amp;[.K10]&amp;&quot; &quot;&amp;[.L10]&amp;&quot;, &quot;&amp;[.M10]&amp;&quot; &quot;&amp;[.N10]&amp;&quot;)&quot;" office:value-type="string" office:string-value="public  (int c, int l)" calcext:value-type="string">
            <text:p>public <text:s/>(int c, int l)</text:p>
          </table:table-cell>
          <table:table-cell table:style-name="ce2" table:formula="of:= [.H10]&amp;&quot; &quot;&amp;[.I10]&amp;&quot; &quot;&amp;[.D10]&amp;&quot;(&quot;&amp;[.K10]&amp;&quot; &quot;&amp;[.L10]&amp;&quot;, &quot;&amp;[.M10]&amp;&quot; &quot;&amp;[.N10]&amp;&quot;, &quot;&amp;[.O10]&amp;&quot; &quot;&amp;[.P10]&amp;&quot;)&quot;" office:value-type="string" office:string-value="public  (int c, int l,  )" calcext:value-type="string">
            <text:p>public <text:s/>(int c, int l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tPleineGrille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tabJeu[][]</text:p>
          </table:table-cell>
          <table:table-cell table:number-columns-repeated="5"/>
          <table:table-cell table:style-name="Default" table:formula="of:= [.H11]&amp;&quot; &quot;&amp;[.I11]&amp;&quot; &quot;&amp;[.D11]&amp;&quot;(&quot;&amp;&quot;)&quot;" office:value-type="string" office:string-value="public  ()" calcext:value-type="string">
            <text:p>public <text:s/>()</text:p>
          </table:table-cell>
          <table:table-cell table:formula="of:= [.H11]&amp;&quot; &quot;&amp;[.I11]&amp;&quot; &quot;&amp;[.D11]&amp;&quot;(&quot;&amp;[.K11]&amp;&quot; &quot;&amp;[.L11]&amp;&quot;)&quot;" office:value-type="string" office:string-value="public  (tabJeu[][] )" calcext:value-type="string">
            <text:p>public <text:s/>(tabJeu[][] )</text:p>
          </table:table-cell>
          <table:table-cell table:style-name="ce2" table:formula="of:= [.H11]&amp;&quot; &quot;&amp;[.I11]&amp;&quot; &quot;&amp;[.D11]&amp;&quot;(&quot;&amp;[.K11]&amp;&quot; &quot;&amp;[.L11]&amp;&quot;, &quot;&amp;[.M11]&amp;&quot; &quot;&amp;[.N11]&amp;&quot;)&quot;" office:value-type="string" office:string-value="public  (tabJeu[][] ,  )" calcext:value-type="string">
            <text:p>public <text:s/>(tabJeu[][] , <text:s/>)</text:p>
          </table:table-cell>
          <table:table-cell table:style-name="ce2" table:formula="of:= [.H11]&amp;&quot; &quot;&amp;[.I11]&amp;&quot; &quot;&amp;[.D11]&amp;&quot;(&quot;&amp;[.K11]&amp;&quot; &quot;&amp;[.L11]&amp;&quot;, &quot;&amp;[.M11]&amp;&quot; &quot;&amp;[.N11]&amp;&quot;, &quot;&amp;[.O11]&amp;&quot; &quot;&amp;[.P11]&amp;&quot;)&quot;" office:value-type="string" office:string-value="public  (tabJeu[][] ,  ,  )" calcext:value-type="string">
            <text:p>public <text:s/>(tabJeu[][]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Colonne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tabJeu[][]</text:p>
          </table:table-cell>
          <table:table-cell table:number-columns-repeated="5"/>
          <table:table-cell table:style-name="Default" table:formula="of:= [.H12]&amp;&quot; &quot;&amp;[.I12]&amp;&quot; &quot;&amp;[.D12]&amp;&quot;(&quot;&amp;&quot;)&quot;" office:value-type="string" office:string-value="public  ()" calcext:value-type="string">
            <text:p>public <text:s/>()</text:p>
          </table:table-cell>
          <table:table-cell table:formula="of:= [.H12]&amp;&quot; &quot;&amp;[.I12]&amp;&quot; &quot;&amp;[.D12]&amp;&quot;(&quot;&amp;[.K12]&amp;&quot; &quot;&amp;[.L12]&amp;&quot;)&quot;" office:value-type="string" office:string-value="public  (tabJeu[][] )" calcext:value-type="string">
            <text:p>public <text:s/>(tabJeu[][] )</text:p>
          </table:table-cell>
          <table:table-cell table:style-name="ce2" table:formula="of:= [.H12]&amp;&quot; &quot;&amp;[.I12]&amp;&quot; &quot;&amp;[.D12]&amp;&quot;(&quot;&amp;[.K12]&amp;&quot; &quot;&amp;[.L12]&amp;&quot;, &quot;&amp;[.M12]&amp;&quot; &quot;&amp;[.N12]&amp;&quot;)&quot;" office:value-type="string" office:string-value="public  (tabJeu[][] ,  )" calcext:value-type="string">
            <text:p>public <text:s/>(tabJeu[][] , <text:s/>)</text:p>
          </table:table-cell>
          <table:table-cell table:style-name="ce2" table:formula="of:= [.H12]&amp;&quot; &quot;&amp;[.I12]&amp;&quot; &quot;&amp;[.D12]&amp;&quot;(&quot;&amp;[.K12]&amp;&quot; &quot;&amp;[.L12]&amp;&quot;, &quot;&amp;[.M12]&amp;&quot; &quot;&amp;[.N12]&amp;&quot;, &quot;&amp;[.O12]&amp;&quot; &quot;&amp;[.P12]&amp;&quot;)&quot;" office:value-type="string" office:string-value="public  (tabJeu[][] ,  ,  )" calcext:value-type="string">
            <text:p>public <text:s/>(tabJeu[][]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Ligne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tabJeu[][]</text:p>
          </table:table-cell>
          <table:table-cell table:number-columns-repeated="5"/>
          <table:table-cell table:style-name="Default" table:formula="of:= [.H13]&amp;&quot; &quot;&amp;[.I13]&amp;&quot; &quot;&amp;[.D13]&amp;&quot;(&quot;&amp;&quot;)&quot;" office:value-type="string" office:string-value="public  ()" calcext:value-type="string">
            <text:p>public <text:s/>()</text:p>
          </table:table-cell>
          <table:table-cell table:formula="of:= [.H13]&amp;&quot; &quot;&amp;[.I13]&amp;&quot; &quot;&amp;[.D13]&amp;&quot;(&quot;&amp;[.K13]&amp;&quot; &quot;&amp;[.L13]&amp;&quot;)&quot;" office:value-type="string" office:string-value="public  (tabJeu[][] )" calcext:value-type="string">
            <text:p>public <text:s/>(tabJeu[][] )</text:p>
          </table:table-cell>
          <table:table-cell table:style-name="ce2" table:formula="of:= [.H13]&amp;&quot; &quot;&amp;[.I13]&amp;&quot; &quot;&amp;[.D13]&amp;&quot;(&quot;&amp;[.K13]&amp;&quot; &quot;&amp;[.L13]&amp;&quot;, &quot;&amp;[.M13]&amp;&quot; &quot;&amp;[.N13]&amp;&quot;)&quot;" office:value-type="string" office:string-value="public  (tabJeu[][] ,  )" calcext:value-type="string">
            <text:p>public <text:s/>(tabJeu[][] , <text:s/>)</text:p>
          </table:table-cell>
          <table:table-cell table:style-name="ce2" table:formula="of:= [.H13]&amp;&quot; &quot;&amp;[.I13]&amp;&quot; &quot;&amp;[.D13]&amp;&quot;(&quot;&amp;[.K13]&amp;&quot; &quot;&amp;[.L13]&amp;&quot;, &quot;&amp;[.M13]&amp;&quot; &quot;&amp;[.N13]&amp;&quot;, &quot;&amp;[.O13]&amp;&quot; &quot;&amp;[.P13]&amp;&quot;)&quot;" office:value-type="string" office:string-value="public  (tabJeu[][] ,  ,  )" calcext:value-type="string">
            <text:p>public <text:s/>(tabJeu[][]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Jeu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constructeur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tabJeu[ligne][colonne]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on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gne</text:p>
          </table:table-cell>
          <table:table-cell table:number-columns-repeated="2"/>
          <table:table-cell table:style-name="Default" table:formula="of:= [.H14]&amp;&quot; &quot;&amp;[.I14]&amp;&quot; &quot;&amp;[.D14]&amp;&quot;(&quot;&amp;&quot;)&quot;" office:value-type="string" office:string-value="public  ()" calcext:value-type="string">
            <text:p>public <text:s/>()</text:p>
          </table:table-cell>
          <table:table-cell table:formula="of:= [.H14]&amp;&quot; &quot;&amp;[.I14]&amp;&quot; &quot;&amp;[.D14]&amp;&quot;(&quot;&amp;[.K14]&amp;&quot; &quot;&amp;[.L14]&amp;&quot;)&quot;" office:value-type="string" office:string-value="public  (int colonne)" calcext:value-type="string">
            <text:p>public <text:s/>(int colonne)</text:p>
          </table:table-cell>
          <table:table-cell table:style-name="ce2" table:formula="of:= [.H14]&amp;&quot; &quot;&amp;[.I14]&amp;&quot; &quot;&amp;[.D14]&amp;&quot;(&quot;&amp;[.K14]&amp;&quot; &quot;&amp;[.L14]&amp;&quot;, &quot;&amp;[.M14]&amp;&quot; &quot;&amp;[.N14]&amp;&quot;)&quot;" office:value-type="string" office:string-value="public  (int colonne, int ligne)" calcext:value-type="string">
            <text:p>public <text:s/>(int colonne, int ligne)</text:p>
          </table:table-cell>
          <table:table-cell table:style-name="ce2" table:formula="of:= [.H14]&amp;&quot; &quot;&amp;[.I14]&amp;&quot; &quot;&amp;[.D14]&amp;&quot;(&quot;&amp;[.K14]&amp;&quot; &quot;&amp;[.L14]&amp;&quot;, &quot;&amp;[.M14]&amp;&quot; &quot;&amp;[.N14]&amp;&quot;, &quot;&amp;[.O14]&amp;&quot; &quot;&amp;[.P14]&amp;&quot;)&quot;" office:value-type="string" office:string-value="public  (int colonne, int ligne,  )" calcext:value-type="string">
            <text:p>public <text:s/>(int colonne, int ligne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Cellule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tabJeu[][]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on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gne</text:p>
          </table:table-cell>
          <table:table-cell table:style-name="Default" table:formula="of:= [.H15]&amp;&quot; &quot;&amp;[.I15]&amp;&quot; &quot;&amp;[.D15]&amp;&quot;(&quot;&amp;&quot;)&quot;" office:value-type="string" office:string-value="private  ()" calcext:value-type="string">
            <text:p>private <text:s/>()</text:p>
          </table:table-cell>
          <table:table-cell table:formula="of:= [.H15]&amp;&quot; &quot;&amp;[.I15]&amp;&quot; &quot;&amp;[.D15]&amp;&quot;(&quot;&amp;[.K15]&amp;&quot; &quot;&amp;[.L15]&amp;&quot;)&quot;" office:value-type="string" office:string-value="private  (tabJeu[][] tab)" calcext:value-type="string">
            <text:p>private <text:s/>(tabJeu[][] tab)</text:p>
          </table:table-cell>
          <table:table-cell table:style-name="ce2" table:formula="of:= [.H15]&amp;&quot; &quot;&amp;[.I15]&amp;&quot; &quot;&amp;[.D15]&amp;&quot;(&quot;&amp;[.K15]&amp;&quot; &quot;&amp;[.L15]&amp;&quot;, &quot;&amp;[.M15]&amp;&quot; &quot;&amp;[.N15]&amp;&quot;)&quot;" office:value-type="string" office:string-value="private  (tabJeu[][] tab, int colonne)" calcext:value-type="string">
            <text:p>private <text:s/>(tabJeu[][] tab, int colonne)</text:p>
          </table:table-cell>
          <table:table-cell table:style-name="ce2" table:formula="of:= [.H15]&amp;&quot; &quot;&amp;[.I15]&amp;&quot; &quot;&amp;[.D15]&amp;&quot;(&quot;&amp;[.K15]&amp;&quot; &quot;&amp;[.L15]&amp;&quot;, &quot;&amp;[.M15]&amp;&quot; &quot;&amp;[.N15]&amp;&quot;, &quot;&amp;[.O15]&amp;&quot; &quot;&amp;[.P15]&amp;&quot;)&quot;" office:value-type="string" office:string-value="private  (tabJeu[][] tab, int colonne, int ligne)" calcext:value-type="string">
            <text:p>private <text:s/>(tabJeu[][] tab, int colonne, int lign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Cellule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tabJeu[][]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on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gne</text:p>
          </table:table-cell>
          <table:table-cell table:style-name="Default" table:formula="of:= [.H16]&amp;&quot; &quot;&amp;[.I16]&amp;&quot; &quot;&amp;[.D16]&amp;&quot;(&quot;&amp;&quot;)&quot;" office:value-type="string" office:string-value="public  ()" calcext:value-type="string">
            <text:p>public <text:s/>()</text:p>
          </table:table-cell>
          <table:table-cell table:formula="of:= [.H16]&amp;&quot; &quot;&amp;[.I16]&amp;&quot; &quot;&amp;[.D16]&amp;&quot;(&quot;&amp;[.K16]&amp;&quot; &quot;&amp;[.L16]&amp;&quot;)&quot;" office:value-type="string" office:string-value="public  (tabJeu[][] tab)" calcext:value-type="string">
            <text:p>public <text:s/>(tabJeu[][] tab)</text:p>
          </table:table-cell>
          <table:table-cell table:style-name="ce2" table:formula="of:= [.H16]&amp;&quot; &quot;&amp;[.I16]&amp;&quot; &quot;&amp;[.D16]&amp;&quot;(&quot;&amp;[.K16]&amp;&quot; &quot;&amp;[.L16]&amp;&quot;, &quot;&amp;[.M16]&amp;&quot; &quot;&amp;[.N16]&amp;&quot;)&quot;" office:value-type="string" office:string-value="public  (tabJeu[][] tab, int colonne)" calcext:value-type="string">
            <text:p>public <text:s/>(tabJeu[][] tab, int colonne)</text:p>
          </table:table-cell>
          <table:table-cell table:style-name="ce2" table:formula="of:= [.H16]&amp;&quot; &quot;&amp;[.I16]&amp;&quot; &quot;&amp;[.D16]&amp;&quot;(&quot;&amp;[.K16]&amp;&quot; &quot;&amp;[.L16]&amp;&quot;, &quot;&amp;[.M16]&amp;&quot; &quot;&amp;[.N16]&amp;&quot;, &quot;&amp;[.O16]&amp;&quot; &quot;&amp;[.P16]&amp;&quot;)&quot;" office:value-type="string" office:string-value="public  (tabJeu[][] tab, int colonne, int ligne)" calcext:value-type="string">
            <text:p>public <text:s/>(tabJeu[][] tab, int colonne, int lign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rJeton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pas un synonyme de getCellule car verifie si en dehors de la grille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on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gne</text:p>
          </table:table-cell>
          <table:table-cell table:number-columns-repeated="2"/>
          <table:table-cell table:style-name="Default" table:formula="of:= [.H17]&amp;&quot; &quot;&amp;[.I17]&amp;&quot; &quot;&amp;[.D17]&amp;&quot;(&quot;&amp;&quot;)&quot;" office:value-type="string" office:string-value="public  ()" calcext:value-type="string">
            <text:p>public <text:s/>()</text:p>
          </table:table-cell>
          <table:table-cell table:formula="of:= [.H17]&amp;&quot; &quot;&amp;[.I17]&amp;&quot; &quot;&amp;[.D17]&amp;&quot;(&quot;&amp;[.K17]&amp;&quot; &quot;&amp;[.L17]&amp;&quot;)&quot;" office:value-type="string" office:string-value="public  (int colonne)" calcext:value-type="string">
            <text:p>public <text:s/>(int colonne)</text:p>
          </table:table-cell>
          <table:table-cell table:style-name="ce2" table:formula="of:= [.H17]&amp;&quot; &quot;&amp;[.I17]&amp;&quot; &quot;&amp;[.D17]&amp;&quot;(&quot;&amp;[.K17]&amp;&quot; &quot;&amp;[.L17]&amp;&quot;, &quot;&amp;[.M17]&amp;&quot; &quot;&amp;[.N17]&amp;&quot;)&quot;" office:value-type="string" office:string-value="public  (int colonne, int ligne)" calcext:value-type="string">
            <text:p>public <text:s/>(int colonne, int ligne)</text:p>
          </table:table-cell>
          <table:table-cell table:style-name="ce2" table:formula="of:= [.H17]&amp;&quot; &quot;&amp;[.I17]&amp;&quot; &quot;&amp;[.D17]&amp;&quot;(&quot;&amp;[.K17]&amp;&quot; &quot;&amp;[.L17]&amp;&quot;, &quot;&amp;[.M17]&amp;&quot; &quot;&amp;[.N17]&amp;&quot;, &quot;&amp;[.O17]&amp;&quot; &quot;&amp;[.P17]&amp;&quot;)&quot;" office:value-type="string" office:string-value="public  (int colonne, int ligne,  )" calcext:value-type="string">
            <text:p>public <text:s/>(int colonne, int ligne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ignementCellule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le point evalué est impliqué dans combien alignement de "profondeur" point (verification de la direction donnée)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har tabJeu[i][j]</text:p>
          </table:table-cell>
          <table:table-cell office:value-type="string" calcext:value-type="string">
            <text:p>int profondeur</text:p>
          </table:table-cell>
          <table:table-cell office:value-type="string" calcext:value-type="string">
            <text:p>Direction d</text:p>
          </table:table-cell>
          <table:table-cell table:number-columns-repeated="3"/>
          <table:table-cell table:style-name="Default" table:formula="of:= [.H18]&amp;&quot; &quot;&amp;[.I18]&amp;&quot; &quot;&amp;[.D18]&amp;&quot;(&quot;&amp;&quot;)&quot;" office:value-type="string" office:string-value="public  ()" calcext:value-type="string">
            <text:p>public <text:s/>()</text:p>
          </table:table-cell>
          <table:table-cell table:formula="of:= [.H18]&amp;&quot; &quot;&amp;[.I18]&amp;&quot; &quot;&amp;[.D18]&amp;&quot;(&quot;&amp;[.K18]&amp;&quot; &quot;&amp;[.L18]&amp;&quot;)&quot;" office:value-type="string" office:string-value="public  (char tabJeu[i][j] int profondeur)" calcext:value-type="string">
            <text:p>public <text:s/>(char tabJeu[i][j] int profondeur)</text:p>
          </table:table-cell>
          <table:table-cell table:style-name="ce2" table:formula="of:= [.H18]&amp;&quot; &quot;&amp;[.I18]&amp;&quot; &quot;&amp;[.D18]&amp;&quot;(&quot;&amp;[.K18]&amp;&quot; &quot;&amp;[.L18]&amp;&quot;, &quot;&amp;[.M18]&amp;&quot; &quot;&amp;[.N18]&amp;&quot;)&quot;" office:value-type="string" office:string-value="public  (char tabJeu[i][j] int profondeur, Direction d )" calcext:value-type="string">
            <text:p>public <text:s/>(char tabJeu[i][j] int profondeur, Direction d )</text:p>
          </table:table-cell>
          <table:table-cell table:style-name="ce2" table:formula="of:= [.H18]&amp;&quot; &quot;&amp;[.I18]&amp;&quot; &quot;&amp;[.D18]&amp;&quot;(&quot;&amp;[.K18]&amp;&quot; &quot;&amp;[.L18]&amp;&quot;, &quot;&amp;[.M18]&amp;&quot; &quot;&amp;[.N18]&amp;&quot;, &quot;&amp;[.O18]&amp;&quot; &quot;&amp;[.P18]&amp;&quot;)&quot;" office:value-type="string" office:string-value="public  (char tabJeu[i][j] int profondeur, Direction d ,  )" calcext:value-type="string">
            <text:p>public <text:s/>(char tabJeu[i][j] int profondeur, Direction d 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ignementCellule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le point evalué est impliqué dans combien alignement de "profondeur" point (verification de tous les directions)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har tabJeu[i][j]</text:p>
          </table:table-cell>
          <table:table-cell office:value-type="string" calcext:value-type="string">
            <text:p>int profondeur</text:p>
          </table:table-cell>
          <table:table-cell table:number-columns-repeated="4"/>
          <table:table-cell table:style-name="Default" table:formula="of:= [.H19]&amp;&quot; &quot;&amp;[.I19]&amp;&quot; &quot;&amp;[.D19]&amp;&quot;(&quot;&amp;&quot;)&quot;" office:value-type="string" office:string-value="public  ()" calcext:value-type="string">
            <text:p>public <text:s/>()</text:p>
          </table:table-cell>
          <table:table-cell table:formula="of:= [.H19]&amp;&quot; &quot;&amp;[.I19]&amp;&quot; &quot;&amp;[.D19]&amp;&quot;(&quot;&amp;[.K19]&amp;&quot; &quot;&amp;[.L19]&amp;&quot;)&quot;" office:value-type="string" office:string-value="public  (char tabJeu[i][j] int profondeur)" calcext:value-type="string">
            <text:p>public <text:s/>(char tabJeu[i][j] int profondeur)</text:p>
          </table:table-cell>
          <table:table-cell table:style-name="ce2" table:formula="of:= [.H19]&amp;&quot; &quot;&amp;[.I19]&amp;&quot; &quot;&amp;[.D19]&amp;&quot;(&quot;&amp;[.K19]&amp;&quot; &quot;&amp;[.L19]&amp;&quot;, &quot;&amp;[.M19]&amp;&quot; &quot;&amp;[.N19]&amp;&quot;)&quot;" office:value-type="string" office:string-value="public  (char tabJeu[i][j] int profondeur,  )" calcext:value-type="string">
            <text:p>public <text:s/>(char tabJeu[i][j] int profondeur, <text:s/>)</text:p>
          </table:table-cell>
          <table:table-cell table:style-name="ce2" table:formula="of:= [.H19]&amp;&quot; &quot;&amp;[.I19]&amp;&quot; &quot;&amp;[.D19]&amp;&quot;(&quot;&amp;[.K19]&amp;&quot; &quot;&amp;[.L19]&amp;&quot;, &quot;&amp;[.M19]&amp;&quot; &quot;&amp;[.N19]&amp;&quot;, &quot;&amp;[.O19]&amp;&quot; &quot;&amp;[.P19]&amp;&quot;)&quot;" office:value-type="string" office:string-value="public  (char tabJeu[i][j] int profondeur,  ,  )" calcext:value-type="string">
            <text:p>public <text:s/>(char tabJeu[i][j] int profondeur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20]&amp;&quot; &quot;&amp;[.I20]&amp;&quot; &quot;&amp;[.D20]&amp;&quot;(&quot;&amp;&quot;)&quot;" office:value-type="string" office:string-value="  ()" calcext:value-type="string">
            <text:p><text:s text:c="2"/>()</text:p>
          </table:table-cell>
          <table:table-cell table:formula="of:= [.H20]&amp;&quot; &quot;&amp;[.I20]&amp;&quot; &quot;&amp;[.D20]&amp;&quot;(&quot;&amp;[.K20]&amp;&quot; &quot;&amp;[.L20]&amp;&quot;)&quot;" office:value-type="string" office:string-value="  ( )" calcext:value-type="string">
            <text:p><text:s text:c="2"/>( )</text:p>
          </table:table-cell>
          <table:table-cell table:style-name="ce2" table:formula="of:= [.H20]&amp;&quot; &quot;&amp;[.I20]&amp;&quot; &quot;&amp;[.D20]&amp;&quot;(&quot;&amp;[.K20]&amp;&quot; &quot;&amp;[.L20]&amp;&quot;, &quot;&amp;[.M20]&amp;&quot; &quot;&amp;[.N20]&amp;&quot;)&quot;" office:value-type="string" office:string-value="  ( ,  )" calcext:value-type="string">
            <text:p><text:s text:c="2"/>( , <text:s/>)</text:p>
          </table:table-cell>
          <table:table-cell table:style-name="ce2" table:formula="of:= [.H20]&amp;&quot; &quot;&amp;[.I20]&amp;&quot; &quot;&amp;[.D20]&amp;&quot;(&quot;&amp;[.K20]&amp;&quot; &quot;&amp;[.L20]&amp;&quot;, &quot;&amp;[.M20]&amp;&quot; &quot;&amp;[.N20]&amp;&quot;, &quot;&amp;[.O20]&amp;&quot; &quot;&amp;[.P20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ton</text:p>
          </table:table-cell>
          <table:table-cell office:value-type="string" calcext:value-type="string">
            <text:p>jeton</text:p>
          </table:table-cell>
          <table:table-cell table:number-columns-repeated="2"/>
          <table:table-cell office:value-type="string" calcext:value-type="string">
            <text:p>symbole (char) de type enum : X O et vide ''</text:p>
          </table:table-cell>
          <table:table-cell table:number-columns-repeated="9"/>
          <table:table-cell table:style-name="Default" table:formula="of:= [.H21]&amp;&quot; &quot;&amp;[.I21]&amp;&quot; &quot;&amp;[.D21]&amp;&quot;(&quot;&amp;&quot;)&quot;" office:value-type="string" office:string-value="  jeton()" calcext:value-type="string">
            <text:p><text:s text:c="2"/>jeton()</text:p>
          </table:table-cell>
          <table:table-cell table:formula="of:= [.H21]&amp;&quot; &quot;&amp;[.I21]&amp;&quot; &quot;&amp;[.D21]&amp;&quot;(&quot;&amp;[.K21]&amp;&quot; &quot;&amp;[.L21]&amp;&quot;)&quot;" office:value-type="string" office:string-value="  jeton( )" calcext:value-type="string">
            <text:p><text:s text:c="2"/>jeton( )</text:p>
          </table:table-cell>
          <table:table-cell table:style-name="ce2" table:formula="of:= [.H21]&amp;&quot; &quot;&amp;[.I21]&amp;&quot; &quot;&amp;[.D21]&amp;&quot;(&quot;&amp;[.K21]&amp;&quot; &quot;&amp;[.L21]&amp;&quot;, &quot;&amp;[.M21]&amp;&quot; &quot;&amp;[.N21]&amp;&quot;)&quot;" office:value-type="string" office:string-value="  jeton( ,  )" calcext:value-type="string">
            <text:p><text:s text:c="2"/>jeton( , <text:s/>)</text:p>
          </table:table-cell>
          <table:table-cell table:style-name="ce2" table:formula="of:= [.H21]&amp;&quot; &quot;&amp;[.I21]&amp;&quot; &quot;&amp;[.D21]&amp;&quot;(&quot;&amp;[.K21]&amp;&quot; &quot;&amp;[.L21]&amp;&quot;, &quot;&amp;[.M21]&amp;&quot; &quot;&amp;[.N21]&amp;&quot;, &quot;&amp;[.O21]&amp;&quot; &quot;&amp;[.P21]&amp;&quot;)&quot;" office:value-type="string" office:string-value="  jeton( ,  ,  )" calcext:value-type="string">
            <text:p><text:s text:c="2"/>jeton( 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22]&amp;&quot; &quot;&amp;[.I22]&amp;&quot; &quot;&amp;[.D22]&amp;&quot;(&quot;&amp;&quot;)&quot;" office:value-type="string" office:string-value="  ()" calcext:value-type="string">
            <text:p><text:s text:c="2"/>()</text:p>
          </table:table-cell>
          <table:table-cell table:formula="of:= [.H22]&amp;&quot; &quot;&amp;[.I22]&amp;&quot; &quot;&amp;[.D22]&amp;&quot;(&quot;&amp;[.K22]&amp;&quot; &quot;&amp;[.L22]&amp;&quot;)&quot;" office:value-type="string" office:string-value="  ( )" calcext:value-type="string">
            <text:p><text:s text:c="2"/>( )</text:p>
          </table:table-cell>
          <table:table-cell table:style-name="ce2" table:formula="of:= [.H22]&amp;&quot; &quot;&amp;[.I22]&amp;&quot; &quot;&amp;[.D22]&amp;&quot;(&quot;&amp;[.K22]&amp;&quot; &quot;&amp;[.L22]&amp;&quot;, &quot;&amp;[.M22]&amp;&quot; &quot;&amp;[.N22]&amp;&quot;)&quot;" office:value-type="string" office:string-value="  ( ,  )" calcext:value-type="string">
            <text:p><text:s text:c="2"/>( , <text:s/>)</text:p>
          </table:table-cell>
          <table:table-cell table:style-name="ce2" table:formula="of:= [.H22]&amp;&quot; &quot;&amp;[.I22]&amp;&quot; &quot;&amp;[.D22]&amp;&quot;(&quot;&amp;[.K22]&amp;&quot; &quot;&amp;[.L22]&amp;&quot;, &quot;&amp;[.M22]&amp;&quot; &quot;&amp;[.N22]&amp;&quot;, &quot;&amp;[.O22]&amp;&quot; &quot;&amp;[.P22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ion</text:p>
          </table:table-cell>
          <table:table-cell office:value-type="string" calcext:value-type="string">
            <text:p>direction</text:p>
          </table:table-cell>
          <table:table-cell table:number-columns-repeated="2"/>
          <table:table-cell office:value-type="string" calcext:value-type="string">
            <text:p>direction (x</text:p>
          </table:table-cell>
          <table:table-cell office:value-type="string" calcext:value-type="string">
            <text:p>y) de type enum : EST NORD_EST NORD etc</text:p>
          </table:table-cell>
          <table:table-cell table:number-columns-repeated="8"/>
          <table:table-cell table:style-name="Default" table:formula="of:= [.H23]&amp;&quot; &quot;&amp;[.I23]&amp;&quot; &quot;&amp;[.D23]&amp;&quot;(&quot;&amp;&quot;)&quot;" office:value-type="string" office:string-value="y) de type enum : EST NORD_EST NORD etc  direction()" calcext:value-type="string">
            <text:p>y) de type enum : EST NORD_EST NORD etc <text:s/>direction()</text:p>
          </table:table-cell>
          <table:table-cell table:formula="of:= [.H23]&amp;&quot; &quot;&amp;[.I23]&amp;&quot; &quot;&amp;[.D23]&amp;&quot;(&quot;&amp;[.K23]&amp;&quot; &quot;&amp;[.L23]&amp;&quot;)&quot;" office:value-type="string" office:string-value="y) de type enum : EST NORD_EST NORD etc  direction( )" calcext:value-type="string">
            <text:p>y) de type enum : EST NORD_EST NORD etc <text:s/>direction( )</text:p>
          </table:table-cell>
          <table:table-cell table:style-name="ce2" table:formula="of:= [.H23]&amp;&quot; &quot;&amp;[.I23]&amp;&quot; &quot;&amp;[.D23]&amp;&quot;(&quot;&amp;[.K23]&amp;&quot; &quot;&amp;[.L23]&amp;&quot;, &quot;&amp;[.M23]&amp;&quot; &quot;&amp;[.N23]&amp;&quot;)&quot;" office:value-type="string" office:string-value="y) de type enum : EST NORD_EST NORD etc  direction( ,  )" calcext:value-type="string">
            <text:p>y) de type enum : EST NORD_EST NORD etc <text:s/>direction( , <text:s/>)</text:p>
          </table:table-cell>
          <table:table-cell table:style-name="ce2" table:formula="of:= [.H23]&amp;&quot; &quot;&amp;[.I23]&amp;&quot; &quot;&amp;[.D23]&amp;&quot;(&quot;&amp;[.K23]&amp;&quot; &quot;&amp;[.L23]&amp;&quot;, &quot;&amp;[.M23]&amp;&quot; &quot;&amp;[.N23]&amp;&quot;, &quot;&amp;[.O23]&amp;&quot; &quot;&amp;[.P23]&amp;&quot;)&quot;" office:value-type="string" office:string-value="y) de type enum : EST NORD_EST NORD etc  direction( ,  ,  )" calcext:value-type="string">
            <text:p>y) de type enum : EST NORD_EST NORD etc <text:s/>direction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Dx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24]&amp;&quot; &quot;&amp;[.I24]&amp;&quot; &quot;&amp;[.D24]&amp;&quot;(&quot;&amp;&quot;)&quot;" office:value-type="string" office:string-value="public  ()" calcext:value-type="string">
            <text:p>public <text:s/>()</text:p>
          </table:table-cell>
          <table:table-cell table:formula="of:= [.H24]&amp;&quot; &quot;&amp;[.I24]&amp;&quot; &quot;&amp;[.D24]&amp;&quot;(&quot;&amp;[.K24]&amp;&quot; &quot;&amp;[.L24]&amp;&quot;)&quot;" office:value-type="string" office:string-value="public  (() )" calcext:value-type="string">
            <text:p>public <text:s/>(() )</text:p>
          </table:table-cell>
          <table:table-cell table:style-name="ce2" table:formula="of:= [.H24]&amp;&quot; &quot;&amp;[.I24]&amp;&quot; &quot;&amp;[.D24]&amp;&quot;(&quot;&amp;[.K24]&amp;&quot; &quot;&amp;[.L24]&amp;&quot;, &quot;&amp;[.M24]&amp;&quot; &quot;&amp;[.N24]&amp;&quot;)&quot;" office:value-type="string" office:string-value="public  (() ,  )" calcext:value-type="string">
            <text:p>public <text:s/>(() , <text:s/>)</text:p>
          </table:table-cell>
          <table:table-cell table:style-name="ce2" table:formula="of:= [.H24]&amp;&quot; &quot;&amp;[.I24]&amp;&quot; &quot;&amp;[.D24]&amp;&quot;(&quot;&amp;[.K24]&amp;&quot; &quot;&amp;[.L24]&amp;&quot;, &quot;&amp;[.M24]&amp;&quot; &quot;&amp;[.N24]&amp;&quot;, &quot;&amp;[.O24]&amp;&quot; &quot;&amp;[.P24]&amp;&quot;)&quot;" office:value-type="string" office:string-value="public  (() ,  ,  )" calcext:value-type="string">
            <text:p>public <text:s/>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Dy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25]&amp;&quot; &quot;&amp;[.I25]&amp;&quot; &quot;&amp;[.D25]&amp;&quot;(&quot;&amp;&quot;)&quot;" office:value-type="string" office:string-value="public  ()" calcext:value-type="string">
            <text:p>public <text:s/>()</text:p>
          </table:table-cell>
          <table:table-cell table:formula="of:= [.H25]&amp;&quot; &quot;&amp;[.I25]&amp;&quot; &quot;&amp;[.D25]&amp;&quot;(&quot;&amp;[.K25]&amp;&quot; &quot;&amp;[.L25]&amp;&quot;)&quot;" office:value-type="string" office:string-value="public  (() )" calcext:value-type="string">
            <text:p>public <text:s/>(() )</text:p>
          </table:table-cell>
          <table:table-cell table:style-name="ce2" table:formula="of:= [.H25]&amp;&quot; &quot;&amp;[.I25]&amp;&quot; &quot;&amp;[.D25]&amp;&quot;(&quot;&amp;[.K25]&amp;&quot; &quot;&amp;[.L25]&amp;&quot;, &quot;&amp;[.M25]&amp;&quot; &quot;&amp;[.N25]&amp;&quot;)&quot;" office:value-type="string" office:string-value="public  (() ,  )" calcext:value-type="string">
            <text:p>public <text:s/>(() , <text:s/>)</text:p>
          </table:table-cell>
          <table:table-cell table:style-name="ce2" table:formula="of:= [.H25]&amp;&quot; &quot;&amp;[.I25]&amp;&quot; &quot;&amp;[.D25]&amp;&quot;(&quot;&amp;[.K25]&amp;&quot; &quot;&amp;[.L25]&amp;&quot;, &quot;&amp;[.M25]&amp;&quot; &quot;&amp;[.N25]&amp;&quot;, &quot;&amp;[.O25]&amp;&quot; &quot;&amp;[.P25]&amp;&quot;)&quot;" office:value-type="string" office:string-value="public  (() ,  ,  )" calcext:value-type="string">
            <text:p>public <text:s/>(() 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26]&amp;&quot; &quot;&amp;[.I26]&amp;&quot; &quot;&amp;[.D26]&amp;&quot;(&quot;&amp;&quot;)&quot;" office:value-type="string" office:string-value="  ()" calcext:value-type="string">
            <text:p><text:s text:c="2"/>()</text:p>
          </table:table-cell>
          <table:table-cell table:formula="of:= [.H26]&amp;&quot; &quot;&amp;[.I26]&amp;&quot; &quot;&amp;[.D26]&amp;&quot;(&quot;&amp;[.K26]&amp;&quot; &quot;&amp;[.L26]&amp;&quot;)&quot;" office:value-type="string" office:string-value="  ( )" calcext:value-type="string">
            <text:p><text:s text:c="2"/>( )</text:p>
          </table:table-cell>
          <table:table-cell table:style-name="ce2" table:formula="of:= [.H26]&amp;&quot; &quot;&amp;[.I26]&amp;&quot; &quot;&amp;[.D26]&amp;&quot;(&quot;&amp;[.K26]&amp;&quot; &quot;&amp;[.L26]&amp;&quot;, &quot;&amp;[.M26]&amp;&quot; &quot;&amp;[.N26]&amp;&quot;)&quot;" office:value-type="string" office:string-value="  ( ,  )" calcext:value-type="string">
            <text:p><text:s text:c="2"/>( , <text:s/>)</text:p>
          </table:table-cell>
          <table:table-cell table:style-name="ce2" table:formula="of:= [.H26]&amp;&quot; &quot;&amp;[.I26]&amp;&quot; &quot;&amp;[.D26]&amp;&quot;(&quot;&amp;[.K26]&amp;&quot; &quot;&amp;[.L26]&amp;&quot;, &quot;&amp;[.M26]&amp;&quot; &quot;&amp;[.N26]&amp;&quot;, &quot;&amp;[.O26]&amp;&quot; &quot;&amp;[.P26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tie</text:p>
          </table:table-cell>
          <table:table-cell office:value-type="string" calcext:value-type="string">
            <text:p>victoire</text:p>
          </table:table-cell>
          <table:table-cell/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boolean</text:p>
          </table:table-cell>
          <table:table-cell table:number-columns-repeated="7"/>
          <table:table-cell table:style-name="Default" table:formula="of:= [.H27]&amp;&quot; &quot;&amp;[.I27]&amp;&quot; &quot;&amp;[.D27]&amp;&quot;(&quot;&amp;&quot;)&quot;" office:value-type="string" office:string-value="private boolean victoire()" calcext:value-type="string">
            <text:p>private boolean victoire()</text:p>
          </table:table-cell>
          <table:table-cell table:formula="of:= [.H27]&amp;&quot; &quot;&amp;[.I27]&amp;&quot; &quot;&amp;[.D27]&amp;&quot;(&quot;&amp;[.K27]&amp;&quot; &quot;&amp;[.L27]&amp;&quot;)&quot;" office:value-type="string" office:string-value="private boolean victoire( )" calcext:value-type="string">
            <text:p>private boolean victoire( )</text:p>
          </table:table-cell>
          <table:table-cell table:style-name="ce2" table:formula="of:= [.H27]&amp;&quot; &quot;&amp;[.I27]&amp;&quot; &quot;&amp;[.D27]&amp;&quot;(&quot;&amp;[.K27]&amp;&quot; &quot;&amp;[.L27]&amp;&quot;, &quot;&amp;[.M27]&amp;&quot; &quot;&amp;[.N27]&amp;&quot;)&quot;" office:value-type="string" office:string-value="private boolean victoire( ,  )" calcext:value-type="string">
            <text:p>private boolean victoire( , <text:s/>)</text:p>
          </table:table-cell>
          <table:table-cell table:style-name="ce2" table:formula="of:= [.H27]&amp;&quot; &quot;&amp;[.I27]&amp;&quot; &quot;&amp;[.D27]&amp;&quot;(&quot;&amp;[.K27]&amp;&quot; &quot;&amp;[.L27]&amp;&quot;, &quot;&amp;[.M27]&amp;&quot; &quot;&amp;[.N27]&amp;&quot;, &quot;&amp;[.O27]&amp;&quot; &quot;&amp;[.P27]&amp;&quot;)&quot;" office:value-type="string" office:string-value="private boolean victoire( ,  ,  )" calcext:value-type="string">
            <text:p>private boolean victoire( , <text:s/>, 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on commence � 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nt</text:p>
          </table:table-cell>
          <table:table-cell table:number-columns-repeated="7"/>
          <table:table-cell table:style-name="Default" table:formula="of:= [.H28]&amp;&quot; &quot;&amp;[.I28]&amp;&quot; &quot;&amp;[.D28]&amp;&quot;(&quot;&amp;&quot;)&quot;" office:value-type="string" office:string-value="private int tour()" calcext:value-type="string">
            <text:p>private int tour()</text:p>
          </table:table-cell>
          <table:table-cell table:formula="of:= [.H28]&amp;&quot; &quot;&amp;[.I28]&amp;&quot; &quot;&amp;[.D28]&amp;&quot;(&quot;&amp;[.K28]&amp;&quot; &quot;&amp;[.L28]&amp;&quot;)&quot;" office:value-type="string" office:string-value="private int tour( )" calcext:value-type="string">
            <text:p>private int tour( )</text:p>
          </table:table-cell>
          <table:table-cell table:style-name="ce2" table:formula="of:= [.H28]&amp;&quot; &quot;&amp;[.I28]&amp;&quot; &quot;&amp;[.D28]&amp;&quot;(&quot;&amp;[.K28]&amp;&quot; &quot;&amp;[.L28]&amp;&quot;, &quot;&amp;[.M28]&amp;&quot; &quot;&amp;[.N28]&amp;&quot;)&quot;" office:value-type="string" office:string-value="private int tour( ,  )" calcext:value-type="string">
            <text:p>private int tour( , <text:s/>)</text:p>
          </table:table-cell>
          <table:table-cell table:style-name="ce2" table:formula="of:= [.H28]&amp;&quot; &quot;&amp;[.I28]&amp;&quot; &quot;&amp;[.D28]&amp;&quot;(&quot;&amp;[.K28]&amp;&quot; &quot;&amp;[.L28]&amp;&quot;, &quot;&amp;[.M28]&amp;&quot; &quot;&amp;[.N28]&amp;&quot;, &quot;&amp;[.O28]&amp;&quot; &quot;&amp;[.P28]&amp;&quot;)&quot;" office:value-type="string" office:string-value="private int tour( ,  ,  )" calcext:value-type="string">
            <text:p>private int tour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chNul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6"/>
          <table:table-cell table:style-name="Default" table:formula="of:= [.H29]&amp;&quot; &quot;&amp;[.I29]&amp;&quot; &quot;&amp;[.D29]&amp;&quot;(&quot;&amp;&quot;)&quot;" office:value-type="string" office:string-value="public  ()" calcext:value-type="string">
            <text:p>public <text:s/>()</text:p>
          </table:table-cell>
          <table:table-cell table:formula="of:= [.H29]&amp;&quot; &quot;&amp;[.I29]&amp;&quot; &quot;&amp;[.D29]&amp;&quot;(&quot;&amp;[.K29]&amp;&quot; &quot;&amp;[.L29]&amp;&quot;)&quot;" office:value-type="string" office:string-value="public  ( )" calcext:value-type="string">
            <text:p>public <text:s/>( )</text:p>
          </table:table-cell>
          <table:table-cell table:style-name="ce2" table:formula="of:= [.H29]&amp;&quot; &quot;&amp;[.I29]&amp;&quot; &quot;&amp;[.D29]&amp;&quot;(&quot;&amp;[.K29]&amp;&quot; &quot;&amp;[.L29]&amp;&quot;, &quot;&amp;[.M29]&amp;&quot; &quot;&amp;[.N29]&amp;&quot;)&quot;" office:value-type="string" office:string-value="public  ( ,  )" calcext:value-type="string">
            <text:p>public <text:s/>( , <text:s/>)</text:p>
          </table:table-cell>
          <table:table-cell table:style-name="ce2" table:formula="of:= [.H29]&amp;&quot; &quot;&amp;[.I29]&amp;&quot; &quot;&amp;[.D29]&amp;&quot;(&quot;&amp;[.K29]&amp;&quot; &quot;&amp;[.L29]&amp;&quot;, &quot;&amp;[.M29]&amp;&quot; &quot;&amp;[.N29]&amp;&quot;, &quot;&amp;[.O29]&amp;&quot; &quot;&amp;[.P29]&amp;&quot;)&quot;" office:value-type="string" office:string-value="public  ( ,  ,  )" calcext:value-type="string">
            <text:p>public <text:s/>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tchVictoire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6"/>
          <table:table-cell table:style-name="Default" table:formula="of:= [.H30]&amp;&quot; &quot;&amp;[.I30]&amp;&quot; &quot;&amp;[.D30]&amp;&quot;(&quot;&amp;&quot;)&quot;" office:value-type="string" office:string-value="public  ()" calcext:value-type="string">
            <text:p>public <text:s/>()</text:p>
          </table:table-cell>
          <table:table-cell table:formula="of:= [.H30]&amp;&quot; &quot;&amp;[.I30]&amp;&quot; &quot;&amp;[.D30]&amp;&quot;(&quot;&amp;[.K30]&amp;&quot; &quot;&amp;[.L30]&amp;&quot;)&quot;" office:value-type="string" office:string-value="public  ( )" calcext:value-type="string">
            <text:p>public <text:s/>( )</text:p>
          </table:table-cell>
          <table:table-cell table:style-name="ce2" table:formula="of:= [.H30]&amp;&quot; &quot;&amp;[.I30]&amp;&quot; &quot;&amp;[.D30]&amp;&quot;(&quot;&amp;[.K30]&amp;&quot; &quot;&amp;[.L30]&amp;&quot;, &quot;&amp;[.M30]&amp;&quot; &quot;&amp;[.N30]&amp;&quot;)&quot;" office:value-type="string" office:string-value="public  ( ,  )" calcext:value-type="string">
            <text:p>public <text:s/>( , <text:s/>)</text:p>
          </table:table-cell>
          <table:table-cell table:style-name="ce2" table:formula="of:= [.H30]&amp;&quot; &quot;&amp;[.I30]&amp;&quot; &quot;&amp;[.D30]&amp;&quot;(&quot;&amp;[.K30]&amp;&quot; &quot;&amp;[.L30]&amp;&quot;, &quot;&amp;[.M30]&amp;&quot; &quot;&amp;[.N30]&amp;&quot;, &quot;&amp;[.O30]&amp;&quot; &quot;&amp;[.P30]&amp;&quot;)&quot;" office:value-type="string" office:string-value="public  ( ,  ,  )" calcext:value-type="string">
            <text:p>public <text:s/>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Tour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pair ou impair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int</text:p>
          </table:table-cell>
          <table:table-cell table:number-columns-repeated="6"/>
          <table:table-cell table:style-name="Default" table:formula="of:= [.H31]&amp;&quot; &quot;&amp;[.I31]&amp;&quot; &quot;&amp;[.D31]&amp;&quot;(&quot;&amp;&quot;)&quot;" office:value-type="string" office:string-value="public  ()" calcext:value-type="string">
            <text:p>public <text:s/>()</text:p>
          </table:table-cell>
          <table:table-cell table:formula="of:= [.H31]&amp;&quot; &quot;&amp;[.I31]&amp;&quot; &quot;&amp;[.D31]&amp;&quot;(&quot;&amp;[.K31]&amp;&quot; &quot;&amp;[.L31]&amp;&quot;)&quot;" office:value-type="string" office:string-value="public  ( )" calcext:value-type="string">
            <text:p>public <text:s/>( )</text:p>
          </table:table-cell>
          <table:table-cell table:style-name="ce2" table:formula="of:= [.H31]&amp;&quot; &quot;&amp;[.I31]&amp;&quot; &quot;&amp;[.D31]&amp;&quot;(&quot;&amp;[.K31]&amp;&quot; &quot;&amp;[.L31]&amp;&quot;, &quot;&amp;[.M31]&amp;&quot; &quot;&amp;[.N31]&amp;&quot;)&quot;" office:value-type="string" office:string-value="public  ( ,  )" calcext:value-type="string">
            <text:p>public <text:s/>( , <text:s/>)</text:p>
          </table:table-cell>
          <table:table-cell table:style-name="ce2" table:formula="of:= [.H31]&amp;&quot; &quot;&amp;[.I31]&amp;&quot; &quot;&amp;[.D31]&amp;&quot;(&quot;&amp;[.K31]&amp;&quot; &quot;&amp;[.L31]&amp;&quot;, &quot;&amp;[.M31]&amp;&quot; &quot;&amp;[.N31]&amp;&quot;, &quot;&amp;[.O31]&amp;&quot; &quot;&amp;[.P31]&amp;&quot;)&quot;" office:value-type="string" office:string-value="public  ( ,  ,  )" calcext:value-type="string">
            <text:p>public <text:s/>( 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32]&amp;&quot; &quot;&amp;[.I32]&amp;&quot; &quot;&amp;[.D32]&amp;&quot;(&quot;&amp;&quot;)&quot;" office:value-type="string" office:string-value="  ()" calcext:value-type="string">
            <text:p><text:s text:c="2"/>()</text:p>
          </table:table-cell>
          <table:table-cell table:formula="of:= [.H32]&amp;&quot; &quot;&amp;[.I32]&amp;&quot; &quot;&amp;[.D32]&amp;&quot;(&quot;&amp;[.K32]&amp;&quot; &quot;&amp;[.L32]&amp;&quot;)&quot;" office:value-type="string" office:string-value="  ( )" calcext:value-type="string">
            <text:p><text:s text:c="2"/>( )</text:p>
          </table:table-cell>
          <table:table-cell table:style-name="ce2" table:formula="of:= [.H32]&amp;&quot; &quot;&amp;[.I32]&amp;&quot; &quot;&amp;[.D32]&amp;&quot;(&quot;&amp;[.K32]&amp;&quot; &quot;&amp;[.L32]&amp;&quot;, &quot;&amp;[.M32]&amp;&quot; &quot;&amp;[.N32]&amp;&quot;)&quot;" office:value-type="string" office:string-value="  ( ,  )" calcext:value-type="string">
            <text:p><text:s text:c="2"/>( , <text:s/>)</text:p>
          </table:table-cell>
          <table:table-cell table:style-name="ce2" table:formula="of:= [.H32]&amp;&quot; &quot;&amp;[.I32]&amp;&quot; &quot;&amp;[.D32]&amp;&quot;(&quot;&amp;[.K32]&amp;&quot; &quot;&amp;[.L32]&amp;&quot;, &quot;&amp;[.M32]&amp;&quot; &quot;&amp;[.N32]&amp;&quot;, &quot;&amp;[.O32]&amp;&quot; &quot;&amp;[.P32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saisieCellule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renvoie l input de l utilisateur sous format brute (table à 1 colonne 2 lignes)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tring</text:p>
          </table:table-cell>
          <table:table-cell table:number-columns-repeated="7"/>
          <table:table-cell table:style-name="Default" table:formula="of:= [.H33]&amp;&quot; &quot;&amp;[.I33]&amp;&quot; &quot;&amp;[.D33]&amp;&quot;(&quot;&amp;&quot;)&quot;" office:value-type="string" office:string-value="private String saisieCellule()" calcext:value-type="string">
            <text:p>private String saisieCellule()</text:p>
          </table:table-cell>
          <table:table-cell table:formula="of:= [.H33]&amp;&quot; &quot;&amp;[.I33]&amp;&quot; &quot;&amp;[.D33]&amp;&quot;(&quot;&amp;[.K33]&amp;&quot; &quot;&amp;[.L33]&amp;&quot;)&quot;" office:value-type="string" office:string-value="private String saisieCellule( )" calcext:value-type="string">
            <text:p>private String saisieCellule( )</text:p>
          </table:table-cell>
          <table:table-cell table:style-name="ce2" table:formula="of:= [.H33]&amp;&quot; &quot;&amp;[.I33]&amp;&quot; &quot;&amp;[.D33]&amp;&quot;(&quot;&amp;[.K33]&amp;&quot; &quot;&amp;[.L33]&amp;&quot;, &quot;&amp;[.M33]&amp;&quot; &quot;&amp;[.N33]&amp;&quot;)&quot;" office:value-type="string" office:string-value="private String saisieCellule( ,  )" calcext:value-type="string">
            <text:p>private String saisieCellule( , <text:s/>)</text:p>
          </table:table-cell>
          <table:table-cell table:style-name="ce2" table:formula="of:= [.H33]&amp;&quot; &quot;&amp;[.I33]&amp;&quot; &quot;&amp;[.D33]&amp;&quot;(&quot;&amp;[.K33]&amp;&quot; &quot;&amp;[.L33]&amp;&quot;, &quot;&amp;[.M33]&amp;&quot; &quot;&amp;[.N33]&amp;&quot;, &quot;&amp;[.O33]&amp;&quot; &quot;&amp;[.P33]&amp;&quot;)&quot;" office:value-type="string" office:string-value="private String saisieCellule( ,  ,  )" calcext:value-type="string">
            <text:p>private String saisieCellule( , <text:s/>, 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sageCellule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message sous forme en reponse de la saisieCellule, avec la forme : L’utilisateur X (resp O) a saisie la cellule «[i],[j]»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tring</text:p>
          </table:table-cell>
          <table:table-cell table:number-columns-repeated="7"/>
          <table:table-cell table:style-name="Default" table:formula="of:= [.H34]&amp;&quot; &quot;&amp;[.I34]&amp;&quot; &quot;&amp;[.D34]&amp;&quot;(&quot;&amp;&quot;)&quot;" office:value-type="string" office:string-value="private String messageCellule()" calcext:value-type="string">
            <text:p>private String messageCellule()</text:p>
          </table:table-cell>
          <table:table-cell table:formula="of:= [.H34]&amp;&quot; &quot;&amp;[.I34]&amp;&quot; &quot;&amp;[.D34]&amp;&quot;(&quot;&amp;[.K34]&amp;&quot; &quot;&amp;[.L34]&amp;&quot;)&quot;" office:value-type="string" office:string-value="private String messageCellule( )" calcext:value-type="string">
            <text:p>private String messageCellule( )</text:p>
          </table:table-cell>
          <table:table-cell table:style-name="ce2" table:formula="of:= [.H34]&amp;&quot; &quot;&amp;[.I34]&amp;&quot; &quot;&amp;[.D34]&amp;&quot;(&quot;&amp;[.K34]&amp;&quot; &quot;&amp;[.L34]&amp;&quot;, &quot;&amp;[.M34]&amp;&quot; &quot;&amp;[.N34]&amp;&quot;)&quot;" office:value-type="string" office:string-value="private String messageCellule( ,  )" calcext:value-type="string">
            <text:p>private String messageCellule( , <text:s/>)</text:p>
          </table:table-cell>
          <table:table-cell table:style-name="ce2" table:formula="of:= [.H34]&amp;&quot; &quot;&amp;[.I34]&amp;&quot; &quot;&amp;[.D34]&amp;&quot;(&quot;&amp;[.K34]&amp;&quot; &quot;&amp;[.L34]&amp;&quot;, &quot;&amp;[.M34]&amp;&quot; &quot;&amp;[.N34]&amp;&quot;, &quot;&amp;[.O34]&amp;&quot; &quot;&amp;[.P34]&amp;&quot;)&quot;" office:value-type="string" office:string-value="private String messageCellule( ,  ,  )" calcext:value-type="string">
            <text:p>private String messageCellule( , <text:s/>, 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sageResultat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victoire ou non 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tring</text:p>
          </table:table-cell>
          <table:table-cell table:number-columns-repeated="7"/>
          <table:table-cell table:style-name="Default" table:formula="of:= [.H35]&amp;&quot; &quot;&amp;[.I35]&amp;&quot; &quot;&amp;[.D35]&amp;&quot;(&quot;&amp;&quot;)&quot;" office:value-type="string" office:string-value="private String messageResultat()" calcext:value-type="string">
            <text:p>private String messageResultat()</text:p>
          </table:table-cell>
          <table:table-cell table:formula="of:= [.H35]&amp;&quot; &quot;&amp;[.I35]&amp;&quot; &quot;&amp;[.D35]&amp;&quot;(&quot;&amp;[.K35]&amp;&quot; &quot;&amp;[.L35]&amp;&quot;)&quot;" office:value-type="string" office:string-value="private String messageResultat( )" calcext:value-type="string">
            <text:p>private String messageResultat( )</text:p>
          </table:table-cell>
          <table:table-cell table:style-name="ce2" table:formula="of:= [.H35]&amp;&quot; &quot;&amp;[.I35]&amp;&quot; &quot;&amp;[.D35]&amp;&quot;(&quot;&amp;[.K35]&amp;&quot; &quot;&amp;[.L35]&amp;&quot;, &quot;&amp;[.M35]&amp;&quot; &quot;&amp;[.N35]&amp;&quot;)&quot;" office:value-type="string" office:string-value="private String messageResultat( ,  )" calcext:value-type="string">
            <text:p>private String messageResultat( , <text:s/>)</text:p>
          </table:table-cell>
          <table:table-cell table:style-name="ce2" table:formula="of:= [.H35]&amp;&quot; &quot;&amp;[.I35]&amp;&quot; &quot;&amp;[.D35]&amp;&quot;(&quot;&amp;[.K35]&amp;&quot; &quot;&amp;[.L35]&amp;&quot;, &quot;&amp;[.M35]&amp;&quot; &quot;&amp;[.N35]&amp;&quot;, &quot;&amp;[.O35]&amp;&quot; &quot;&amp;[.P35]&amp;&quot;)&quot;" office:value-type="string" office:string-value="private String messageResultat( ,  ,  )" calcext:value-type="string">
            <text:p>private String messageResultat( , <text:s/>, 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sageTour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quel est le tour et qui doit jouer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tring</text:p>
          </table:table-cell>
          <table:table-cell table:number-columns-repeated="7"/>
          <table:table-cell table:style-name="Default" table:formula="of:= [.H36]&amp;&quot; &quot;&amp;[.I36]&amp;&quot; &quot;&amp;[.D36]&amp;&quot;(&quot;&amp;&quot;)&quot;" office:value-type="string" office:string-value="private String messageTour()" calcext:value-type="string">
            <text:p>private String messageTour()</text:p>
          </table:table-cell>
          <table:table-cell table:formula="of:= [.H36]&amp;&quot; &quot;&amp;[.I36]&amp;&quot; &quot;&amp;[.D36]&amp;&quot;(&quot;&amp;[.K36]&amp;&quot; &quot;&amp;[.L36]&amp;&quot;)&quot;" office:value-type="string" office:string-value="private String messageTour( )" calcext:value-type="string">
            <text:p>private String messageTour( )</text:p>
          </table:table-cell>
          <table:table-cell table:style-name="ce2" table:formula="of:= [.H36]&amp;&quot; &quot;&amp;[.I36]&amp;&quot; &quot;&amp;[.D36]&amp;&quot;(&quot;&amp;[.K36]&amp;&quot; &quot;&amp;[.L36]&amp;&quot;, &quot;&amp;[.M36]&amp;&quot; &quot;&amp;[.N36]&amp;&quot;)&quot;" office:value-type="string" office:string-value="private String messageTour( ,  )" calcext:value-type="string">
            <text:p>private String messageTour( , <text:s/>)</text:p>
          </table:table-cell>
          <table:table-cell table:style-name="ce2" table:formula="of:= [.H36]&amp;&quot; &quot;&amp;[.I36]&amp;&quot; &quot;&amp;[.D36]&amp;&quot;(&quot;&amp;[.K36]&amp;&quot; &quot;&amp;[.L36]&amp;&quot;, &quot;&amp;[.M36]&amp;&quot; &quot;&amp;[.N36]&amp;&quot;, &quot;&amp;[.O36]&amp;&quot; &quot;&amp;[.P36]&amp;&quot;)&quot;" office:value-type="string" office:string-value="private String messageTour( ,  ,  )" calcext:value-type="string">
            <text:p>private String messageTour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SaisieCellule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37]&amp;&quot; &quot;&amp;[.I37]&amp;&quot; &quot;&amp;[.E37]&amp;&quot;(&quot;&amp;&quot;)&quot;" office:value-type="string" office:string-value="public String getSaisieCellule()" calcext:value-type="string">
            <text:p>public String getSaisieCellule()</text:p>
          </table:table-cell>
          <table:table-cell table:formula="of:= [.H37]&amp;&quot; &quot;&amp;[.I37]&amp;&quot; &quot;&amp;[.E37]&amp;&quot;(&quot;&amp;[.K37]&amp;&quot; &quot;&amp;[.L37]&amp;&quot;)&quot;" office:value-type="string" office:string-value="public String getSaisieCellule(() )" calcext:value-type="string">
            <text:p>public String getSaisieCellule(() )</text:p>
          </table:table-cell>
          <table:table-cell table:style-name="ce2" table:formula="of:= [.H37]&amp;&quot; &quot;&amp;[.I37]&amp;&quot; &quot;&amp;[.E37]&amp;&quot;(&quot;&amp;[.K37]&amp;&quot; &quot;&amp;[.L37]&amp;&quot;, &quot;&amp;[.M37]&amp;&quot; &quot;&amp;[.N37]&amp;&quot;)&quot;" office:value-type="string" office:string-value="public String getSaisieCellule(() ,  )" calcext:value-type="string">
            <text:p>public String getSaisieCellule(() , <text:s/>)</text:p>
          </table:table-cell>
          <table:table-cell table:style-name="ce2" table:formula="of:= [.H37]&amp;&quot; &quot;&amp;[.I37]&amp;&quot; &quot;&amp;[.E37]&amp;&quot;(&quot;&amp;[.K37]&amp;&quot; &quot;&amp;[.L37]&amp;&quot;, &quot;&amp;[.M37]&amp;&quot; &quot;&amp;[.N37]&amp;&quot;, &quot;&amp;[.O37]&amp;&quot; &quot;&amp;[.P37]&amp;&quot;)&quot;" office:value-type="string" office:string-value="public String getSaisieCellule(() ,  ,  )" calcext:value-type="string">
            <text:p>public String getSaisieCellule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SaisieCellule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securise le choix de la cellule par l utilisateur l entrée de l utilisateur</text:p>
          </table:table-cell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38]&amp;&quot; &quot;&amp;[.I38]&amp;&quot; &quot;&amp;[.E38]&amp;&quot;(&quot;&amp;&quot;)&quot;" office:value-type="string" office:string-value="public void setSaisieCellule()" calcext:value-type="string">
            <text:p>public void setSaisieCellule()</text:p>
          </table:table-cell>
          <table:table-cell table:formula="of:= [.H38]&amp;&quot; &quot;&amp;[.I38]&amp;&quot; &quot;&amp;[.E38]&amp;&quot;(&quot;&amp;[.K38]&amp;&quot; &quot;&amp;[.L38]&amp;&quot;)&quot;" office:value-type="string" office:string-value="public void setSaisieCellule(() )" calcext:value-type="string">
            <text:p>public void setSaisieCellule(() )</text:p>
          </table:table-cell>
          <table:table-cell table:style-name="ce2" table:formula="of:= [.H38]&amp;&quot; &quot;&amp;[.I38]&amp;&quot; &quot;&amp;[.E38]&amp;&quot;(&quot;&amp;[.K38]&amp;&quot; &quot;&amp;[.L38]&amp;&quot;, &quot;&amp;[.M38]&amp;&quot; &quot;&amp;[.N38]&amp;&quot;)&quot;" office:value-type="string" office:string-value="public void setSaisieCellule(() ,  )" calcext:value-type="string">
            <text:p>public void setSaisieCellule(() , <text:s/>)</text:p>
          </table:table-cell>
          <table:table-cell table:style-name="ce2" table:formula="of:= [.H38]&amp;&quot; &quot;&amp;[.I38]&amp;&quot; &quot;&amp;[.E38]&amp;&quot;(&quot;&amp;[.K38]&amp;&quot; &quot;&amp;[.L38]&amp;&quot;, &quot;&amp;[.M38]&amp;&quot; &quot;&amp;[.N38]&amp;&quot;, &quot;&amp;[.O38]&amp;&quot; &quot;&amp;[.P38]&amp;&quot;)&quot;" office:value-type="string" office:string-value="public void setSaisieCellule(() ,  ,  )" calcext:value-type="string">
            <text:p>public void setSaisieCellule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MessageCellule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39]&amp;&quot; &quot;&amp;[.I39]&amp;&quot; &quot;&amp;[.E39]&amp;&quot;(&quot;&amp;&quot;)&quot;" office:value-type="string" office:string-value="public String getMessageCellule()" calcext:value-type="string">
            <text:p>public String getMessageCellule()</text:p>
          </table:table-cell>
          <table:table-cell table:formula="of:= [.H39]&amp;&quot; &quot;&amp;[.I39]&amp;&quot; &quot;&amp;[.E39]&amp;&quot;(&quot;&amp;[.K39]&amp;&quot; &quot;&amp;[.L39]&amp;&quot;)&quot;" office:value-type="string" office:string-value="public String getMessageCellule(() )" calcext:value-type="string">
            <text:p>public String getMessageCellule(() )</text:p>
          </table:table-cell>
          <table:table-cell table:style-name="ce2" table:formula="of:= [.H39]&amp;&quot; &quot;&amp;[.I39]&amp;&quot; &quot;&amp;[.E39]&amp;&quot;(&quot;&amp;[.K39]&amp;&quot; &quot;&amp;[.L39]&amp;&quot;, &quot;&amp;[.M39]&amp;&quot; &quot;&amp;[.N39]&amp;&quot;)&quot;" office:value-type="string" office:string-value="public String getMessageCellule(() ,  )" calcext:value-type="string">
            <text:p>public String getMessageCellule(() , <text:s/>)</text:p>
          </table:table-cell>
          <table:table-cell table:style-name="ce2" table:formula="of:= [.H39]&amp;&quot; &quot;&amp;[.I39]&amp;&quot; &quot;&amp;[.E39]&amp;&quot;(&quot;&amp;[.K39]&amp;&quot; &quot;&amp;[.L39]&amp;&quot;, &quot;&amp;[.M39]&amp;&quot; &quot;&amp;[.N39]&amp;&quot;, &quot;&amp;[.O39]&amp;&quot; &quot;&amp;[.P39]&amp;&quot;)&quot;" office:value-type="string" office:string-value="public String getMessageCellule(() ,  ,  )" calcext:value-type="string">
            <text:p>public String getMessageCellule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MessageCellule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getSaisie()</text:p>
          </table:table-cell>
          <table:table-cell table:number-columns-repeated="4"/>
          <table:table-cell table:style-name="Default" table:formula="of:= [.H40]&amp;&quot; &quot;&amp;[.I40]&amp;&quot; &quot;&amp;[.E40]&amp;&quot;(&quot;&amp;&quot;)&quot;" office:value-type="string" office:string-value="private void setMessageCellule()" calcext:value-type="string">
            <text:p>private void setMessageCellule()</text:p>
          </table:table-cell>
          <table:table-cell table:formula="of:= [.H40]&amp;&quot; &quot;&amp;[.I40]&amp;&quot; &quot;&amp;[.E40]&amp;&quot;(&quot;&amp;[.K40]&amp;&quot; &quot;&amp;[.L40]&amp;&quot;)&quot;" office:value-type="string" office:string-value="private void setMessageCellule( getSaisie())" calcext:value-type="string">
            <text:p>private void setMessageCellule( getSaisie())</text:p>
          </table:table-cell>
          <table:table-cell table:style-name="ce2" table:formula="of:= [.H40]&amp;&quot; &quot;&amp;[.I40]&amp;&quot; &quot;&amp;[.E40]&amp;&quot;(&quot;&amp;[.K40]&amp;&quot; &quot;&amp;[.L40]&amp;&quot;, &quot;&amp;[.M40]&amp;&quot; &quot;&amp;[.N40]&amp;&quot;)&quot;" office:value-type="string" office:string-value="private void setMessageCellule( getSaisie(),  )" calcext:value-type="string">
            <text:p>private void setMessageCellule( getSaisie(), <text:s/>)</text:p>
          </table:table-cell>
          <table:table-cell table:style-name="ce2" table:formula="of:= [.H40]&amp;&quot; &quot;&amp;[.I40]&amp;&quot; &quot;&amp;[.E40]&amp;&quot;(&quot;&amp;[.K40]&amp;&quot; &quot;&amp;[.L40]&amp;&quot;, &quot;&amp;[.M40]&amp;&quot; &quot;&amp;[.N40]&amp;&quot;, &quot;&amp;[.O40]&amp;&quot; &quot;&amp;[.P40]&amp;&quot;)&quot;" office:value-type="string" office:string-value="private void setMessageCellule( getSaisie(),  ,  )" calcext:value-type="string">
            <text:p>private void setMessageCellule( getSaisie()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41]&amp;&quot; &quot;&amp;[.I41]&amp;&quot; &quot;&amp;[.E41]&amp;&quot;(&quot;&amp;&quot;)&quot;" office:value-type="string" office:string-value="  ()" calcext:value-type="string">
            <text:p><text:s text:c="2"/>()</text:p>
          </table:table-cell>
          <table:table-cell table:formula="of:= [.H41]&amp;&quot; &quot;&amp;[.I41]&amp;&quot; &quot;&amp;[.E41]&amp;&quot;(&quot;&amp;[.K41]&amp;&quot; &quot;&amp;[.L41]&amp;&quot;)&quot;" office:value-type="string" office:string-value="  ( )" calcext:value-type="string">
            <text:p><text:s text:c="2"/>( )</text:p>
          </table:table-cell>
          <table:table-cell table:style-name="ce2" table:formula="of:= [.H41]&amp;&quot; &quot;&amp;[.I41]&amp;&quot; &quot;&amp;[.E41]&amp;&quot;(&quot;&amp;[.K41]&amp;&quot; &quot;&amp;[.L41]&amp;&quot;, &quot;&amp;[.M41]&amp;&quot; &quot;&amp;[.N41]&amp;&quot;)&quot;" office:value-type="string" office:string-value="  ( ,  )" calcext:value-type="string">
            <text:p><text:s text:c="2"/>( , <text:s/>)</text:p>
          </table:table-cell>
          <table:table-cell table:style-name="ce2" table:formula="of:= [.H41]&amp;&quot; &quot;&amp;[.I41]&amp;&quot; &quot;&amp;[.E41]&amp;&quot;(&quot;&amp;[.K41]&amp;&quot; &quot;&amp;[.L41]&amp;&quot;, &quot;&amp;[.M41]&amp;&quot; &quot;&amp;[.N41]&amp;&quot;, &quot;&amp;[.O41]&amp;&quot; &quot;&amp;[.P41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MessageResultat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42]&amp;&quot; &quot;&amp;[.I42]&amp;&quot; &quot;&amp;[.E42]&amp;&quot;(&quot;&amp;&quot;)&quot;" office:value-type="string" office:string-value="public String getMessageResultat()" calcext:value-type="string">
            <text:p>public String getMessageResultat()</text:p>
          </table:table-cell>
          <table:table-cell table:formula="of:= [.H42]&amp;&quot; &quot;&amp;[.I42]&amp;&quot; &quot;&amp;[.E42]&amp;&quot;(&quot;&amp;[.K42]&amp;&quot; &quot;&amp;[.L42]&amp;&quot;)&quot;" office:value-type="string" office:string-value="public String getMessageResultat(() )" calcext:value-type="string">
            <text:p>public String getMessageResultat(() )</text:p>
          </table:table-cell>
          <table:table-cell table:style-name="ce2" table:formula="of:= [.H42]&amp;&quot; &quot;&amp;[.I42]&amp;&quot; &quot;&amp;[.E42]&amp;&quot;(&quot;&amp;[.K42]&amp;&quot; &quot;&amp;[.L42]&amp;&quot;, &quot;&amp;[.M42]&amp;&quot; &quot;&amp;[.N42]&amp;&quot;)&quot;" office:value-type="string" office:string-value="public String getMessageResultat(() ,  )" calcext:value-type="string">
            <text:p>public String getMessageResultat(() , <text:s/>)</text:p>
          </table:table-cell>
          <table:table-cell table:style-name="ce2" table:formula="of:= [.H42]&amp;&quot; &quot;&amp;[.I42]&amp;&quot; &quot;&amp;[.E42]&amp;&quot;(&quot;&amp;[.K42]&amp;&quot; &quot;&amp;[.L42]&amp;&quot;, &quot;&amp;[.M42]&amp;&quot; &quot;&amp;[.N42]&amp;&quot;, &quot;&amp;[.O42]&amp;&quot; &quot;&amp;[.P42]&amp;&quot;)&quot;" office:value-type="string" office:string-value="public String getMessageResultat(() ,  ,  )" calcext:value-type="string">
            <text:p>public String getMessageResultat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MessageResultat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rivate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atchNul()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atchVictoire</text:p>
          </table:table-cell>
          <table:table-cell table:number-columns-repeated="2"/>
          <table:table-cell table:style-name="Default" table:formula="of:= [.H43]&amp;&quot; &quot;&amp;[.I43]&amp;&quot; &quot;&amp;[.E43]&amp;&quot;(&quot;&amp;&quot;)&quot;" office:value-type="string" office:string-value="private void setMessageResultat()" calcext:value-type="string">
            <text:p>private void setMessageResultat()</text:p>
          </table:table-cell>
          <table:table-cell table:formula="of:= [.H43]&amp;&quot; &quot;&amp;[.I43]&amp;&quot; &quot;&amp;[.E43]&amp;&quot;(&quot;&amp;[.K43]&amp;&quot; &quot;&amp;[.L43]&amp;&quot;)&quot;" office:value-type="string" office:string-value="private void setMessageResultat(boolean matchNul())" calcext:value-type="string">
            <text:p>private void setMessageResultat(boolean matchNul())</text:p>
          </table:table-cell>
          <table:table-cell table:style-name="ce2" table:formula="of:= [.H43]&amp;&quot; &quot;&amp;[.I43]&amp;&quot; &quot;&amp;[.E43]&amp;&quot;(&quot;&amp;[.K43]&amp;&quot; &quot;&amp;[.L43]&amp;&quot;, &quot;&amp;[.M43]&amp;&quot; &quot;&amp;[.N43]&amp;&quot;)&quot;" office:value-type="string" office:string-value="private void setMessageResultat(boolean matchNul(), boolean matchVictoire)" calcext:value-type="string">
            <text:p>private void setMessageResultat(boolean matchNul(), boolean matchVictoire)</text:p>
          </table:table-cell>
          <table:table-cell table:style-name="ce2" table:formula="of:= [.H43]&amp;&quot; &quot;&amp;[.I43]&amp;&quot; &quot;&amp;[.E43]&amp;&quot;(&quot;&amp;[.K43]&amp;&quot; &quot;&amp;[.L43]&amp;&quot;, &quot;&amp;[.M43]&amp;&quot; &quot;&amp;[.N43]&amp;&quot;, &quot;&amp;[.O43]&amp;&quot; &quot;&amp;[.P43]&amp;&quot;)&quot;" office:value-type="string" office:string-value="private void setMessageResultat(boolean matchNul(), boolean matchVictoire,  )" calcext:value-type="string">
            <text:p>private void setMessageResultat(boolean matchNul(), boolean matchVictoire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MessageTour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44]&amp;&quot; &quot;&amp;[.I44]&amp;&quot; &quot;&amp;[.E44]&amp;&quot;(&quot;&amp;&quot;)&quot;" office:value-type="string" office:string-value="public String getMessageTour()" calcext:value-type="string">
            <text:p>public String getMessageTour()</text:p>
          </table:table-cell>
          <table:table-cell table:formula="of:= [.H44]&amp;&quot; &quot;&amp;[.I44]&amp;&quot; &quot;&amp;[.E44]&amp;&quot;(&quot;&amp;[.K44]&amp;&quot; &quot;&amp;[.L44]&amp;&quot;)&quot;" office:value-type="string" office:string-value="public String getMessageTour(() )" calcext:value-type="string">
            <text:p>public String getMessageTour(() )</text:p>
          </table:table-cell>
          <table:table-cell table:style-name="ce2" table:formula="of:= [.H44]&amp;&quot; &quot;&amp;[.I44]&amp;&quot; &quot;&amp;[.E44]&amp;&quot;(&quot;&amp;[.K44]&amp;&quot; &quot;&amp;[.L44]&amp;&quot;, &quot;&amp;[.M44]&amp;&quot; &quot;&amp;[.N44]&amp;&quot;)&quot;" office:value-type="string" office:string-value="public String getMessageTour(() ,  )" calcext:value-type="string">
            <text:p>public String getMessageTour(() , <text:s/>)</text:p>
          </table:table-cell>
          <table:table-cell table:style-name="ce2" table:formula="of:= [.H44]&amp;&quot; &quot;&amp;[.I44]&amp;&quot; &quot;&amp;[.E44]&amp;&quot;(&quot;&amp;[.K44]&amp;&quot; &quot;&amp;[.L44]&amp;&quot;, &quot;&amp;[.M44]&amp;&quot; &quot;&amp;[.N44]&amp;&quot;, &quot;&amp;[.O44]&amp;&quot; &quot;&amp;[.P44]&amp;&quot;)&quot;" office:value-type="string" office:string-value="public String getMessageTour(() ,  ,  )" calcext:value-type="string">
            <text:p>public String getMessageTour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MessageTour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rivate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etTour</text:p>
          </table:table-cell>
          <table:table-cell table:number-columns-repeated="4"/>
          <table:table-cell table:style-name="Default" table:formula="of:= [.H45]&amp;&quot; &quot;&amp;[.I45]&amp;&quot; &quot;&amp;[.E45]&amp;&quot;(&quot;&amp;&quot;)&quot;" office:value-type="string" office:string-value="private void setMessageTour()" calcext:value-type="string">
            <text:p>private void setMessageTour()</text:p>
          </table:table-cell>
          <table:table-cell table:formula="of:= [.H45]&amp;&quot; &quot;&amp;[.I45]&amp;&quot; &quot;&amp;[.E45]&amp;&quot;(&quot;&amp;[.K45]&amp;&quot; &quot;&amp;[.L45]&amp;&quot;)&quot;" office:value-type="string" office:string-value="private void setMessageTour(int getTour)" calcext:value-type="string">
            <text:p>private void setMessageTour(int getTour)</text:p>
          </table:table-cell>
          <table:table-cell table:style-name="ce2" table:formula="of:= [.H45]&amp;&quot; &quot;&amp;[.I45]&amp;&quot; &quot;&amp;[.E45]&amp;&quot;(&quot;&amp;[.K45]&amp;&quot; &quot;&amp;[.L45]&amp;&quot;, &quot;&amp;[.M45]&amp;&quot; &quot;&amp;[.N45]&amp;&quot;)&quot;" office:value-type="string" office:string-value="private void setMessageTour(int getTour,  )" calcext:value-type="string">
            <text:p>private void setMessageTour(int getTour, <text:s/>)</text:p>
          </table:table-cell>
          <table:table-cell table:style-name="ce2" table:formula="of:= [.H45]&amp;&quot; &quot;&amp;[.I45]&amp;&quot; &quot;&amp;[.E45]&amp;&quot;(&quot;&amp;[.K45]&amp;&quot; &quot;&amp;[.L45]&amp;&quot;, &quot;&amp;[.M45]&amp;&quot; &quot;&amp;[.N45]&amp;&quot;, &quot;&amp;[.O45]&amp;&quot; &quot;&amp;[.P45]&amp;&quot;)&quot;" office:value-type="string" office:string-value="private void setMessageTour(int getTour,  ,  )" calcext:value-type="string">
            <text:p>private void setMessageTour(int getTour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46]&amp;&quot; &quot;&amp;[.I46]&amp;&quot; &quot;&amp;[.E46]&amp;&quot;(&quot;&amp;&quot;)&quot;" office:value-type="string" office:string-value="  ()" calcext:value-type="string">
            <text:p><text:s text:c="2"/>()</text:p>
          </table:table-cell>
          <table:table-cell table:formula="of:= [.H46]&amp;&quot; &quot;&amp;[.I46]&amp;&quot; &quot;&amp;[.E46]&amp;&quot;(&quot;&amp;[.K46]&amp;&quot; &quot;&amp;[.L46]&amp;&quot;)&quot;" office:value-type="string" office:string-value="  ( )" calcext:value-type="string">
            <text:p><text:s text:c="2"/>( )</text:p>
          </table:table-cell>
          <table:table-cell table:style-name="ce2" table:formula="of:= [.H46]&amp;&quot; &quot;&amp;[.I46]&amp;&quot; &quot;&amp;[.E46]&amp;&quot;(&quot;&amp;[.K46]&amp;&quot; &quot;&amp;[.L46]&amp;&quot;, &quot;&amp;[.M46]&amp;&quot; &quot;&amp;[.N46]&amp;&quot;)&quot;" office:value-type="string" office:string-value="  ( ,  )" calcext:value-type="string">
            <text:p><text:s text:c="2"/>( , <text:s/>)</text:p>
          </table:table-cell>
          <table:table-cell table:style-name="ce2" table:formula="of:= [.H46]&amp;&quot; &quot;&amp;[.I46]&amp;&quot; &quot;&amp;[.E46]&amp;&quot;(&quot;&amp;[.K46]&amp;&quot; &quot;&amp;[.L46]&amp;&quot;, &quot;&amp;[.M46]&amp;&quot; &quot;&amp;[.N46]&amp;&quot;, &quot;&amp;[.O46]&amp;&quot; &quot;&amp;[.P46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office:value-type="string" calcext:value-type="string">
            <text:p>2eme</text:p>
          </table:table-cell>
          <table:table-cell office:value-type="string" calcext:value-type="string">
            <text:p>Tictactoe</text:p>
          </table:table-cell>
          <table:table-cell table:number-columns-repeated="14"/>
          <table:table-cell table:style-name="Default" table:formula="of:= [.H47]&amp;&quot; &quot;&amp;[.I47]&amp;&quot; &quot;&amp;[.E47]&amp;&quot;(&quot;&amp;&quot;)&quot;" office:value-type="string" office:string-value="  ()" calcext:value-type="string">
            <text:p><text:s text:c="2"/>()</text:p>
          </table:table-cell>
          <table:table-cell table:formula="of:= [.H47]&amp;&quot; &quot;&amp;[.I47]&amp;&quot; &quot;&amp;[.E47]&amp;&quot;(&quot;&amp;[.K47]&amp;&quot; &quot;&amp;[.L47]&amp;&quot;)&quot;" office:value-type="string" office:string-value="  ( )" calcext:value-type="string">
            <text:p><text:s text:c="2"/>( )</text:p>
          </table:table-cell>
          <table:table-cell table:style-name="ce2" table:formula="of:= [.H47]&amp;&quot; &quot;&amp;[.I47]&amp;&quot; &quot;&amp;[.E47]&amp;&quot;(&quot;&amp;[.K47]&amp;&quot; &quot;&amp;[.L47]&amp;&quot;, &quot;&amp;[.M47]&amp;&quot; &quot;&amp;[.N47]&amp;&quot;)&quot;" office:value-type="string" office:string-value="  ( ,  )" calcext:value-type="string">
            <text:p><text:s text:c="2"/>( , <text:s/>)</text:p>
          </table:table-cell>
          <table:table-cell table:style-name="ce2" table:formula="of:= [.H47]&amp;&quot; &quot;&amp;[.I47]&amp;&quot; &quot;&amp;[.E47]&amp;&quot;(&quot;&amp;[.K47]&amp;&quot; &quot;&amp;[.L47]&amp;&quot;, &quot;&amp;[.M47]&amp;&quot; &quot;&amp;[.N47]&amp;&quot;, &quot;&amp;[.O47]&amp;&quot; &quot;&amp;[.P47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u</text:p>
          </table:table-cell>
          <table:table-cell office:value-type="string" calcext:value-type="string">
            <text:p>choix</text:p>
          </table:table-cell>
          <table:table-cell/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int</text:p>
          </table:table-cell>
          <table:table-cell table:number-columns-repeated="7"/>
          <table:table-cell table:style-name="Default" table:formula="of:= [.H48]&amp;&quot; &quot;&amp;[.I48]&amp;&quot; &quot;&amp;[.E48]&amp;&quot;(&quot;&amp;&quot;)&quot;" office:value-type="string" office:string-value="private int ()" calcext:value-type="string">
            <text:p>private int ()</text:p>
          </table:table-cell>
          <table:table-cell table:formula="of:= [.H48]&amp;&quot; &quot;&amp;[.I48]&amp;&quot; &quot;&amp;[.E48]&amp;&quot;(&quot;&amp;[.K48]&amp;&quot; &quot;&amp;[.L48]&amp;&quot;)&quot;" office:value-type="string" office:string-value="private int ( )" calcext:value-type="string">
            <text:p>private int ( )</text:p>
          </table:table-cell>
          <table:table-cell table:style-name="ce2" table:formula="of:= [.H48]&amp;&quot; &quot;&amp;[.I48]&amp;&quot; &quot;&amp;[.E48]&amp;&quot;(&quot;&amp;[.K48]&amp;&quot; &quot;&amp;[.L48]&amp;&quot;, &quot;&amp;[.M48]&amp;&quot; &quot;&amp;[.N48]&amp;&quot;)&quot;" office:value-type="string" office:string-value="private int ( ,  )" calcext:value-type="string">
            <text:p>private int ( , <text:s/>)</text:p>
          </table:table-cell>
          <table:table-cell table:style-name="ce2" table:formula="of:= [.H48]&amp;&quot; &quot;&amp;[.I48]&amp;&quot; &quot;&amp;[.E48]&amp;&quot;(&quot;&amp;[.K48]&amp;&quot; &quot;&amp;[.L48]&amp;&quot;, &quot;&amp;[.M48]&amp;&quot; &quot;&amp;[.N48]&amp;&quot;, &quot;&amp;[.O48]&amp;&quot; &quot;&amp;[.P48]&amp;&quot;)&quot;" office:value-type="string" office:string-value="private int ( ,  ,  )" calcext:value-type="string">
            <text:p>private int 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Choix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49]&amp;&quot; &quot;&amp;[.I49]&amp;&quot; &quot;&amp;[.E49]&amp;&quot;(&quot;&amp;&quot;)&quot;" office:value-type="string" office:string-value="public  getChoix()" calcext:value-type="string">
            <text:p>public <text:s/>getChoix()</text:p>
          </table:table-cell>
          <table:table-cell table:formula="of:= [.H49]&amp;&quot; &quot;&amp;[.I49]&amp;&quot; &quot;&amp;[.E49]&amp;&quot;(&quot;&amp;[.K49]&amp;&quot; &quot;&amp;[.L49]&amp;&quot;)&quot;" office:value-type="string" office:string-value="public  getChoix(() )" calcext:value-type="string">
            <text:p>public <text:s/>getChoix(() )</text:p>
          </table:table-cell>
          <table:table-cell table:style-name="ce2" table:formula="of:= [.H49]&amp;&quot; &quot;&amp;[.I49]&amp;&quot; &quot;&amp;[.E49]&amp;&quot;(&quot;&amp;[.K49]&amp;&quot; &quot;&amp;[.L49]&amp;&quot;, &quot;&amp;[.M49]&amp;&quot; &quot;&amp;[.N49]&amp;&quot;)&quot;" office:value-type="string" office:string-value="public  getChoix(() ,  )" calcext:value-type="string">
            <text:p>public <text:s/>getChoix(() , <text:s/>)</text:p>
          </table:table-cell>
          <table:table-cell table:style-name="ce2" table:formula="of:= [.H49]&amp;&quot; &quot;&amp;[.I49]&amp;&quot; &quot;&amp;[.E49]&amp;&quot;(&quot;&amp;[.K49]&amp;&quot; &quot;&amp;[.L49]&amp;&quot;, &quot;&amp;[.M49]&amp;&quot; &quot;&amp;[.N49]&amp;&quot;, &quot;&amp;[.O49]&amp;&quot; &quot;&amp;[.P49]&amp;&quot;)&quot;" office:value-type="string" office:string-value="public  getChoix(() ,  ,  )" calcext:value-type="string">
            <text:p>public <text:s/>getChoix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Choix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50]&amp;&quot; &quot;&amp;[.I50]&amp;&quot; &quot;&amp;[.E50]&amp;&quot;(&quot;&amp;&quot;)&quot;" office:value-type="string" office:string-value="private  setChoix()" calcext:value-type="string">
            <text:p>private <text:s/>setChoix()</text:p>
          </table:table-cell>
          <table:table-cell table:formula="of:= [.H50]&amp;&quot; &quot;&amp;[.I50]&amp;&quot; &quot;&amp;[.E50]&amp;&quot;(&quot;&amp;[.K50]&amp;&quot; &quot;&amp;[.L50]&amp;&quot;)&quot;" office:value-type="string" office:string-value="private  setChoix(() )" calcext:value-type="string">
            <text:p>private <text:s/>setChoix(() )</text:p>
          </table:table-cell>
          <table:table-cell table:style-name="ce2" table:formula="of:= [.H50]&amp;&quot; &quot;&amp;[.I50]&amp;&quot; &quot;&amp;[.E50]&amp;&quot;(&quot;&amp;[.K50]&amp;&quot; &quot;&amp;[.L50]&amp;&quot;, &quot;&amp;[.M50]&amp;&quot; &quot;&amp;[.N50]&amp;&quot;)&quot;" office:value-type="string" office:string-value="private  setChoix(() ,  )" calcext:value-type="string">
            <text:p>private <text:s/>setChoix(() , <text:s/>)</text:p>
          </table:table-cell>
          <table:table-cell table:style-name="ce2" table:formula="of:= [.H50]&amp;&quot; &quot;&amp;[.I50]&amp;&quot; &quot;&amp;[.E50]&amp;&quot;(&quot;&amp;[.K50]&amp;&quot; &quot;&amp;[.L50]&amp;&quot;, &quot;&amp;[.M50]&amp;&quot; &quot;&amp;[.N50]&amp;&quot;, &quot;&amp;[.O50]&amp;&quot; &quot;&amp;[.P50]&amp;&quot;)&quot;" office:value-type="string" office:string-value="private  setChoix(() ,  ,  )" calcext:value-type="string">
            <text:p>private <text:s/>setChoix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ffichageMenu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permet de choisir entre JOUER (TICTACTOE ou Morpion ou Retour) ou REGLES - peut etre static Adrien ne sait pas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51]&amp;&quot; &quot;&amp;[.I51]&amp;&quot; &quot;&amp;[.E51]&amp;&quot;(&quot;&amp;&quot;)&quot;" office:value-type="string" office:string-value="public  affichageMenu()" calcext:value-type="string">
            <text:p>public <text:s/>affichageMenu()</text:p>
          </table:table-cell>
          <table:table-cell table:formula="of:= [.H51]&amp;&quot; &quot;&amp;[.I51]&amp;&quot; &quot;&amp;[.E51]&amp;&quot;(&quot;&amp;[.K51]&amp;&quot; &quot;&amp;[.L51]&amp;&quot;)&quot;" office:value-type="string" office:string-value="public  affichageMenu(() )" calcext:value-type="string">
            <text:p>public <text:s/>affichageMenu(() )</text:p>
          </table:table-cell>
          <table:table-cell table:style-name="ce2" table:formula="of:= [.H51]&amp;&quot; &quot;&amp;[.I51]&amp;&quot; &quot;&amp;[.E51]&amp;&quot;(&quot;&amp;[.K51]&amp;&quot; &quot;&amp;[.L51]&amp;&quot;, &quot;&amp;[.M51]&amp;&quot; &quot;&amp;[.N51]&amp;&quot;)&quot;" office:value-type="string" office:string-value="public  affichageMenu(() ,  )" calcext:value-type="string">
            <text:p>public <text:s/>affichageMenu(() , <text:s/>)</text:p>
          </table:table-cell>
          <table:table-cell table:style-name="ce2" table:formula="of:= [.H51]&amp;&quot; &quot;&amp;[.I51]&amp;&quot; &quot;&amp;[.E51]&amp;&quot;(&quot;&amp;[.K51]&amp;&quot; &quot;&amp;[.L51]&amp;&quot;, &quot;&amp;[.M51]&amp;&quot; &quot;&amp;[.N51]&amp;&quot;, &quot;&amp;[.O51]&amp;&quot; &quot;&amp;[.P51]&amp;&quot;)&quot;" office:value-type="string" office:string-value="public  affichageMenu(() ,  ,  )" calcext:value-type="string">
            <text:p>public <text:s/>affichageMenu(() 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52]&amp;&quot; &quot;&amp;[.I52]&amp;&quot; &quot;&amp;[.E52]&amp;&quot;(&quot;&amp;&quot;)&quot;" office:value-type="string" office:string-value="  ()" calcext:value-type="string">
            <text:p><text:s text:c="2"/>()</text:p>
          </table:table-cell>
          <table:table-cell table:formula="of:= [.H52]&amp;&quot; &quot;&amp;[.I52]&amp;&quot; &quot;&amp;[.E52]&amp;&quot;(&quot;&amp;[.K52]&amp;&quot; &quot;&amp;[.L52]&amp;&quot;)&quot;" office:value-type="string" office:string-value="  ( )" calcext:value-type="string">
            <text:p><text:s text:c="2"/>( )</text:p>
          </table:table-cell>
          <table:table-cell table:style-name="ce2" table:formula="of:= [.H52]&amp;&quot; &quot;&amp;[.I52]&amp;&quot; &quot;&amp;[.E52]&amp;&quot;(&quot;&amp;[.K52]&amp;&quot; &quot;&amp;[.L52]&amp;&quot;, &quot;&amp;[.M52]&amp;&quot; &quot;&amp;[.N52]&amp;&quot;)&quot;" office:value-type="string" office:string-value="  ( ,  )" calcext:value-type="string">
            <text:p><text:s text:c="2"/>( , <text:s/>)</text:p>
          </table:table-cell>
          <table:table-cell table:style-name="ce2" table:formula="of:= [.H52]&amp;&quot; &quot;&amp;[.I52]&amp;&quot; &quot;&amp;[.E52]&amp;&quot;(&quot;&amp;[.K52]&amp;&quot; &quot;&amp;[.L52]&amp;&quot;, &quot;&amp;[.M52]&amp;&quot; &quot;&amp;[.N52]&amp;&quot;, &quot;&amp;[.O52]&amp;&quot; &quot;&amp;[.P52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ille</text:p>
          </table:table-cell>
          <table:table-cell office:value-type="string" calcext:value-type="string">
            <text:p>cellule</text:p>
          </table:table-cell>
          <table:table-cell table:number-columns-repeated="2"/>
          <table:table-cell office:value-type="string" calcext:value-type="string">
            <text:p>Adrien-peut etre a enlever</text:p>
          </table:table-cell>
          <table:table-cell table:number-columns-repeated="9"/>
          <table:table-cell table:style-name="Default" table:formula="of:= [.H53]&amp;&quot; &quot;&amp;[.I53]&amp;&quot; &quot;&amp;[.E53]&amp;&quot;(&quot;&amp;&quot;)&quot;" office:value-type="string" office:string-value="  ()" calcext:value-type="string">
            <text:p><text:s text:c="2"/>()</text:p>
          </table:table-cell>
          <table:table-cell table:formula="of:= [.H53]&amp;&quot; &quot;&amp;[.I53]&amp;&quot; &quot;&amp;[.E53]&amp;&quot;(&quot;&amp;[.K53]&amp;&quot; &quot;&amp;[.L53]&amp;&quot;)&quot;" office:value-type="string" office:string-value="  ( )" calcext:value-type="string">
            <text:p><text:s text:c="2"/>( )</text:p>
          </table:table-cell>
          <table:table-cell table:style-name="ce2" table:formula="of:= [.H53]&amp;&quot; &quot;&amp;[.I53]&amp;&quot; &quot;&amp;[.E53]&amp;&quot;(&quot;&amp;[.K53]&amp;&quot; &quot;&amp;[.L53]&amp;&quot;, &quot;&amp;[.M53]&amp;&quot; &quot;&amp;[.N53]&amp;&quot;)&quot;" office:value-type="string" office:string-value="  ( ,  )" calcext:value-type="string">
            <text:p><text:s text:c="2"/>( , <text:s/>)</text:p>
          </table:table-cell>
          <table:table-cell table:style-name="ce2" table:formula="of:= [.H53]&amp;&quot; &quot;&amp;[.I53]&amp;&quot; &quot;&amp;[.E53]&amp;&quot;(&quot;&amp;[.K53]&amp;&quot; &quot;&amp;[.L53]&amp;&quot;, &quot;&amp;[.M53]&amp;&quot; &quot;&amp;[.N53]&amp;&quot;, &quot;&amp;[.O53]&amp;&quot; &quot;&amp;[.P53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tOuvert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on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gne</text:p>
          </table:table-cell>
          <table:table-cell table:number-columns-repeated="2"/>
          <table:table-cell table:style-name="Default" table:formula="of:= [.H54]&amp;&quot; &quot;&amp;[.I54]&amp;&quot; &quot;&amp;[.E54]&amp;&quot;(&quot;&amp;&quot;)&quot;" office:value-type="string" office:string-value="public  estOuvert()" calcext:value-type="string">
            <text:p>public <text:s/>estOuvert()</text:p>
          </table:table-cell>
          <table:table-cell table:formula="of:= [.H54]&amp;&quot; &quot;&amp;[.I54]&amp;&quot; &quot;&amp;[.E54]&amp;&quot;(&quot;&amp;[.K54]&amp;&quot; &quot;&amp;[.L54]&amp;&quot;)&quot;" office:value-type="string" office:string-value="public  estOuvert(int colonne)" calcext:value-type="string">
            <text:p>public <text:s/>estOuvert(int colonne)</text:p>
          </table:table-cell>
          <table:table-cell table:style-name="ce2" table:formula="of:= [.H54]&amp;&quot; &quot;&amp;[.I54]&amp;&quot; &quot;&amp;[.E54]&amp;&quot;(&quot;&amp;[.K54]&amp;&quot; &quot;&amp;[.L54]&amp;&quot;, &quot;&amp;[.M54]&amp;&quot; &quot;&amp;[.N54]&amp;&quot;)&quot;" office:value-type="string" office:string-value="public  estOuvert(int colonne, int ligne)" calcext:value-type="string">
            <text:p>public <text:s/>estOuvert(int colonne, int ligne)</text:p>
          </table:table-cell>
          <table:table-cell table:style-name="ce2" table:formula="of:= [.H54]&amp;&quot; &quot;&amp;[.I54]&amp;&quot; &quot;&amp;[.E54]&amp;&quot;(&quot;&amp;[.K54]&amp;&quot; &quot;&amp;[.L54]&amp;&quot;, &quot;&amp;[.M54]&amp;&quot; &quot;&amp;[.N54]&amp;&quot;, &quot;&amp;[.O54]&amp;&quot; &quot;&amp;[.P54]&amp;&quot;)&quot;" office:value-type="string" office:string-value="public  estOuvert(int colonne, int ligne,  )" calcext:value-type="string">
            <text:p>public <text:s/>estOuvert(int colonne, int ligne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rJetonAdjacent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placer un jeton acolle aux autres existant (si premier jeton laisser placerJeton de appli 1ere)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on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gne</text:p>
          </table:table-cell>
          <table:table-cell table:number-columns-repeated="2"/>
          <table:table-cell table:style-name="Default" table:formula="of:= [.H55]&amp;&quot; &quot;&amp;[.I55]&amp;&quot; &quot;&amp;[.E55]&amp;&quot;(&quot;&amp;&quot;)&quot;" office:value-type="string" office:string-value="public  placerJetonAdjacent()" calcext:value-type="string">
            <text:p>public <text:s/>placerJetonAdjacent()</text:p>
          </table:table-cell>
          <table:table-cell table:formula="of:= [.H55]&amp;&quot; &quot;&amp;[.I55]&amp;&quot; &quot;&amp;[.E55]&amp;&quot;(&quot;&amp;[.K55]&amp;&quot; &quot;&amp;[.L55]&amp;&quot;)&quot;" office:value-type="string" office:string-value="public  placerJetonAdjacent(int colonne)" calcext:value-type="string">
            <text:p>public <text:s/>placerJetonAdjacent(int colonne)</text:p>
          </table:table-cell>
          <table:table-cell table:style-name="ce2" table:formula="of:= [.H55]&amp;&quot; &quot;&amp;[.I55]&amp;&quot; &quot;&amp;[.E55]&amp;&quot;(&quot;&amp;[.K55]&amp;&quot; &quot;&amp;[.L55]&amp;&quot;, &quot;&amp;[.M55]&amp;&quot; &quot;&amp;[.N55]&amp;&quot;)&quot;" office:value-type="string" office:string-value="public  placerJetonAdjacent(int colonne, int ligne)" calcext:value-type="string">
            <text:p>public <text:s/>placerJetonAdjacent(int colonne, int ligne)</text:p>
          </table:table-cell>
          <table:table-cell table:style-name="ce2" table:formula="of:= [.H55]&amp;&quot; &quot;&amp;[.I55]&amp;&quot; &quot;&amp;[.E55]&amp;&quot;(&quot;&amp;[.K55]&amp;&quot; &quot;&amp;[.L55]&amp;&quot;, &quot;&amp;[.M55]&amp;&quot; &quot;&amp;[.N55]&amp;&quot;, &quot;&amp;[.O55]&amp;&quot; &quot;&amp;[.P55]&amp;&quot;)&quot;" office:value-type="string" office:string-value="public  placerJetonAdjacent(int colonne, int ligne,  )" calcext:value-type="string">
            <text:p>public <text:s/>placerJetonAdjacent(int colonne, int ligne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uvertToFerme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transforme les symboles de maj en minuscul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on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gne</text:p>
          </table:table-cell>
          <table:table-cell table:number-columns-repeated="2"/>
          <table:table-cell table:style-name="Default" table:formula="of:= [.H56]&amp;&quot; &quot;&amp;[.I56]&amp;&quot; &quot;&amp;[.E56]&amp;&quot;(&quot;&amp;&quot;)&quot;" office:value-type="string" office:string-value="private  ouvertToFerme()" calcext:value-type="string">
            <text:p>private <text:s/>ouvertToFerme()</text:p>
          </table:table-cell>
          <table:table-cell table:formula="of:= [.H56]&amp;&quot; &quot;&amp;[.I56]&amp;&quot; &quot;&amp;[.E56]&amp;&quot;(&quot;&amp;[.K56]&amp;&quot; &quot;&amp;[.L56]&amp;&quot;)&quot;" office:value-type="string" office:string-value="private  ouvertToFerme(int colonne)" calcext:value-type="string">
            <text:p>private <text:s/>ouvertToFerme(int colonne)</text:p>
          </table:table-cell>
          <table:table-cell table:style-name="ce2" table:formula="of:= [.H56]&amp;&quot; &quot;&amp;[.I56]&amp;&quot; &quot;&amp;[.E56]&amp;&quot;(&quot;&amp;[.K56]&amp;&quot; &quot;&amp;[.L56]&amp;&quot;, &quot;&amp;[.M56]&amp;&quot; &quot;&amp;[.N56]&amp;&quot;)&quot;" office:value-type="string" office:string-value="private  ouvertToFerme(int colonne, int ligne)" calcext:value-type="string">
            <text:p>private <text:s/>ouvertToFerme(int colonne, int ligne)</text:p>
          </table:table-cell>
          <table:table-cell table:style-name="ce2" table:formula="of:= [.H56]&amp;&quot; &quot;&amp;[.I56]&amp;&quot; &quot;&amp;[.E56]&amp;&quot;(&quot;&amp;[.K56]&amp;&quot; &quot;&amp;[.L56]&amp;&quot;, &quot;&amp;[.M56]&amp;&quot; &quot;&amp;[.N56]&amp;&quot;, &quot;&amp;[.O56]&amp;&quot; &quot;&amp;[.P56]&amp;&quot;)&quot;" office:value-type="string" office:string-value="private  ouvertToFerme(int colonne, int ligne,  )" calcext:value-type="string">
            <text:p>private <text:s/>ouvertToFerme(int colonne, int ligne, <text:s/>)</text:p>
          </table:table-cell>
        </table:table-row>
        <table:table-row table:style-name="ro1">
          <table:table-cell table:number-columns-repeated="16"/>
          <table:table-cell table:style-name="Default" table:formula="of:= [.H57]&amp;&quot; &quot;&amp;[.I57]&amp;&quot; &quot;&amp;[.E57]&amp;&quot;(&quot;&amp;&quot;)&quot;" office:value-type="string" office:string-value="  ()" calcext:value-type="string">
            <text:p><text:s text:c="2"/>()</text:p>
          </table:table-cell>
          <table:table-cell table:formula="of:= [.H57]&amp;&quot; &quot;&amp;[.I57]&amp;&quot; &quot;&amp;[.E57]&amp;&quot;(&quot;&amp;[.K57]&amp;&quot; &quot;&amp;[.L57]&amp;&quot;)&quot;" office:value-type="string" office:string-value="  ( )" calcext:value-type="string">
            <text:p><text:s text:c="2"/>( )</text:p>
          </table:table-cell>
          <table:table-cell table:style-name="ce2" table:formula="of:= [.H57]&amp;&quot; &quot;&amp;[.I57]&amp;&quot; &quot;&amp;[.E57]&amp;&quot;(&quot;&amp;[.K57]&amp;&quot; &quot;&amp;[.L57]&amp;&quot;, &quot;&amp;[.M57]&amp;&quot; &quot;&amp;[.N57]&amp;&quot;)&quot;" office:value-type="string" office:string-value="  ( ,  )" calcext:value-type="string">
            <text:p><text:s text:c="2"/>( , <text:s/>)</text:p>
          </table:table-cell>
          <table:table-cell table:style-name="ce2" table:formula="of:= [.H57]&amp;&quot; &quot;&amp;[.I57]&amp;&quot; &quot;&amp;[.E57]&amp;&quot;(&quot;&amp;[.K57]&amp;&quot; &quot;&amp;[.L57]&amp;&quot;, &quot;&amp;[.M57]&amp;&quot; &quot;&amp;[.N57]&amp;&quot;, &quot;&amp;[.O57]&amp;&quot; &quot;&amp;[.P57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tie</text:p>
          </table:table-cell>
          <table:table-cell office:value-type="string" calcext:value-type="string">
            <text:p>joueur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symbole(char), int (score) (dénombre les points pour un joueur donné)</text:p>
          </table:table-cell>
          <table:table-cell table:number-columns-repeated="9"/>
          <table:table-cell table:style-name="Default" table:formula="of:= [.H58]&amp;&quot; &quot;&amp;[.I58]&amp;&quot; &quot;&amp;[.E58]&amp;&quot;(&quot;&amp;&quot;)&quot;" office:value-type="string" office:string-value="  ()" calcext:value-type="string">
            <text:p><text:s text:c="2"/>()</text:p>
          </table:table-cell>
          <table:table-cell table:formula="of:= [.H58]&amp;&quot; &quot;&amp;[.I58]&amp;&quot; &quot;&amp;[.E58]&amp;&quot;(&quot;&amp;[.K58]&amp;&quot; &quot;&amp;[.L58]&amp;&quot;)&quot;" office:value-type="string" office:string-value="  ( )" calcext:value-type="string">
            <text:p><text:s text:c="2"/>( )</text:p>
          </table:table-cell>
          <table:table-cell table:style-name="ce2" table:formula="of:= [.H58]&amp;&quot; &quot;&amp;[.I58]&amp;&quot; &quot;&amp;[.E58]&amp;&quot;(&quot;&amp;[.K58]&amp;&quot; &quot;&amp;[.L58]&amp;&quot;, &quot;&amp;[.M58]&amp;&quot; &quot;&amp;[.N58]&amp;&quot;)&quot;" office:value-type="string" office:string-value="  ( ,  )" calcext:value-type="string">
            <text:p><text:s text:c="2"/>( , <text:s/>)</text:p>
          </table:table-cell>
          <table:table-cell table:style-name="ce2" table:formula="of:= [.H58]&amp;&quot; &quot;&amp;[.I58]&amp;&quot; &quot;&amp;[.E58]&amp;&quot;(&quot;&amp;[.K58]&amp;&quot; &quot;&amp;[.L58]&amp;&quot;, &quot;&amp;[.M58]&amp;&quot; &quot;&amp;[.N58]&amp;&quot;, &quot;&amp;[.O58]&amp;&quot; &quot;&amp;[.P58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SymboleJoueur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59]&amp;&quot; &quot;&amp;[.I59]&amp;&quot; &quot;&amp;[.E59]&amp;&quot;(&quot;&amp;&quot;)&quot;" office:value-type="string" office:string-value="private  setSymboleJoueur()" calcext:value-type="string">
            <text:p>private <text:s/>setSymboleJoueur()</text:p>
          </table:table-cell>
          <table:table-cell table:formula="of:= [.H59]&amp;&quot; &quot;&amp;[.I59]&amp;&quot; &quot;&amp;[.E59]&amp;&quot;(&quot;&amp;[.K59]&amp;&quot; &quot;&amp;[.L59]&amp;&quot;)&quot;" office:value-type="string" office:string-value="private  setSymboleJoueur(() )" calcext:value-type="string">
            <text:p>private <text:s/>setSymboleJoueur(() )</text:p>
          </table:table-cell>
          <table:table-cell table:style-name="ce2" table:formula="of:= [.H59]&amp;&quot; &quot;&amp;[.I59]&amp;&quot; &quot;&amp;[.E59]&amp;&quot;(&quot;&amp;[.K59]&amp;&quot; &quot;&amp;[.L59]&amp;&quot;, &quot;&amp;[.M59]&amp;&quot; &quot;&amp;[.N59]&amp;&quot;)&quot;" office:value-type="string" office:string-value="private  setSymboleJoueur(() ,  )" calcext:value-type="string">
            <text:p>private <text:s/>setSymboleJoueur(() , <text:s/>)</text:p>
          </table:table-cell>
          <table:table-cell table:style-name="ce2" table:formula="of:= [.H59]&amp;&quot; &quot;&amp;[.I59]&amp;&quot; &quot;&amp;[.E59]&amp;&quot;(&quot;&amp;[.K59]&amp;&quot; &quot;&amp;[.L59]&amp;&quot;, &quot;&amp;[.M59]&amp;&quot; &quot;&amp;[.N59]&amp;&quot;, &quot;&amp;[.O59]&amp;&quot; &quot;&amp;[.P59]&amp;&quot;)&quot;" office:value-type="string" office:string-value="private  setSymboleJoueur(() ,  ,  )" calcext:value-type="string">
            <text:p>private <text:s/>setSymboleJoueur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SymboleJoueur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renvoie le symbole utilisé par un joueur donné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60]&amp;&quot; &quot;&amp;[.I60]&amp;&quot; &quot;&amp;[.E60]&amp;&quot;(&quot;&amp;&quot;)&quot;" office:value-type="string" office:string-value="public  getSymboleJoueur()" calcext:value-type="string">
            <text:p>public <text:s/>getSymboleJoueur()</text:p>
          </table:table-cell>
          <table:table-cell table:formula="of:= [.H60]&amp;&quot; &quot;&amp;[.I60]&amp;&quot; &quot;&amp;[.E60]&amp;&quot;(&quot;&amp;[.K60]&amp;&quot; &quot;&amp;[.L60]&amp;&quot;)&quot;" office:value-type="string" office:string-value="public  getSymboleJoueur(() )" calcext:value-type="string">
            <text:p>public <text:s/>getSymboleJoueur(() )</text:p>
          </table:table-cell>
          <table:table-cell table:style-name="ce2" table:formula="of:= [.H60]&amp;&quot; &quot;&amp;[.I60]&amp;&quot; &quot;&amp;[.E60]&amp;&quot;(&quot;&amp;[.K60]&amp;&quot; &quot;&amp;[.L60]&amp;&quot;, &quot;&amp;[.M60]&amp;&quot; &quot;&amp;[.N60]&amp;&quot;)&quot;" office:value-type="string" office:string-value="public  getSymboleJoueur(() ,  )" calcext:value-type="string">
            <text:p>public <text:s/>getSymboleJoueur(() , <text:s/>)</text:p>
          </table:table-cell>
          <table:table-cell table:style-name="ce2" table:formula="of:= [.H60]&amp;&quot; &quot;&amp;[.I60]&amp;&quot; &quot;&amp;[.E60]&amp;&quot;(&quot;&amp;[.K60]&amp;&quot; &quot;&amp;[.L60]&amp;&quot;, &quot;&amp;[.M60]&amp;&quot; &quot;&amp;[.N60]&amp;&quot;, &quot;&amp;[.O60]&amp;&quot; &quot;&amp;[.P60]&amp;&quot;)&quot;" office:value-type="string" office:string-value="public  getSymboleJoueur(() ,  ,  )" calcext:value-type="string">
            <text:p>public <text:s/>getSymboleJoueur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PointJoueur</text:p>
          </table:table-cell>
          <table:table-cell office:value-type="string" calcext:value-type="string">
            <text:p>� coder</text:p>
          </table:table-cell>
          <table:table-cell/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61]&amp;&quot; &quot;&amp;[.I61]&amp;&quot; &quot;&amp;[.E61]&amp;&quot;(&quot;&amp;&quot;)&quot;" office:value-type="string" office:string-value="private  setPointJoueur()" calcext:value-type="string">
            <text:p>private <text:s/>setPointJoueur()</text:p>
          </table:table-cell>
          <table:table-cell table:formula="of:= [.H61]&amp;&quot; &quot;&amp;[.I61]&amp;&quot; &quot;&amp;[.E61]&amp;&quot;(&quot;&amp;[.K61]&amp;&quot; &quot;&amp;[.L61]&amp;&quot;)&quot;" office:value-type="string" office:string-value="private  setPointJoueur(() )" calcext:value-type="string">
            <text:p>private <text:s/>setPointJoueur(() )</text:p>
          </table:table-cell>
          <table:table-cell table:style-name="ce2" table:formula="of:= [.H61]&amp;&quot; &quot;&amp;[.I61]&amp;&quot; &quot;&amp;[.E61]&amp;&quot;(&quot;&amp;[.K61]&amp;&quot; &quot;&amp;[.L61]&amp;&quot;, &quot;&amp;[.M61]&amp;&quot; &quot;&amp;[.N61]&amp;&quot;)&quot;" office:value-type="string" office:string-value="private  setPointJoueur(() ,  )" calcext:value-type="string">
            <text:p>private <text:s/>setPointJoueur(() , <text:s/>)</text:p>
          </table:table-cell>
          <table:table-cell table:style-name="ce2" table:formula="of:= [.H61]&amp;&quot; &quot;&amp;[.I61]&amp;&quot; &quot;&amp;[.E61]&amp;&quot;(&quot;&amp;[.K61]&amp;&quot; &quot;&amp;[.L61]&amp;&quot;, &quot;&amp;[.M61]&amp;&quot; &quot;&amp;[.N61]&amp;&quot;, &quot;&amp;[.O61]&amp;&quot; &quot;&amp;[.P61]&amp;&quot;)&quot;" office:value-type="string" office:string-value="private  setPointJoueur(() ,  ,  )" calcext:value-type="string">
            <text:p>private <text:s/>setPointJoueur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PointJoueur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renvoie score d un joueur donné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62]&amp;&quot; &quot;&amp;[.I62]&amp;&quot; &quot;&amp;[.E62]&amp;&quot;(&quot;&amp;&quot;)&quot;" office:value-type="string" office:string-value="public  getPointJoueur()" calcext:value-type="string">
            <text:p>public <text:s/>getPointJoueur()</text:p>
          </table:table-cell>
          <table:table-cell table:formula="of:= [.H62]&amp;&quot; &quot;&amp;[.I62]&amp;&quot; &quot;&amp;[.E62]&amp;&quot;(&quot;&amp;[.K62]&amp;&quot; &quot;&amp;[.L62]&amp;&quot;)&quot;" office:value-type="string" office:string-value="public  getPointJoueur(() )" calcext:value-type="string">
            <text:p>public <text:s/>getPointJoueur(() )</text:p>
          </table:table-cell>
          <table:table-cell table:style-name="ce2" table:formula="of:= [.H62]&amp;&quot; &quot;&amp;[.I62]&amp;&quot; &quot;&amp;[.E62]&amp;&quot;(&quot;&amp;[.K62]&amp;&quot; &quot;&amp;[.L62]&amp;&quot;, &quot;&amp;[.M62]&amp;&quot; &quot;&amp;[.N62]&amp;&quot;)&quot;" office:value-type="string" office:string-value="public  getPointJoueur(() ,  )" calcext:value-type="string">
            <text:p>public <text:s/>getPointJoueur(() , <text:s/>)</text:p>
          </table:table-cell>
          <table:table-cell table:style-name="ce2" table:formula="of:= [.H62]&amp;&quot; &quot;&amp;[.I62]&amp;&quot; &quot;&amp;[.E62]&amp;&quot;(&quot;&amp;[.K62]&amp;&quot; &quot;&amp;[.L62]&amp;&quot;, &quot;&amp;[.M62]&amp;&quot; &quot;&amp;[.N62]&amp;&quot;, &quot;&amp;[.O62]&amp;&quot; &quot;&amp;[.P62]&amp;&quot;)&quot;" office:value-type="string" office:string-value="public  getPointJoueur(() ,  ,  )" calcext:value-type="string">
            <text:p>public <text:s/>getPointJoueur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querPoint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augmentation de setPointJoueur avec estAligner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()</text:p>
          </table:table-cell>
          <table:table-cell table:number-columns-repeated="5"/>
          <table:table-cell table:style-name="Default" table:formula="of:= [.H63]&amp;&quot; &quot;&amp;[.I63]&amp;&quot; &quot;&amp;[.E63]&amp;&quot;(&quot;&amp;&quot;)&quot;" office:value-type="string" office:string-value="private  marquerPoint()" calcext:value-type="string">
            <text:p>private <text:s/>marquerPoint()</text:p>
          </table:table-cell>
          <table:table-cell table:formula="of:= [.H63]&amp;&quot; &quot;&amp;[.I63]&amp;&quot; &quot;&amp;[.E63]&amp;&quot;(&quot;&amp;[.K63]&amp;&quot; &quot;&amp;[.L63]&amp;&quot;)&quot;" office:value-type="string" office:string-value="private  marquerPoint(() )" calcext:value-type="string">
            <text:p>private <text:s/>marquerPoint(() )</text:p>
          </table:table-cell>
          <table:table-cell table:style-name="ce2" table:formula="of:= [.H63]&amp;&quot; &quot;&amp;[.I63]&amp;&quot; &quot;&amp;[.E63]&amp;&quot;(&quot;&amp;[.K63]&amp;&quot; &quot;&amp;[.L63]&amp;&quot;, &quot;&amp;[.M63]&amp;&quot; &quot;&amp;[.N63]&amp;&quot;)&quot;" office:value-type="string" office:string-value="private  marquerPoint(() ,  )" calcext:value-type="string">
            <text:p>private <text:s/>marquerPoint(() , <text:s/>)</text:p>
          </table:table-cell>
          <table:table-cell table:style-name="ce2" table:formula="of:= [.H63]&amp;&quot; &quot;&amp;[.I63]&amp;&quot; &quot;&amp;[.E63]&amp;&quot;(&quot;&amp;[.K63]&amp;&quot; &quot;&amp;[.L63]&amp;&quot;, &quot;&amp;[.M63]&amp;&quot; &quot;&amp;[.N63]&amp;&quot;, &quot;&amp;[.O63]&amp;&quot; &quot;&amp;[.P63]&amp;&quot;)&quot;" office:value-type="string" office:string-value="private  marquerPoint(() ,  ,  )" calcext:value-type="string">
            <text:p>private <text:s/>marquerPoint(()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oueur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constructeur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joueu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ymbole</text:p>
          </table:table-cell>
          <table:table-cell table:number-columns-repeated="4"/>
          <table:table-cell table:style-name="Default" table:formula="of:= [.H64]&amp;&quot; &quot;&amp;[.I64]&amp;&quot; &quot;&amp;[.E64]&amp;&quot;(&quot;&amp;&quot;)&quot;" office:value-type="string" office:string-value="public  joueur()" calcext:value-type="string">
            <text:p>public <text:s/>joueur()</text:p>
          </table:table-cell>
          <table:table-cell table:formula="of:= [.H64]&amp;&quot; &quot;&amp;[.I64]&amp;&quot; &quot;&amp;[.E64]&amp;&quot;(&quot;&amp;[.K64]&amp;&quot; &quot;&amp;[.L64]&amp;&quot;)&quot;" office:value-type="string" office:string-value="public  joueur(char symbole)" calcext:value-type="string">
            <text:p>public <text:s/>joueur(char symbole)</text:p>
          </table:table-cell>
          <table:table-cell table:style-name="ce2" table:formula="of:= [.H64]&amp;&quot; &quot;&amp;[.I64]&amp;&quot; &quot;&amp;[.E64]&amp;&quot;(&quot;&amp;[.K64]&amp;&quot; &quot;&amp;[.L64]&amp;&quot;, &quot;&amp;[.M64]&amp;&quot; &quot;&amp;[.N64]&amp;&quot;)&quot;" office:value-type="string" office:string-value="public  joueur(char symbole,  )" calcext:value-type="string">
            <text:p>public <text:s/>joueur(char symbole, <text:s/>)</text:p>
          </table:table-cell>
          <table:table-cell table:style-name="ce2" table:formula="of:= [.H64]&amp;&quot; &quot;&amp;[.I64]&amp;&quot; &quot;&amp;[.E64]&amp;&quot;(&quot;&amp;[.K64]&amp;&quot; &quot;&amp;[.L64]&amp;&quot;, &quot;&amp;[.M64]&amp;&quot; &quot;&amp;[.N64]&amp;&quot;, &quot;&amp;[.O64]&amp;&quot; &quot;&amp;[.P64]&amp;&quot;)&quot;" office:value-type="string" office:string-value="public  joueur(char symbole,  ,  )" calcext:value-type="string">
            <text:p>public <text:s/>joueur(char symbole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65]&amp;&quot; &quot;&amp;[.I65]&amp;&quot; &quot;&amp;[.E65]&amp;&quot;(&quot;&amp;&quot;)&quot;" office:value-type="string" office:string-value="  ()" calcext:value-type="string">
            <text:p><text:s text:c="2"/>()</text:p>
          </table:table-cell>
          <table:table-cell table:formula="of:= [.H65]&amp;&quot; &quot;&amp;[.I65]&amp;&quot; &quot;&amp;[.E65]&amp;&quot;(&quot;&amp;[.K65]&amp;&quot; &quot;&amp;[.L65]&amp;&quot;)&quot;" office:value-type="string" office:string-value="  ( )" calcext:value-type="string">
            <text:p><text:s text:c="2"/>( )</text:p>
          </table:table-cell>
          <table:table-cell table:style-name="ce2" table:formula="of:= [.H65]&amp;&quot; &quot;&amp;[.I65]&amp;&quot; &quot;&amp;[.E65]&amp;&quot;(&quot;&amp;[.K65]&amp;&quot; &quot;&amp;[.L65]&amp;&quot;, &quot;&amp;[.M65]&amp;&quot; &quot;&amp;[.N65]&amp;&quot;)&quot;" office:value-type="string" office:string-value="  ( ,  )" calcext:value-type="string">
            <text:p><text:s text:c="2"/>( , <text:s/>)</text:p>
          </table:table-cell>
          <table:table-cell table:style-name="ce2" table:formula="of:= [.H65]&amp;&quot; &quot;&amp;[.I65]&amp;&quot; &quot;&amp;[.E65]&amp;&quot;(&quot;&amp;[.K65]&amp;&quot; &quot;&amp;[.L65]&amp;&quot;, &quot;&amp;[.M65]&amp;&quot; &quot;&amp;[.N65]&amp;&quot;, &quot;&amp;[.O65]&amp;&quot; &quot;&amp;[.P65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office:value-type="string" calcext:value-type="string">
            <text:p>3em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3"/>
          <table:table-cell table:style-name="Default" table:formula="of:= [.H66]&amp;&quot; &quot;&amp;[.I66]&amp;&quot; &quot;&amp;[.E66]&amp;&quot;(&quot;&amp;&quot;)&quot;" office:value-type="string" office:string-value="  ()" calcext:value-type="string">
            <text:p><text:s text:c="2"/>()</text:p>
          </table:table-cell>
          <table:table-cell table:formula="of:= [.H66]&amp;&quot; &quot;&amp;[.I66]&amp;&quot; &quot;&amp;[.E66]&amp;&quot;(&quot;&amp;[.K66]&amp;&quot; &quot;&amp;[.L66]&amp;&quot;)&quot;" office:value-type="string" office:string-value="  ( )" calcext:value-type="string">
            <text:p><text:s text:c="2"/>( )</text:p>
          </table:table-cell>
          <table:table-cell table:style-name="ce2" table:formula="of:= [.H66]&amp;&quot; &quot;&amp;[.I66]&amp;&quot; &quot;&amp;[.E66]&amp;&quot;(&quot;&amp;[.K66]&amp;&quot; &quot;&amp;[.L66]&amp;&quot;, &quot;&amp;[.M66]&amp;&quot; &quot;&amp;[.N66]&amp;&quot;)&quot;" office:value-type="string" office:string-value="  ( ,  )" calcext:value-type="string">
            <text:p><text:s text:c="2"/>( , <text:s/>)</text:p>
          </table:table-cell>
          <table:table-cell table:style-name="ce2" table:formula="of:= [.H66]&amp;&quot; &quot;&amp;[.I66]&amp;&quot; &quot;&amp;[.E66]&amp;&quot;(&quot;&amp;[.K66]&amp;&quot; &quot;&amp;[.L66]&amp;&quot;, &quot;&amp;[.M66]&amp;&quot; &quot;&amp;[.N66]&amp;&quot;, &quot;&amp;[.O66]&amp;&quot; &quot;&amp;[.P66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/>
          <table:table-cell office:value-type="string" calcext:value-type="string">
            <text:p>Xalignements</text:p>
          </table:table-cell>
          <table:table-cell table:number-columns-repeated="14"/>
          <table:table-cell table:style-name="Default" table:formula="of:= [.H67]&amp;&quot; &quot;&amp;[.I67]&amp;&quot; &quot;&amp;[.E67]&amp;&quot;(&quot;&amp;&quot;)&quot;" office:value-type="string" office:string-value="  ()" calcext:value-type="string">
            <text:p><text:s text:c="2"/>()</text:p>
          </table:table-cell>
          <table:table-cell table:formula="of:= [.H67]&amp;&quot; &quot;&amp;[.I67]&amp;&quot; &quot;&amp;[.E67]&amp;&quot;(&quot;&amp;[.K67]&amp;&quot; &quot;&amp;[.L67]&amp;&quot;)&quot;" office:value-type="string" office:string-value="  ( )" calcext:value-type="string">
            <text:p><text:s text:c="2"/>( )</text:p>
          </table:table-cell>
          <table:table-cell table:style-name="ce2" table:formula="of:= [.H67]&amp;&quot; &quot;&amp;[.I67]&amp;&quot; &quot;&amp;[.E67]&amp;&quot;(&quot;&amp;[.K67]&amp;&quot; &quot;&amp;[.L67]&amp;&quot;, &quot;&amp;[.M67]&amp;&quot; &quot;&amp;[.N67]&amp;&quot;)&quot;" office:value-type="string" office:string-value="  ( ,  )" calcext:value-type="string">
            <text:p><text:s text:c="2"/>( , <text:s/>)</text:p>
          </table:table-cell>
          <table:table-cell table:style-name="ce2" table:formula="of:= [.H67]&amp;&quot; &quot;&amp;[.I67]&amp;&quot; &quot;&amp;[.E67]&amp;&quot;(&quot;&amp;[.K67]&amp;&quot; &quot;&amp;[.L67]&amp;&quot;, &quot;&amp;[.M67]&amp;&quot; &quot;&amp;[.N67]&amp;&quot;, &quot;&amp;[.O67]&amp;&quot; &quot;&amp;[.P67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ille</text:p>
          </table:table-cell>
          <table:table-cell/>
          <table:table-cell office:value-type="string" calcext:value-type="string">
            <text:p>estAlignerX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Est ce que les characteres inclus dans des cellules entre deux cellules données sont de même charactere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tabJeu[i][j]</text:p>
          </table:table-cell>
          <table:table-cell office:value-type="string" calcext:value-type="string">
            <text:p>cellule1</text:p>
          </table:table-cell>
          <table:table-cell office:value-type="string" calcext:value-type="string">
            <text:p>tabJeu[i][j]</text:p>
          </table:table-cell>
          <table:table-cell office:value-type="string" calcext:value-type="string">
            <text:p>cellule2</text:p>
          </table:table-cell>
          <table:table-cell table:number-columns-repeated="2"/>
          <table:table-cell table:style-name="Default" table:formula="of:= [.H68]&amp;&quot; &quot;&amp;[.I68]&amp;&quot; &quot;&amp;[.E68]&amp;&quot;(&quot;&amp;&quot;)&quot;" office:value-type="string" office:string-value="public  estAlignerX()" calcext:value-type="string">
            <text:p>public <text:s/>estAlignerX()</text:p>
          </table:table-cell>
          <table:table-cell table:formula="of:= [.H68]&amp;&quot; &quot;&amp;[.I68]&amp;&quot; &quot;&amp;[.E68]&amp;&quot;(&quot;&amp;[.K68]&amp;&quot; &quot;&amp;[.L68]&amp;&quot;)&quot;" office:value-type="string" office:string-value="public  estAlignerX(tabJeu[i][j] cellule1)" calcext:value-type="string">
            <text:p>public <text:s/>estAlignerX(tabJeu[i][j] cellule1)</text:p>
          </table:table-cell>
          <table:table-cell table:style-name="ce2" table:formula="of:= [.H68]&amp;&quot; &quot;&amp;[.I68]&amp;&quot; &quot;&amp;[.E68]&amp;&quot;(&quot;&amp;[.K68]&amp;&quot; &quot;&amp;[.L68]&amp;&quot;, &quot;&amp;[.M68]&amp;&quot; &quot;&amp;[.N68]&amp;&quot;)&quot;" office:value-type="string" office:string-value="public  estAlignerX(tabJeu[i][j] cellule1, tabJeu[i][j] cellule2)" calcext:value-type="string">
            <text:p>public <text:s/>estAlignerX(tabJeu[i][j] cellule1, tabJeu[i][j] cellule2)</text:p>
          </table:table-cell>
          <table:table-cell table:style-name="ce2" table:formula="of:= [.H68]&amp;&quot; &quot;&amp;[.I68]&amp;&quot; &quot;&amp;[.E68]&amp;&quot;(&quot;&amp;[.K68]&amp;&quot; &quot;&amp;[.L68]&amp;&quot;, &quot;&amp;[.M68]&amp;&quot; &quot;&amp;[.N68]&amp;&quot;, &quot;&amp;[.O68]&amp;&quot; &quot;&amp;[.P68]&amp;&quot;)&quot;" office:value-type="string" office:string-value="public  estAlignerX(tabJeu[i][j] cellule1, tabJeu[i][j] cellule2,  )" calcext:value-type="string">
            <text:p>public <text:s/>estAlignerX(tabJeu[i][j] cellule1, tabJeu[i][j] cellule2, <text:s/>)</text:p>
          </table:table-cell>
        </table:table-row>
        <table:table-row table:style-name="ro1">
          <table:table-cell table:number-columns-repeated="16"/>
          <table:table-cell table:style-name="Default" table:formula="of:= [.H69]&amp;&quot; &quot;&amp;[.I69]&amp;&quot; &quot;&amp;[.E69]&amp;&quot;(&quot;&amp;&quot;)&quot;" office:value-type="string" office:string-value="  ()" calcext:value-type="string">
            <text:p><text:s text:c="2"/>()</text:p>
          </table:table-cell>
          <table:table-cell table:formula="of:= [.H69]&amp;&quot; &quot;&amp;[.I69]&amp;&quot; &quot;&amp;[.E69]&amp;&quot;(&quot;&amp;[.K69]&amp;&quot; &quot;&amp;[.L69]&amp;&quot;)&quot;" office:value-type="string" office:string-value="  ( )" calcext:value-type="string">
            <text:p><text:s text:c="2"/>( )</text:p>
          </table:table-cell>
          <table:table-cell table:style-name="ce2" table:formula="of:= [.H69]&amp;&quot; &quot;&amp;[.I69]&amp;&quot; &quot;&amp;[.E69]&amp;&quot;(&quot;&amp;[.K69]&amp;&quot; &quot;&amp;[.L69]&amp;&quot;, &quot;&amp;[.M69]&amp;&quot; &quot;&amp;[.N69]&amp;&quot;)&quot;" office:value-type="string" office:string-value="  ( ,  )" calcext:value-type="string">
            <text:p><text:s text:c="2"/>( , <text:s/>)</text:p>
          </table:table-cell>
          <table:table-cell table:style-name="ce2" table:formula="of:= [.H69]&amp;&quot; &quot;&amp;[.I69]&amp;&quot; &quot;&amp;[.E69]&amp;&quot;(&quot;&amp;[.K69]&amp;&quot; &quot;&amp;[.L69]&amp;&quot;, &quot;&amp;[.M69]&amp;&quot; &quot;&amp;[.N69]&amp;&quot;, &quot;&amp;[.O69]&amp;&quot; &quot;&amp;[.P69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/>
          <table:table-cell office:value-type="string" calcext:value-type="string">
            <text:p>FormeParticulière</text:p>
          </table:table-cell>
          <table:table-cell table:number-columns-repeated="14"/>
          <table:table-cell table:style-name="Default" table:formula="of:= [.H70]&amp;&quot; &quot;&amp;[.I70]&amp;&quot; &quot;&amp;[.E70]&amp;&quot;(&quot;&amp;&quot;)&quot;" office:value-type="string" office:string-value="  ()" calcext:value-type="string">
            <text:p><text:s text:c="2"/>()</text:p>
          </table:table-cell>
          <table:table-cell table:formula="of:= [.H70]&amp;&quot; &quot;&amp;[.I70]&amp;&quot; &quot;&amp;[.E70]&amp;&quot;(&quot;&amp;[.K70]&amp;&quot; &quot;&amp;[.L70]&amp;&quot;)&quot;" office:value-type="string" office:string-value="  ( )" calcext:value-type="string">
            <text:p><text:s text:c="2"/>( )</text:p>
          </table:table-cell>
          <table:table-cell table:style-name="ce2" table:formula="of:= [.H70]&amp;&quot; &quot;&amp;[.I70]&amp;&quot; &quot;&amp;[.E70]&amp;&quot;(&quot;&amp;[.K70]&amp;&quot; &quot;&amp;[.L70]&amp;&quot;, &quot;&amp;[.M70]&amp;&quot; &quot;&amp;[.N70]&amp;&quot;)&quot;" office:value-type="string" office:string-value="  ( ,  )" calcext:value-type="string">
            <text:p><text:s text:c="2"/>( , <text:s/>)</text:p>
          </table:table-cell>
          <table:table-cell table:style-name="ce2" table:formula="of:= [.H70]&amp;&quot; &quot;&amp;[.I70]&amp;&quot; &quot;&amp;[.E70]&amp;&quot;(&quot;&amp;[.K70]&amp;&quot; &quot;&amp;[.L70]&amp;&quot;, &quot;&amp;[.M70]&amp;&quot; &quot;&amp;[.N70]&amp;&quot;, &quot;&amp;[.O70]&amp;&quot; &quot;&amp;[.P70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tie</text:p>
          </table:table-cell>
          <table:table-cell office:value-type="string" calcext:value-type="string">
            <text:p>tabForme[ligne][colonne]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herite de la classe grille mais ne contiendra que des X </text:p>
          </table:table-cell>
          <table:table-cell office:value-type="string" calcext:value-type="string">
            <text:p>private</text:p>
          </table:table-cell>
          <table:table-cell table:number-columns-repeated="8"/>
          <table:table-cell table:style-name="Default" table:formula="of:= [.H71]&amp;&quot; &quot;&amp;[.I71]&amp;&quot; &quot;&amp;[.E71]&amp;&quot;(&quot;&amp;&quot;)&quot;" office:value-type="string" office:string-value="private  ()" calcext:value-type="string">
            <text:p>private <text:s/>()</text:p>
          </table:table-cell>
          <table:table-cell table:formula="of:= [.H71]&amp;&quot; &quot;&amp;[.I71]&amp;&quot; &quot;&amp;[.E71]&amp;&quot;(&quot;&amp;[.K71]&amp;&quot; &quot;&amp;[.L71]&amp;&quot;)&quot;" office:value-type="string" office:string-value="private  ( )" calcext:value-type="string">
            <text:p>private <text:s/>( )</text:p>
          </table:table-cell>
          <table:table-cell table:style-name="ce2" table:formula="of:= [.H71]&amp;&quot; &quot;&amp;[.I71]&amp;&quot; &quot;&amp;[.E71]&amp;&quot;(&quot;&amp;[.K71]&amp;&quot; &quot;&amp;[.L71]&amp;&quot;, &quot;&amp;[.M71]&amp;&quot; &quot;&amp;[.N71]&amp;&quot;)&quot;" office:value-type="string" office:string-value="private  ( ,  )" calcext:value-type="string">
            <text:p>private <text:s/>( , <text:s/>)</text:p>
          </table:table-cell>
          <table:table-cell table:style-name="ce2" table:formula="of:= [.H71]&amp;&quot; &quot;&amp;[.I71]&amp;&quot; &quot;&amp;[.E71]&amp;&quot;(&quot;&amp;[.K71]&amp;&quot; &quot;&amp;[.L71]&amp;&quot;, &quot;&amp;[.M71]&amp;&quot; &quot;&amp;[.N71]&amp;&quot;, &quot;&amp;[.O71]&amp;&quot; &quot;&amp;[.P71]&amp;&quot;)&quot;" office:value-type="string" office:string-value="private  ( ,  ,  )" calcext:value-type="string">
            <text:p>private <text:s/>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Forme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constructeur en fonction des x places par l utilisateur</text:p>
          </table:table-cell>
          <table:table-cell office:value-type="string" calcext:value-type="string">
            <text:p>public</text:p>
          </table:table-cell>
          <table:table-cell table:number-columns-repeated="8"/>
          <table:table-cell table:style-name="Default" table:formula="of:= [.H72]&amp;&quot; &quot;&amp;[.I72]&amp;&quot; &quot;&amp;[.E72]&amp;&quot;(&quot;&amp;&quot;)&quot;" office:value-type="string" office:string-value="public  tabForme()" calcext:value-type="string">
            <text:p>public <text:s/>tabForme()</text:p>
          </table:table-cell>
          <table:table-cell table:formula="of:= [.H72]&amp;&quot; &quot;&amp;[.I72]&amp;&quot; &quot;&amp;[.E72]&amp;&quot;(&quot;&amp;[.K72]&amp;&quot; &quot;&amp;[.L72]&amp;&quot;)&quot;" office:value-type="string" office:string-value="public  tabForme( )" calcext:value-type="string">
            <text:p>public <text:s/>tabForme( )</text:p>
          </table:table-cell>
          <table:table-cell table:style-name="ce2" table:formula="of:= [.H72]&amp;&quot; &quot;&amp;[.I72]&amp;&quot; &quot;&amp;[.E72]&amp;&quot;(&quot;&amp;[.K72]&amp;&quot; &quot;&amp;[.L72]&amp;&quot;, &quot;&amp;[.M72]&amp;&quot; &quot;&amp;[.N72]&amp;&quot;)&quot;" office:value-type="string" office:string-value="public  tabForme( ,  )" calcext:value-type="string">
            <text:p>public <text:s/>tabForme( , <text:s/>)</text:p>
          </table:table-cell>
          <table:table-cell table:style-name="ce2" table:formula="of:= [.H72]&amp;&quot; &quot;&amp;[.I72]&amp;&quot; &quot;&amp;[.E72]&amp;&quot;(&quot;&amp;[.K72]&amp;&quot; &quot;&amp;[.L72]&amp;&quot;, &quot;&amp;[.M72]&amp;&quot; &quot;&amp;[.N72]&amp;&quot;, &quot;&amp;[.O72]&amp;&quot; &quot;&amp;[.P72]&amp;&quot;)&quot;" office:value-type="string" office:string-value="public  tabForme( ,  ,  )" calcext:value-type="string">
            <text:p>public <text:s/>tabForme( , <text:s/>, 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Forme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linkedList contennant non pas le s coordonnées de la forme à verifier mais les deplacements à réaliser pour aller de points en points afin de realiser la forme</text:p>
          </table:table-cell>
          <table:table-cell office:value-type="string" calcext:value-type="string">
            <text:p>private</text:p>
          </table:table-cell>
          <table:table-cell table:number-columns-repeated="8"/>
          <table:table-cell table:style-name="Default" table:formula="of:= [.H73]&amp;&quot; &quot;&amp;[.I73]&amp;&quot; &quot;&amp;[.E73]&amp;&quot;(&quot;&amp;&quot;)&quot;" office:value-type="string" office:string-value="private  ()" calcext:value-type="string">
            <text:p>private <text:s/>()</text:p>
          </table:table-cell>
          <table:table-cell table:formula="of:= [.H73]&amp;&quot; &quot;&amp;[.I73]&amp;&quot; &quot;&amp;[.E73]&amp;&quot;(&quot;&amp;[.K73]&amp;&quot; &quot;&amp;[.L73]&amp;&quot;)&quot;" office:value-type="string" office:string-value="private  ( )" calcext:value-type="string">
            <text:p>private <text:s/>( )</text:p>
          </table:table-cell>
          <table:table-cell table:style-name="ce2" table:formula="of:= [.H73]&amp;&quot; &quot;&amp;[.I73]&amp;&quot; &quot;&amp;[.E73]&amp;&quot;(&quot;&amp;[.K73]&amp;&quot; &quot;&amp;[.L73]&amp;&quot;, &quot;&amp;[.M73]&amp;&quot; &quot;&amp;[.N73]&amp;&quot;)&quot;" office:value-type="string" office:string-value="private  ( ,  )" calcext:value-type="string">
            <text:p>private <text:s/>( , <text:s/>)</text:p>
          </table:table-cell>
          <table:table-cell table:style-name="ce2" table:formula="of:= [.H73]&amp;&quot; &quot;&amp;[.I73]&amp;&quot; &quot;&amp;[.E73]&amp;&quot;(&quot;&amp;[.K73]&amp;&quot; &quot;&amp;[.L73]&amp;&quot;, &quot;&amp;[.M73]&amp;&quot; &quot;&amp;[.N73]&amp;&quot;, &quot;&amp;[.O73]&amp;&quot; &quot;&amp;[.P73]&amp;&quot;)&quot;" office:value-type="string" office:string-value="private  ( ,  ,  )" calcext:value-type="string">
            <text:p>private <text:s/>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stForme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constructeur</text:p>
          </table:table-cell>
          <table:table-cell office:value-type="string" calcext:value-type="string">
            <text:p>public</text:p>
          </table:table-cell>
          <table:table-cell table:number-columns-repeated="8"/>
          <table:table-cell table:style-name="Default" table:formula="of:= [.H74]&amp;&quot; &quot;&amp;[.I74]&amp;&quot; &quot;&amp;[.E74]&amp;&quot;(&quot;&amp;&quot;)&quot;" office:value-type="string" office:string-value="public  listForme()" calcext:value-type="string">
            <text:p>public <text:s/>listForme()</text:p>
          </table:table-cell>
          <table:table-cell table:formula="of:= [.H74]&amp;&quot; &quot;&amp;[.I74]&amp;&quot; &quot;&amp;[.E74]&amp;&quot;(&quot;&amp;[.K74]&amp;&quot; &quot;&amp;[.L74]&amp;&quot;)&quot;" office:value-type="string" office:string-value="public  listForme( )" calcext:value-type="string">
            <text:p>public <text:s/>listForme( )</text:p>
          </table:table-cell>
          <table:table-cell table:style-name="ce2" table:formula="of:= [.H74]&amp;&quot; &quot;&amp;[.I74]&amp;&quot; &quot;&amp;[.E74]&amp;&quot;(&quot;&amp;[.K74]&amp;&quot; &quot;&amp;[.L74]&amp;&quot;, &quot;&amp;[.M74]&amp;&quot; &quot;&amp;[.N74]&amp;&quot;)&quot;" office:value-type="string" office:string-value="public  listForme( ,  )" calcext:value-type="string">
            <text:p>public <text:s/>listForme( , <text:s/>)</text:p>
          </table:table-cell>
          <table:table-cell table:style-name="ce2" table:formula="of:= [.H74]&amp;&quot; &quot;&amp;[.I74]&amp;&quot; &quot;&amp;[.E74]&amp;&quot;(&quot;&amp;[.K74]&amp;&quot; &quot;&amp;[.L74]&amp;&quot;, &quot;&amp;[.M74]&amp;&quot; &quot;&amp;[.N74]&amp;&quot;, &quot;&amp;[.O74]&amp;&quot; &quot;&amp;[.P74]&amp;&quot;)&quot;" office:value-type="string" office:string-value="public  listForme( ,  ,  )" calcext:value-type="string">
            <text:p>public <text:s/>listForme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dPointForm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invoqué à chaque nouveau jeton mis lors du dessin de la forme par le joueur donné, permet d ajouter un point à verifier</text:p>
          </table:table-cell>
          <table:table-cell office:value-type="string" calcext:value-type="string">
            <text:p>private</text:p>
          </table:table-cell>
          <table:table-cell table:number-columns-repeated="8"/>
          <table:table-cell table:style-name="Default" table:formula="of:= [.H75]&amp;&quot; &quot;&amp;[.I75]&amp;&quot; &quot;&amp;[.E75]&amp;&quot;(&quot;&amp;&quot;)&quot;" office:value-type="string" office:string-value="private  addPointForm()" calcext:value-type="string">
            <text:p>private <text:s/>addPointForm()</text:p>
          </table:table-cell>
          <table:table-cell table:formula="of:= [.H75]&amp;&quot; &quot;&amp;[.I75]&amp;&quot; &quot;&amp;[.E75]&amp;&quot;(&quot;&amp;[.K75]&amp;&quot; &quot;&amp;[.L75]&amp;&quot;)&quot;" office:value-type="string" office:string-value="private  addPointForm( )" calcext:value-type="string">
            <text:p>private <text:s/>addPointForm( )</text:p>
          </table:table-cell>
          <table:table-cell table:style-name="ce2" table:formula="of:= [.H75]&amp;&quot; &quot;&amp;[.I75]&amp;&quot; &quot;&amp;[.E75]&amp;&quot;(&quot;&amp;[.K75]&amp;&quot; &quot;&amp;[.L75]&amp;&quot;, &quot;&amp;[.M75]&amp;&quot; &quot;&amp;[.N75]&amp;&quot;)&quot;" office:value-type="string" office:string-value="private  addPointForm( ,  )" calcext:value-type="string">
            <text:p>private <text:s/>addPointForm( , <text:s/>)</text:p>
          </table:table-cell>
          <table:table-cell table:style-name="ce2" table:formula="of:= [.H75]&amp;&quot; &quot;&amp;[.I75]&amp;&quot; &quot;&amp;[.E75]&amp;&quot;(&quot;&amp;[.K75]&amp;&quot; &quot;&amp;[.L75]&amp;&quot;, &quot;&amp;[.M75]&amp;&quot; &quot;&amp;[.N75]&amp;&quot;, &quot;&amp;[.O75]&amp;&quot; &quot;&amp;[.P75]&amp;&quot;)&quot;" office:value-type="string" office:string-value="private  addPointForm( ,  ,  )" calcext:value-type="string">
            <text:p>private <text:s/>addPointForm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tForme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invoqué à chaque nouveau jeton posé (ou a chaque fois que le nombre de jeoton ouvert est egal à celui du nombre de jeton impliqué dans la forme) lors d une partie, permet de <text:s/>verifier si un nouveau jeton complete un scan de la linkedlist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listForme</text:p>
          </table:table-cell>
          <table:table-cell table:number-columns-repeated="5"/>
          <table:table-cell table:style-name="Default" table:formula="of:= [.H76]&amp;&quot; &quot;&amp;[.I76]&amp;&quot; &quot;&amp;[.E76]&amp;&quot;(&quot;&amp;&quot;)&quot;" office:value-type="string" office:string-value="public  estForme()" calcext:value-type="string">
            <text:p>public <text:s/>estForme()</text:p>
          </table:table-cell>
          <table:table-cell table:formula="of:= [.H76]&amp;&quot; &quot;&amp;[.I76]&amp;&quot; &quot;&amp;[.E76]&amp;&quot;(&quot;&amp;[.K76]&amp;&quot; &quot;&amp;[.L76]&amp;&quot;)&quot;" office:value-type="string" office:string-value="public  estForme(listForme )" calcext:value-type="string">
            <text:p>public <text:s/>estForme(listForme )</text:p>
          </table:table-cell>
          <table:table-cell table:style-name="ce2" table:formula="of:= [.H76]&amp;&quot; &quot;&amp;[.I76]&amp;&quot; &quot;&amp;[.E76]&amp;&quot;(&quot;&amp;[.K76]&amp;&quot; &quot;&amp;[.L76]&amp;&quot;, &quot;&amp;[.M76]&amp;&quot; &quot;&amp;[.N76]&amp;&quot;)&quot;" office:value-type="string" office:string-value="public  estForme(listForme ,  )" calcext:value-type="string">
            <text:p>public <text:s/>estForme(listForme , <text:s/>)</text:p>
          </table:table-cell>
          <table:table-cell table:style-name="ce2" table:formula="of:= [.H76]&amp;&quot; &quot;&amp;[.I76]&amp;&quot; &quot;&amp;[.E76]&amp;&quot;(&quot;&amp;[.K76]&amp;&quot; &quot;&amp;[.L76]&amp;&quot;, &quot;&amp;[.M76]&amp;&quot; &quot;&amp;[.N76]&amp;&quot;, &quot;&amp;[.O76]&amp;&quot; &quot;&amp;[.P76]&amp;&quot;)&quot;" office:value-type="string" office:string-value="public  estForme(listForme ,  ,  )" calcext:value-type="string">
            <text:p>public <text:s/>estForme(listForme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PointForme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permet d aller d un point à un autre avec les déplacements de la listeForm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void</text:p>
          </table:table-cell>
          <table:table-cell table:number-columns-repeated="6"/>
          <table:table-cell table:style-name="Default" table:formula="of:= [.H77]&amp;&quot; &quot;&amp;[.I77]&amp;&quot; &quot;&amp;[.E77]&amp;&quot;(&quot;&amp;&quot;)&quot;" office:value-type="string" office:string-value="private  toPointForme()" calcext:value-type="string">
            <text:p>private <text:s/>toPointForme()</text:p>
          </table:table-cell>
          <table:table-cell table:formula="of:= [.H77]&amp;&quot; &quot;&amp;[.I77]&amp;&quot; &quot;&amp;[.E77]&amp;&quot;(&quot;&amp;[.K77]&amp;&quot; &quot;&amp;[.L77]&amp;&quot;)&quot;" office:value-type="string" office:string-value="private  toPointForme( )" calcext:value-type="string">
            <text:p>private <text:s/>toPointForme( )</text:p>
          </table:table-cell>
          <table:table-cell table:style-name="ce2" table:formula="of:= [.H77]&amp;&quot; &quot;&amp;[.I77]&amp;&quot; &quot;&amp;[.E77]&amp;&quot;(&quot;&amp;[.K77]&amp;&quot; &quot;&amp;[.L77]&amp;&quot;, &quot;&amp;[.M77]&amp;&quot; &quot;&amp;[.N77]&amp;&quot;)&quot;" office:value-type="string" office:string-value="private  toPointForme( ,  )" calcext:value-type="string">
            <text:p>private <text:s/>toPointForme( , <text:s/>)</text:p>
          </table:table-cell>
          <table:table-cell table:style-name="ce2" table:formula="of:= [.H77]&amp;&quot; &quot;&amp;[.I77]&amp;&quot; &quot;&amp;[.E77]&amp;&quot;(&quot;&amp;[.K77]&amp;&quot; &quot;&amp;[.L77]&amp;&quot;, &quot;&amp;[.M77]&amp;&quot; &quot;&amp;[.N77]&amp;&quot;, &quot;&amp;[.O77]&amp;&quot; &quot;&amp;[.P77]&amp;&quot;)&quot;" office:value-type="string" office:string-value="private  toPointForme( ,  ,  )" calcext:value-type="string">
            <text:p>private <text:s/>toPointForme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rcoursForme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permet d aller de point en point de la Forme avec toPointForm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void</text:p>
          </table:table-cell>
          <table:table-cell table:number-columns-repeated="6"/>
          <table:table-cell table:style-name="Default" table:formula="of:= [.H78]&amp;&quot; &quot;&amp;[.I78]&amp;&quot; &quot;&amp;[.E78]&amp;&quot;(&quot;&amp;&quot;)&quot;" office:value-type="string" office:string-value="private  parcoursForme()" calcext:value-type="string">
            <text:p>private <text:s/>parcoursForme()</text:p>
          </table:table-cell>
          <table:table-cell table:formula="of:= [.H78]&amp;&quot; &quot;&amp;[.I78]&amp;&quot; &quot;&amp;[.E78]&amp;&quot;(&quot;&amp;[.K78]&amp;&quot; &quot;&amp;[.L78]&amp;&quot;)&quot;" office:value-type="string" office:string-value="private  parcoursForme( )" calcext:value-type="string">
            <text:p>private <text:s/>parcoursForme( )</text:p>
          </table:table-cell>
          <table:table-cell table:style-name="ce2" table:formula="of:= [.H78]&amp;&quot; &quot;&amp;[.I78]&amp;&quot; &quot;&amp;[.E78]&amp;&quot;(&quot;&amp;[.K78]&amp;&quot; &quot;&amp;[.L78]&amp;&quot;, &quot;&amp;[.M78]&amp;&quot; &quot;&amp;[.N78]&amp;&quot;)&quot;" office:value-type="string" office:string-value="private  parcoursForme( ,  )" calcext:value-type="string">
            <text:p>private <text:s/>parcoursForme( , <text:s/>)</text:p>
          </table:table-cell>
          <table:table-cell table:style-name="ce2" table:formula="of:= [.H78]&amp;&quot; &quot;&amp;[.I78]&amp;&quot; &quot;&amp;[.E78]&amp;&quot;(&quot;&amp;[.K78]&amp;&quot; &quot;&amp;[.L78]&amp;&quot;, &quot;&amp;[.M78]&amp;&quot; &quot;&amp;[.N78]&amp;&quot;, &quot;&amp;[.O78]&amp;&quot; &quot;&amp;[.P78]&amp;&quot;)&quot;" office:value-type="string" office:string-value="private  parcoursForme( ,  ,  )" calcext:value-type="string">
            <text:p>private <text:s/>parcoursForme( 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79]&amp;&quot; &quot;&amp;[.I79]&amp;&quot; &quot;&amp;[.E79]&amp;&quot;(&quot;&amp;&quot;)&quot;" office:value-type="string" office:string-value="  ()" calcext:value-type="string">
            <text:p><text:s text:c="2"/>()</text:p>
          </table:table-cell>
          <table:table-cell table:formula="of:= [.H79]&amp;&quot; &quot;&amp;[.I79]&amp;&quot; &quot;&amp;[.E79]&amp;&quot;(&quot;&amp;[.K79]&amp;&quot; &quot;&amp;[.L79]&amp;&quot;)&quot;" office:value-type="string" office:string-value="  ( )" calcext:value-type="string">
            <text:p><text:s text:c="2"/>( )</text:p>
          </table:table-cell>
          <table:table-cell table:style-name="ce2" table:formula="of:= [.H79]&amp;&quot; &quot;&amp;[.I79]&amp;&quot; &quot;&amp;[.E79]&amp;&quot;(&quot;&amp;[.K79]&amp;&quot; &quot;&amp;[.L79]&amp;&quot;, &quot;&amp;[.M79]&amp;&quot; &quot;&amp;[.N79]&amp;&quot;)&quot;" office:value-type="string" office:string-value="  ( ,  )" calcext:value-type="string">
            <text:p><text:s text:c="2"/>( , <text:s/>)</text:p>
          </table:table-cell>
          <table:table-cell table:style-name="ce2" table:formula="of:= [.H79]&amp;&quot; &quot;&amp;[.I79]&amp;&quot; &quot;&amp;[.E79]&amp;&quot;(&quot;&amp;[.K79]&amp;&quot; &quot;&amp;[.L79]&amp;&quot;, &quot;&amp;[.M79]&amp;&quot; &quot;&amp;[.N79]&amp;&quot;, &quot;&amp;[.O79]&amp;&quot; &quot;&amp;[.P79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/>
          <table:table-cell office:value-type="string" calcext:value-type="string">
            <text:p>Permutation</text:p>
          </table:table-cell>
          <table:table-cell office:value-type="string" calcext:value-type="string">
            <text:p>Grille</text:p>
          </table:table-cell>
          <table:table-cell/>
          <table:table-cell office:value-type="string" calcext:value-type="string">
            <text:p>remplissageGrille</text:p>
          </table:table-cell>
          <table:table-cell/>
          <table:table-cell office:value-type="string" calcext:value-type="string">
            <text:p>remplissage aléatoire avec caractère ouvert, au bout d un nombre d insertion definie, à chaque insertion de nouveau jeton controler si une forme de victoire vient d etre generee, si c est le cas on change le symbole insérer, si cela forme une victoire, on laisse le jeton mais on va <text:s/>modifier le jeton n-1 constituant le forme dans la linkedList, on verifie si ce changement génère une victoire pour le joueur opposé, si c est le cas on laisse le jeton dans sa forme initiale (avant verif) et on passe au jeton n+1</text:p>
          </table:table-cell>
          <table:table-cell office:value-type="string" calcext:value-type="string">
            <text:p>public</text:p>
          </table:table-cell>
          <table:table-cell table:number-columns-repeated="8"/>
          <table:table-cell table:style-name="Default" table:formula="of:= [.H80]&amp;&quot; &quot;&amp;[.I80]&amp;&quot; &quot;&amp;[.E80]&amp;&quot;(&quot;&amp;&quot;)&quot;" office:value-type="string" office:string-value="public  remplissageGrille()" calcext:value-type="string">
            <text:p>public <text:s/>remplissageGrille()</text:p>
          </table:table-cell>
          <table:table-cell table:formula="of:= [.H80]&amp;&quot; &quot;&amp;[.I80]&amp;&quot; &quot;&amp;[.E80]&amp;&quot;(&quot;&amp;[.K80]&amp;&quot; &quot;&amp;[.L80]&amp;&quot;)&quot;" office:value-type="string" office:string-value="public  remplissageGrille( )" calcext:value-type="string">
            <text:p>public <text:s/>remplissageGrille( )</text:p>
          </table:table-cell>
          <table:table-cell table:style-name="ce2" table:formula="of:= [.H80]&amp;&quot; &quot;&amp;[.I80]&amp;&quot; &quot;&amp;[.E80]&amp;&quot;(&quot;&amp;[.K80]&amp;&quot; &quot;&amp;[.L80]&amp;&quot;, &quot;&amp;[.M80]&amp;&quot; &quot;&amp;[.N80]&amp;&quot;)&quot;" office:value-type="string" office:string-value="public  remplissageGrille( ,  )" calcext:value-type="string">
            <text:p>public <text:s/>remplissageGrille( , <text:s/>)</text:p>
          </table:table-cell>
          <table:table-cell table:style-name="ce2" table:formula="of:= [.H80]&amp;&quot; &quot;&amp;[.I80]&amp;&quot; &quot;&amp;[.E80]&amp;&quot;(&quot;&amp;[.K80]&amp;&quot; &quot;&amp;[.L80]&amp;&quot;, &quot;&amp;[.M80]&amp;&quot; &quot;&amp;[.N80]&amp;&quot;, &quot;&amp;[.O80]&amp;&quot; &quot;&amp;[.P80]&amp;&quot;)&quot;" office:value-type="string" office:string-value="public  remplissageGrille( ,  ,  )" calcext:value-type="string">
            <text:p>public <text:s/>remplissageGrille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leverJeton</text:p>
          </table:table-cell>
          <table:table-cell table:number-columns-repeated="2"/>
          <table:table-cell office:value-type="string" calcext:value-type="string">
            <text:p>private</text:p>
          </table:table-cell>
          <table:table-cell table:number-columns-repeated="8"/>
          <table:table-cell table:style-name="Default" table:formula="of:= [.H81]&amp;&quot; &quot;&amp;[.I81]&amp;&quot; &quot;&amp;[.E81]&amp;&quot;(&quot;&amp;&quot;)&quot;" office:value-type="string" office:string-value="private  enleverJeton()" calcext:value-type="string">
            <text:p>private <text:s/>enleverJeton()</text:p>
          </table:table-cell>
          <table:table-cell table:formula="of:= [.H81]&amp;&quot; &quot;&amp;[.I81]&amp;&quot; &quot;&amp;[.E81]&amp;&quot;(&quot;&amp;[.K81]&amp;&quot; &quot;&amp;[.L81]&amp;&quot;)&quot;" office:value-type="string" office:string-value="private  enleverJeton( )" calcext:value-type="string">
            <text:p>private <text:s/>enleverJeton( )</text:p>
          </table:table-cell>
          <table:table-cell table:style-name="ce2" table:formula="of:= [.H81]&amp;&quot; &quot;&amp;[.I81]&amp;&quot; &quot;&amp;[.E81]&amp;&quot;(&quot;&amp;[.K81]&amp;&quot; &quot;&amp;[.L81]&amp;&quot;, &quot;&amp;[.M81]&amp;&quot; &quot;&amp;[.N81]&amp;&quot;)&quot;" office:value-type="string" office:string-value="private  enleverJeton( ,  )" calcext:value-type="string">
            <text:p>private <text:s/>enleverJeton( , <text:s/>)</text:p>
          </table:table-cell>
          <table:table-cell table:style-name="ce2" table:formula="of:= [.H81]&amp;&quot; &quot;&amp;[.I81]&amp;&quot; &quot;&amp;[.E81]&amp;&quot;(&quot;&amp;[.K81]&amp;&quot; &quot;&amp;[.L81]&amp;&quot;, &quot;&amp;[.M81]&amp;&quot; &quot;&amp;[.N81]&amp;&quot;, &quot;&amp;[.O81]&amp;&quot; &quot;&amp;[.P81]&amp;&quot;)&quot;" office:value-type="string" office:string-value="private  enleverJeton( ,  ,  )" calcext:value-type="string">
            <text:p>private <text:s/>enleverJeton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mutation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enleverJeton puis placerJeton dans la cellule qui vient d etre enlever à partir de la cellule destination puis enleverJeton dans la cellule source puis placerJeton dans la cellule source</text:p>
          </table:table-cell>
          <table:table-cell office:value-type="string" calcext:value-type="string">
            <text:p>publiv</text:p>
          </table:table-cell>
          <table:table-cell table:number-columns-repeated="8"/>
          <table:table-cell table:style-name="Default" table:formula="of:= [.H82]&amp;&quot; &quot;&amp;[.I82]&amp;&quot; &quot;&amp;[.E82]&amp;&quot;(&quot;&amp;&quot;)&quot;" office:value-type="string" office:string-value="publiv  permutation()" calcext:value-type="string">
            <text:p>publiv <text:s/>permutation()</text:p>
          </table:table-cell>
          <table:table-cell table:formula="of:= [.H82]&amp;&quot; &quot;&amp;[.I82]&amp;&quot; &quot;&amp;[.E82]&amp;&quot;(&quot;&amp;[.K82]&amp;&quot; &quot;&amp;[.L82]&amp;&quot;)&quot;" office:value-type="string" office:string-value="publiv  permutation( )" calcext:value-type="string">
            <text:p>publiv <text:s/>permutation( )</text:p>
          </table:table-cell>
          <table:table-cell table:style-name="ce2" table:formula="of:= [.H82]&amp;&quot; &quot;&amp;[.I82]&amp;&quot; &quot;&amp;[.E82]&amp;&quot;(&quot;&amp;[.K82]&amp;&quot; &quot;&amp;[.L82]&amp;&quot;, &quot;&amp;[.M82]&amp;&quot; &quot;&amp;[.N82]&amp;&quot;)&quot;" office:value-type="string" office:string-value="publiv  permutation( ,  )" calcext:value-type="string">
            <text:p>publiv <text:s/>permutation( , <text:s/>)</text:p>
          </table:table-cell>
          <table:table-cell table:style-name="ce2" table:formula="of:= [.H82]&amp;&quot; &quot;&amp;[.I82]&amp;&quot; &quot;&amp;[.E82]&amp;&quot;(&quot;&amp;[.K82]&amp;&quot; &quot;&amp;[.L82]&amp;&quot;, &quot;&amp;[.M82]&amp;&quot; &quot;&amp;[.N82]&amp;&quot;, &quot;&amp;[.O82]&amp;&quot; &quot;&amp;[.P82]&amp;&quot;)&quot;" office:value-type="string" office:string-value="publiv  permutation( ,  ,  )" calcext:value-type="string">
            <text:p>publiv <text:s/>permutation( 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83]&amp;&quot; &quot;&amp;[.I83]&amp;&quot; &quot;&amp;[.E83]&amp;&quot;(&quot;&amp;&quot;)&quot;" office:value-type="string" office:string-value="  ()" calcext:value-type="string">
            <text:p><text:s text:c="2"/>()</text:p>
          </table:table-cell>
          <table:table-cell table:formula="of:= [.H83]&amp;&quot; &quot;&amp;[.I83]&amp;&quot; &quot;&amp;[.E83]&amp;&quot;(&quot;&amp;[.K83]&amp;&quot; &quot;&amp;[.L83]&amp;&quot;)&quot;" office:value-type="string" office:string-value="  ( )" calcext:value-type="string">
            <text:p><text:s text:c="2"/>( )</text:p>
          </table:table-cell>
          <table:table-cell table:style-name="ce2" table:formula="of:= [.H83]&amp;&quot; &quot;&amp;[.I83]&amp;&quot; &quot;&amp;[.E83]&amp;&quot;(&quot;&amp;[.K83]&amp;&quot; &quot;&amp;[.L83]&amp;&quot;, &quot;&amp;[.M83]&amp;&quot; &quot;&amp;[.N83]&amp;&quot;)&quot;" office:value-type="string" office:string-value="  ( ,  )" calcext:value-type="string">
            <text:p><text:s text:c="2"/>( , <text:s/>)</text:p>
          </table:table-cell>
          <table:table-cell table:style-name="ce2" table:formula="of:= [.H83]&amp;&quot; &quot;&amp;[.I83]&amp;&quot; &quot;&amp;[.E83]&amp;&quot;(&quot;&amp;[.K83]&amp;&quot; &quot;&amp;[.L83]&amp;&quot;, &quot;&amp;[.M83]&amp;&quot; &quot;&amp;[.N83]&amp;&quot;, &quot;&amp;[.O83]&amp;&quot; &quot;&amp;[.P83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saisiePermutation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renvoie l input de l utilisateur sous format brute (table à 1 colonne 2 lignes)</text:p>
          </table:table-cell>
          <table:table-cell table:number-columns-repeated="9"/>
          <table:table-cell table:style-name="Default" table:formula="of:= [.H84]&amp;&quot; &quot;&amp;[.I84]&amp;&quot; &quot;&amp;[.E84]&amp;&quot;(&quot;&amp;&quot;)&quot;" office:value-type="string" office:string-value="  ()" calcext:value-type="string">
            <text:p><text:s text:c="2"/>()</text:p>
          </table:table-cell>
          <table:table-cell table:formula="of:= [.H84]&amp;&quot; &quot;&amp;[.I84]&amp;&quot; &quot;&amp;[.E84]&amp;&quot;(&quot;&amp;[.K84]&amp;&quot; &quot;&amp;[.L84]&amp;&quot;)&quot;" office:value-type="string" office:string-value="  ( )" calcext:value-type="string">
            <text:p><text:s text:c="2"/>( )</text:p>
          </table:table-cell>
          <table:table-cell table:style-name="ce2" table:formula="of:= [.H84]&amp;&quot; &quot;&amp;[.I84]&amp;&quot; &quot;&amp;[.E84]&amp;&quot;(&quot;&amp;[.K84]&amp;&quot; &quot;&amp;[.L84]&amp;&quot;, &quot;&amp;[.M84]&amp;&quot; &quot;&amp;[.N84]&amp;&quot;)&quot;" office:value-type="string" office:string-value="  ( ,  )" calcext:value-type="string">
            <text:p><text:s text:c="2"/>( , <text:s/>)</text:p>
          </table:table-cell>
          <table:table-cell table:style-name="ce2" table:formula="of:= [.H84]&amp;&quot; &quot;&amp;[.I84]&amp;&quot; &quot;&amp;[.E84]&amp;&quot;(&quot;&amp;[.K84]&amp;&quot; &quot;&amp;[.L84]&amp;&quot;, &quot;&amp;[.M84]&amp;&quot; &quot;&amp;[.N84]&amp;&quot;, &quot;&amp;[.O84]&amp;&quot; &quot;&amp;[.P84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sagePermutation</text:p>
          </table:table-cell>
          <table:table-cell/>
          <table:table-cell office:value-type="string" calcext:value-type="string">
            <text:p>� coder</text:p>
          </table:table-cell>
          <table:table-cell office:value-type="string" calcext:value-type="string">
            <text:p>message sous forme en reponse de l appel deux fois à saisie cellule saisieCellule, avec la forme : L’utilisateur X (resp O) a permute la cellule «[i],[j]» avec la cellule <text:s/>«[i],[j]»</text:p>
          </table:table-cell>
          <table:table-cell table:number-columns-repeated="9"/>
          <table:table-cell table:style-name="Default" table:formula="of:= [.H85]&amp;&quot; &quot;&amp;[.I85]&amp;&quot; &quot;&amp;[.E85]&amp;&quot;(&quot;&amp;&quot;)&quot;" office:value-type="string" office:string-value="  ()" calcext:value-type="string">
            <text:p><text:s text:c="2"/>()</text:p>
          </table:table-cell>
          <table:table-cell table:formula="of:= [.H85]&amp;&quot; &quot;&amp;[.I85]&amp;&quot; &quot;&amp;[.E85]&amp;&quot;(&quot;&amp;[.K85]&amp;&quot; &quot;&amp;[.L85]&amp;&quot;)&quot;" office:value-type="string" office:string-value="  ( )" calcext:value-type="string">
            <text:p><text:s text:c="2"/>( )</text:p>
          </table:table-cell>
          <table:table-cell table:style-name="ce2" table:formula="of:= [.H85]&amp;&quot; &quot;&amp;[.I85]&amp;&quot; &quot;&amp;[.E85]&amp;&quot;(&quot;&amp;[.K85]&amp;&quot; &quot;&amp;[.L85]&amp;&quot;, &quot;&amp;[.M85]&amp;&quot; &quot;&amp;[.N85]&amp;&quot;)&quot;" office:value-type="string" office:string-value="  ( ,  )" calcext:value-type="string">
            <text:p><text:s text:c="2"/>( , <text:s/>)</text:p>
          </table:table-cell>
          <table:table-cell table:style-name="ce2" table:formula="of:= [.H85]&amp;&quot; &quot;&amp;[.I85]&amp;&quot; &quot;&amp;[.E85]&amp;&quot;(&quot;&amp;[.K85]&amp;&quot; &quot;&amp;[.L85]&amp;&quot;, &quot;&amp;[.M85]&amp;&quot; &quot;&amp;[.N85]&amp;&quot;, &quot;&amp;[.O85]&amp;&quot; &quot;&amp;[.P85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tMessagePermutation</text:p>
          </table:table-cell>
          <table:table-cell table:number-columns-repeated="11"/>
          <table:table-cell table:style-name="Default" table:formula="of:= [.H86]&amp;&quot; &quot;&amp;[.I86]&amp;&quot; &quot;&amp;[.E86]&amp;&quot;(&quot;&amp;&quot;)&quot;" office:value-type="string" office:string-value="  getMessagePermutation()" calcext:value-type="string">
            <text:p><text:s text:c="2"/>getMessagePermutation()</text:p>
          </table:table-cell>
          <table:table-cell table:formula="of:= [.H86]&amp;&quot; &quot;&amp;[.I86]&amp;&quot; &quot;&amp;[.E86]&amp;&quot;(&quot;&amp;[.K86]&amp;&quot; &quot;&amp;[.L86]&amp;&quot;)&quot;" office:value-type="string" office:string-value="  getMessagePermutation( )" calcext:value-type="string">
            <text:p><text:s text:c="2"/>getMessagePermutation( )</text:p>
          </table:table-cell>
          <table:table-cell table:style-name="ce2" table:formula="of:= [.H86]&amp;&quot; &quot;&amp;[.I86]&amp;&quot; &quot;&amp;[.E86]&amp;&quot;(&quot;&amp;[.K86]&amp;&quot; &quot;&amp;[.L86]&amp;&quot;, &quot;&amp;[.M86]&amp;&quot; &quot;&amp;[.N86]&amp;&quot;)&quot;" office:value-type="string" office:string-value="  getMessagePermutation( ,  )" calcext:value-type="string">
            <text:p><text:s text:c="2"/>getMessagePermutation( , <text:s/>)</text:p>
          </table:table-cell>
          <table:table-cell table:style-name="ce2" table:formula="of:= [.H86]&amp;&quot; &quot;&amp;[.I86]&amp;&quot; &quot;&amp;[.E86]&amp;&quot;(&quot;&amp;[.K86]&amp;&quot; &quot;&amp;[.L86]&amp;&quot;, &quot;&amp;[.M86]&amp;&quot; &quot;&amp;[.N86]&amp;&quot;, &quot;&amp;[.O86]&amp;&quot; &quot;&amp;[.P86]&amp;&quot;)&quot;" office:value-type="string" office:string-value="  getMessagePermutation( ,  ,  )" calcext:value-type="string">
            <text:p><text:s text:c="2"/>getMessagePermutation( , <text:s/>, <text:s/>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MessagePermutation</text:p>
          </table:table-cell>
          <table:table-cell table:number-columns-repeated="11"/>
          <table:table-cell table:style-name="Default" table:formula="of:= [.H87]&amp;&quot; &quot;&amp;[.I87]&amp;&quot; &quot;&amp;[.E87]&amp;&quot;(&quot;&amp;&quot;)&quot;" office:value-type="string" office:string-value="  setMessagePermutation()" calcext:value-type="string">
            <text:p><text:s text:c="2"/>setMessagePermutation()</text:p>
          </table:table-cell>
          <table:table-cell table:formula="of:= [.H87]&amp;&quot; &quot;&amp;[.I87]&amp;&quot; &quot;&amp;[.E87]&amp;&quot;(&quot;&amp;[.K87]&amp;&quot; &quot;&amp;[.L87]&amp;&quot;)&quot;" office:value-type="string" office:string-value="  setMessagePermutation( )" calcext:value-type="string">
            <text:p><text:s text:c="2"/>setMessagePermutation( )</text:p>
          </table:table-cell>
          <table:table-cell table:style-name="ce2" table:formula="of:= [.H87]&amp;&quot; &quot;&amp;[.I87]&amp;&quot; &quot;&amp;[.E87]&amp;&quot;(&quot;&amp;[.K87]&amp;&quot; &quot;&amp;[.L87]&amp;&quot;, &quot;&amp;[.M87]&amp;&quot; &quot;&amp;[.N87]&amp;&quot;)&quot;" office:value-type="string" office:string-value="  setMessagePermutation( ,  )" calcext:value-type="string">
            <text:p><text:s text:c="2"/>setMessagePermutation( , <text:s/>)</text:p>
          </table:table-cell>
          <table:table-cell table:style-name="ce2" table:formula="of:= [.H87]&amp;&quot; &quot;&amp;[.I87]&amp;&quot; &quot;&amp;[.E87]&amp;&quot;(&quot;&amp;[.K87]&amp;&quot; &quot;&amp;[.L87]&amp;&quot;, &quot;&amp;[.M87]&amp;&quot; &quot;&amp;[.N87]&amp;&quot;, &quot;&amp;[.O87]&amp;&quot; &quot;&amp;[.P87]&amp;&quot;)&quot;" office:value-type="string" office:string-value="  setMessagePermutation( ,  ,  )" calcext:value-type="string">
            <text:p><text:s text:c="2"/>setMessagePermutation( 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88]&amp;&quot; &quot;&amp;[.I88]&amp;&quot; &quot;&amp;[.E88]&amp;&quot;(&quot;&amp;&quot;)&quot;" office:value-type="string" office:string-value="  ()" calcext:value-type="string">
            <text:p><text:s text:c="2"/>()</text:p>
          </table:table-cell>
          <table:table-cell table:formula="of:= [.H88]&amp;&quot; &quot;&amp;[.I88]&amp;&quot; &quot;&amp;[.E88]&amp;&quot;(&quot;&amp;[.K88]&amp;&quot; &quot;&amp;[.L88]&amp;&quot;)&quot;" office:value-type="string" office:string-value="  ( )" calcext:value-type="string">
            <text:p><text:s text:c="2"/>( )</text:p>
          </table:table-cell>
          <table:table-cell table:style-name="ce2" table:formula="of:= [.H88]&amp;&quot; &quot;&amp;[.I88]&amp;&quot; &quot;&amp;[.E88]&amp;&quot;(&quot;&amp;[.K88]&amp;&quot; &quot;&amp;[.L88]&amp;&quot;, &quot;&amp;[.M88]&amp;&quot; &quot;&amp;[.N88]&amp;&quot;)&quot;" office:value-type="string" office:string-value="  ( ,  )" calcext:value-type="string">
            <text:p><text:s text:c="2"/>( , <text:s/>)</text:p>
          </table:table-cell>
          <table:table-cell table:style-name="ce2" table:formula="of:= [.H88]&amp;&quot; &quot;&amp;[.I88]&amp;&quot; &quot;&amp;[.E88]&amp;&quot;(&quot;&amp;[.K88]&amp;&quot; &quot;&amp;[.L88]&amp;&quot;, &quot;&amp;[.M88]&amp;&quot; &quot;&amp;[.N88]&amp;&quot;, &quot;&amp;[.O88]&amp;&quot; &quot;&amp;[.P88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/>
          <table:table-cell office:value-type="string" calcext:value-type="string">
            <text:p>Les trois</text:p>
          </table:table-cell>
          <table:table-cell table:number-columns-repeated="14"/>
          <table:table-cell table:style-name="Default" table:formula="of:= [.H89]&amp;&quot; &quot;&amp;[.I89]&amp;&quot; &quot;&amp;[.E89]&amp;&quot;(&quot;&amp;&quot;)&quot;" office:value-type="string" office:string-value="  ()" calcext:value-type="string">
            <text:p><text:s text:c="2"/>()</text:p>
          </table:table-cell>
          <table:table-cell table:formula="of:= [.H89]&amp;&quot; &quot;&amp;[.I89]&amp;&quot; &quot;&amp;[.E89]&amp;&quot;(&quot;&amp;[.K89]&amp;&quot; &quot;&amp;[.L89]&amp;&quot;)&quot;" office:value-type="string" office:string-value="  ( )" calcext:value-type="string">
            <text:p><text:s text:c="2"/>( )</text:p>
          </table:table-cell>
          <table:table-cell table:style-name="ce2" table:formula="of:= [.H89]&amp;&quot; &quot;&amp;[.I89]&amp;&quot; &quot;&amp;[.E89]&amp;&quot;(&quot;&amp;[.K89]&amp;&quot; &quot;&amp;[.L89]&amp;&quot;, &quot;&amp;[.M89]&amp;&quot; &quot;&amp;[.N89]&amp;&quot;)&quot;" office:value-type="string" office:string-value="  ( ,  )" calcext:value-type="string">
            <text:p><text:s text:c="2"/>( , <text:s/>)</text:p>
          </table:table-cell>
          <table:table-cell table:style-name="ce2" table:formula="of:= [.H89]&amp;&quot; &quot;&amp;[.I89]&amp;&quot; &quot;&amp;[.E89]&amp;&quot;(&quot;&amp;[.K89]&amp;&quot; &quot;&amp;[.L89]&amp;&quot;, &quot;&amp;[.M89]&amp;&quot; &quot;&amp;[.N89]&amp;&quot;, &quot;&amp;[.O89]&amp;&quot; &quot;&amp;[.P89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affichageMenu</text:p>
          </table:table-cell>
          <table:table-cell office:value-type="string" calcext:value-type="string">
            <text:p>� coder</text:p>
          </table:table-cell>
          <table:table-cell office:value-type="string" calcext:value-type="string">
            <text:p>permet de choisir entre JOUER (TICTACTOE ou Morpion ou Forme ou Permutation ou Retour) ou REGLES - peut etre static Adrien ne sait pas</text:p>
          </table:table-cell>
          <table:table-cell table:number-columns-repeated="9"/>
          <table:table-cell table:style-name="Default" table:formula="of:= [.H90]&amp;&quot; &quot;&amp;[.I90]&amp;&quot; &quot;&amp;[.E90]&amp;&quot;(&quot;&amp;&quot;)&quot;" office:value-type="string" office:string-value="  affichageMenu()" calcext:value-type="string">
            <text:p><text:s text:c="2"/>affichageMenu()</text:p>
          </table:table-cell>
          <table:table-cell table:formula="of:= [.H90]&amp;&quot; &quot;&amp;[.I90]&amp;&quot; &quot;&amp;[.E90]&amp;&quot;(&quot;&amp;[.K90]&amp;&quot; &quot;&amp;[.L90]&amp;&quot;)&quot;" office:value-type="string" office:string-value="  affichageMenu( )" calcext:value-type="string">
            <text:p><text:s text:c="2"/>affichageMenu( )</text:p>
          </table:table-cell>
          <table:table-cell table:style-name="ce2" table:formula="of:= [.H90]&amp;&quot; &quot;&amp;[.I90]&amp;&quot; &quot;&amp;[.E90]&amp;&quot;(&quot;&amp;[.K90]&amp;&quot; &quot;&amp;[.L90]&amp;&quot;, &quot;&amp;[.M90]&amp;&quot; &quot;&amp;[.N90]&amp;&quot;)&quot;" office:value-type="string" office:string-value="  affichageMenu( ,  )" calcext:value-type="string">
            <text:p><text:s text:c="2"/>affichageMenu( , <text:s/>)</text:p>
          </table:table-cell>
          <table:table-cell table:style-name="ce2" table:formula="of:= [.H90]&amp;&quot; &quot;&amp;[.I90]&amp;&quot; &quot;&amp;[.E90]&amp;&quot;(&quot;&amp;[.K90]&amp;&quot; &quot;&amp;[.L90]&amp;&quot;, &quot;&amp;[.M90]&amp;&quot; &quot;&amp;[.N90]&amp;&quot;, &quot;&amp;[.O90]&amp;&quot; &quot;&amp;[.P90]&amp;&quot;)&quot;" office:value-type="string" office:string-value="  affichageMenu( ,  ,  )" calcext:value-type="string">
            <text:p><text:s text:c="2"/>affichageMenu( , <text:s/>, <text:s/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1. Accueil 2. Regles 3. Jouer <text:s/>1. Retour <text:s/>2. MORPION <text:s text:c="2"/>+ Determiner taille grille <text:s text:c="3"/>+ largeur <text:s text:c="4"/>+ longueur <text:s text:c="2"/>+ Determiner nombre de jeton à aligner <text:s text:c="2"/>3. TIC TAC TOE <text:s text:c="3"/>+ Determiner taille grille <text:s text:c="3"/>+ largeur <text:s text:c="4"/>+ longueur <text:s text:c="2"/>+ Determiner nombre de jeton à aligner <text:s text:c="2"/>+ Joueur nom saisie <text:s/>4. Bazar <text:s text:c="2"/>+ Determiner taille grille <text:s text:c="3"/>+ largeur <text:s text:c="4"/>+ longueur <text:s text:c="2"/>+ Joueur nom saisie <text:s text:c="4"/>+ choix forme <text:s text:c="3"/>+ joueur1.forme choix + phrase memoi <text:s text:c="3"/>+ commune ? <text:s text:c="4"/>+ si oui -&gt; joueur1.forme = joueur2.forme <text:s text:c="4"/>+ si non -&gt; joueur2.forme choix + phrase memo <text:s text:c="2"/>+ choix jeu <text:s text:c="3"/>1. normale <text:s text:c="3"/>2. permutation </text:p>
          </table:table-cell>
          <table:table-cell table:number-columns-repeated="9"/>
          <table:table-cell table:style-name="Default" table:formula="of:= [.H91]&amp;&quot; &quot;&amp;[.I91]&amp;&quot; &quot;&amp;[.E91]&amp;&quot;(&quot;&amp;&quot;)&quot;" office:value-type="string" office:string-value="  ()" calcext:value-type="string">
            <text:p><text:s text:c="2"/>()</text:p>
          </table:table-cell>
          <table:table-cell table:formula="of:= [.H91]&amp;&quot; &quot;&amp;[.I91]&amp;&quot; &quot;&amp;[.E91]&amp;&quot;(&quot;&amp;[.K91]&amp;&quot; &quot;&amp;[.L91]&amp;&quot;)&quot;" office:value-type="string" office:string-value="  ( )" calcext:value-type="string">
            <text:p><text:s text:c="2"/>( )</text:p>
          </table:table-cell>
          <table:table-cell table:style-name="ce2" table:formula="of:= [.H91]&amp;&quot; &quot;&amp;[.I91]&amp;&quot; &quot;&amp;[.E91]&amp;&quot;(&quot;&amp;[.K91]&amp;&quot; &quot;&amp;[.L91]&amp;&quot;, &quot;&amp;[.M91]&amp;&quot; &quot;&amp;[.N91]&amp;&quot;)&quot;" office:value-type="string" office:string-value="  ( ,  )" calcext:value-type="string">
            <text:p><text:s text:c="2"/>( , <text:s/>)</text:p>
          </table:table-cell>
          <table:table-cell table:style-name="ce2" table:formula="of:= [.H91]&amp;&quot; &quot;&amp;[.I91]&amp;&quot; &quot;&amp;[.E91]&amp;&quot;(&quot;&amp;[.K91]&amp;&quot; &quot;&amp;[.L91]&amp;&quot;, &quot;&amp;[.M91]&amp;&quot; &quot;&amp;[.N91]&amp;&quot;, &quot;&amp;[.O91]&amp;&quot; &quot;&amp;[.P91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>
          <table:table-cell table:number-columns-repeated="16"/>
          <table:table-cell table:style-name="Default" table:formula="of:= [.H92]&amp;&quot; &quot;&amp;[.I92]&amp;&quot; &quot;&amp;[.E92]&amp;&quot;(&quot;&amp;&quot;)&quot;" office:value-type="string" office:string-value="  ()" calcext:value-type="string">
            <text:p><text:s text:c="2"/>()</text:p>
          </table:table-cell>
          <table:table-cell table:formula="of:= [.H92]&amp;&quot; &quot;&amp;[.I92]&amp;&quot; &quot;&amp;[.E92]&amp;&quot;(&quot;&amp;[.K92]&amp;&quot; &quot;&amp;[.L92]&amp;&quot;)&quot;" office:value-type="string" office:string-value="  ( )" calcext:value-type="string">
            <text:p><text:s text:c="2"/>( )</text:p>
          </table:table-cell>
          <table:table-cell table:style-name="ce2" table:formula="of:= [.H92]&amp;&quot; &quot;&amp;[.I92]&amp;&quot; &quot;&amp;[.E92]&amp;&quot;(&quot;&amp;[.K92]&amp;&quot; &quot;&amp;[.L92]&amp;&quot;, &quot;&amp;[.M92]&amp;&quot; &quot;&amp;[.N92]&amp;&quot;)&quot;" office:value-type="string" office:string-value="  ( ,  )" calcext:value-type="string">
            <text:p><text:s text:c="2"/>( , <text:s/>)</text:p>
          </table:table-cell>
          <table:table-cell table:style-name="ce2" table:formula="of:= [.H92]&amp;&quot; &quot;&amp;[.I92]&amp;&quot; &quot;&amp;[.E92]&amp;&quot;(&quot;&amp;[.K92]&amp;&quot; &quot;&amp;[.L92]&amp;&quot;, &quot;&amp;[.M92]&amp;&quot; &quot;&amp;[.N92]&amp;&quot;, &quot;&amp;[.O92]&amp;&quot; &quot;&amp;[.P92]&amp;&quot;)&quot;" office:value-type="string" office:string-value="  ( ,  ,  )" calcext:value-type="string">
            <text:p><text:s text:c="2"/>( , <text:s/>, <text:s/>)</text:p>
          </table:table-cell>
        </table:table-row>
        <table:table-row table:style-name="ro1" table:number-rows-repeated="104848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8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2T16:50:12.804386557</dc:date>
    <meta:editing-duration>PT11M59S</meta:editing-duration>
    <meta:editing-cycles>2</meta:editing-cycles>
    <meta:generator>LibreOffice/6.0.7.3$Linux_X86_64 LibreOffice_project/00m0$Build-3</meta:generator>
    <meta:document-statistic meta:table-count="2" meta:cell-count="798" meta:object-count="0"/>
  </office:meta>
</office:document-meta>
</file>